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7.88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40.1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34.41mm"/>
    </style:style>
    <style:style style:name="co10" style:family="table-column">
      <style:table-column-properties fo:break-before="auto" style:column-width="123.35mm"/>
    </style:style>
    <style:style style:name="co11" style:family="table-column">
      <style:table-column-properties fo:break-before="auto" style:column-width="128.08mm"/>
    </style:style>
    <style:style style:name="co12" style:family="table-column">
      <style:table-column-properties fo:break-before="auto" style:column-width="24.85mm"/>
    </style:style>
    <style:style style:name="co13" style:family="table-column">
      <style:table-column-properties fo:break-before="auto" style:column-width="31.66mm"/>
    </style:style>
    <style:style style:name="co14" style:family="table-column">
      <style:table-column-properties fo:break-before="auto" style:column-width="19.42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129.89mm"/>
    </style:style>
    <style:style style:name="co18" style:family="table-column">
      <style:table-column-properties fo:break-before="auto" style:column-width="93.22mm"/>
    </style:style>
    <style:style style:name="co19" style:family="table-column">
      <style:table-column-properties fo:break-before="auto" style:column-width="24.04mm"/>
    </style:style>
    <style:style style:name="co20" style:family="table-column">
      <style:table-column-properties fo:break-before="auto" style:column-width="42.56mm"/>
    </style:style>
    <style:style style:name="co21" style:family="table-column">
      <style:table-column-properties fo:break-before="auto" style:column-width="22.6mm"/>
    </style:style>
    <style:style style:name="co22" style:family="table-column">
      <style:table-column-properties fo:break-before="auto" style:column-width="26.1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3.02mm" fo:break-before="auto" style:use-optimal-row-height="true"/>
    </style:style>
    <style:style style:name="ro3" style:family="table-row">
      <style:table-row-properties style:row-height="9.53mm" fo:break-before="auto" style:use-optimal-row-height="true"/>
    </style:style>
    <style:style style:name="ro4" style:family="table-row">
      <style:table-row-properties style:row-height="18.52mm" fo:break-before="auto" style:use-optimal-row-height="true"/>
    </style:style>
    <style:style style:name="ro5" style:family="table-row">
      <style:table-row-properties style:row-height="27.52mm" fo:break-before="auto" style:use-optimal-row-height="true"/>
    </style:style>
    <style:style style:name="ro6" style:family="table-row">
      <style:table-row-properties style:row-height="14.02mm" fo:break-before="auto" style:use-optimal-row-height="true"/>
    </style:style>
    <style:style style:name="ro7" style:family="table-row">
      <style:table-row-properties style:row-height="22.9mm" fo:break-before="auto" style:use-optimal-row-height="true"/>
    </style:style>
    <style:style style:name="ro8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27.38mm" fo:break-before="auto" style:use-optimal-row-height="true"/>
    </style:style>
    <style:style style:name="ro10" style:family="table-row">
      <style:table-row-properties style:row-height="23.28mm" fo:break-before="auto" style:use-optimal-row-height="true"/>
    </style:style>
    <style:style style:name="ro11" style:family="table-row">
      <style:table-row-properties style:row-height="27.78mm" fo:break-before="auto" style:use-optimal-row-height="true"/>
    </style:style>
    <style:style style:name="ro12" style:family="table-row">
      <style:table-row-properties style:row-height="32.01mm" fo:break-before="auto" style:use-optimal-row-height="true"/>
    </style:style>
    <style:style style:name="ro13" style:family="table-row">
      <style:table-row-properties style:row-height="36.51mm" fo:break-before="auto" style:use-optimal-row-height="true"/>
    </style:style>
    <style:style style:name="ro14" style:family="table-row">
      <style:table-row-properties style:row-height="37.04mm" fo:break-before="auto" style:use-optimal-row-height="true"/>
    </style:style>
    <style:style style:name="ro15" style:family="table-row">
      <style:table-row-properties style:row-height="41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60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70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73" style:family="table-cell" style:parent-style-name="Default" style:data-style-name="N36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74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75" style:family="table-cell" style:parent-style-name="Default" style:data-style-name="N2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85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mm"/>
      <style:text-properties fo:font-size="12pt" style:font-size-asian="12pt" style:font-size-complex="12pt"/>
    </style:style>
    <style:style style:name="ce86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start" fo:margin-left="0mm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start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mm"/>
      <style:text-properties fo:font-size="12pt" style:font-size-asian="12pt" style:font-size-complex="12pt"/>
    </style:style>
    <style:style style:name="ce89" style:family="table-cell" style:parent-style-name="Default">
      <style:table-cell-properties fo:background-color="#000000" style:text-align-source="fix" style:repeat-content="false" fo:wrap-option="wrap" fo:border="0.06pt solid #666666" style:vertical-align="top"/>
      <style:paragraph-properties fo:text-align="start" fo:margin-left="0mm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top"/>
      <style:paragraph-properties fo:text-align="start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92" style:family="table-cell" style:parent-style-name="Default">
      <style:table-cell-properties fo:background-color="#000000" fo:border="0.06pt solid #666666" style:vertical-align="top"/>
      <style:text-properties fo:font-size="12pt" style:font-size-asian="12pt" style:font-size-complex="12pt"/>
    </style:style>
    <style:style style:name="ce93" style:family="table-cell" style:parent-style-name="Default">
      <style:table-cell-properties fo:background-color="#000000" fo:wrap-option="wrap" fo:border="0.06pt solid #666666" style:vertical-align="top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0.99pt double #666666" style:border-line-width-bottom="0.09mm 0.09mm 0.18mm" fo:background-color="#000000" fo:border-left="none" fo:border-right="none" fo:border-top="0.99pt double #666666" style:border-line-width-top="0.09mm 0.09mm 0.18mm" style:vertical-align="top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96" style:family="table-cell" style:parent-style-name="Default">
      <style:table-cell-properties fo:background-color="#000000" fo:border="0.06pt solid #666666" style:vertical-align="middle"/>
      <style:text-properties fo:font-size="12pt" style:font-size-asian="12pt" style:font-size-complex="12pt"/>
    </style:style>
    <style:style style:name="ce97" style:family="table-cell" style:parent-style-name="Default">
      <style:table-cell-properties fo:background-color="#000000" fo:wrap-option="wrap" fo:border="0.06pt solid #666666" style:vertical-align="middle"/>
      <style:text-properties fo:font-size="12pt" style:font-size-asian="12pt" style:font-size-complex="12pt"/>
    </style:style>
    <style:style style:name="ce98" style:family="table-cell" style:parent-style-name="Default">
      <style:text-properties fo:font-weight="normal" style:font-weight-asian="normal" style:font-weight-complex="normal"/>
    </style:style>
    <style:style style:name="ce99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 style:vertical-align="middle"/>
      <style:paragraph-properties fo:text-align="center" fo:margin-left="0mm"/>
      <style:text-properties fo:color="#eeeeee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center" fo:margin-left="0mm"/>
      <style:text-properties fo:color="#eeeeee" fo:font-size="12pt" fo:font-weight="normal" style:font-size-asian="12pt" style:font-weight-asian="normal" style:font-size-complex="12pt" style:font-weight-complex="normal"/>
    </style:style>
    <style:style style:name="ce101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start" fo:margin-left="0mm"/>
      <style:text-properties fo:color="#eeeeee" fo:font-size="12pt" fo:font-weight="normal" style:font-size-asian="12pt" style:font-weight-asian="normal" style:font-size-complex="12pt" style:font-weight-complex="normal"/>
    </style:style>
    <style:style style:name="ce102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3.53m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top"/>
      <style:paragraph-properties fo:text-align="start" fo:margin-left="0mm"/>
      <style:text-properties fo:color="#eeeeee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 style:data-style-name="N36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65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draw:stroke="none" draw:fill="solid" draw:fill-color="#000000" draw:textarea-horizontal-align="center" draw:textarea-vertical-align="middle" draw:ole-draw-aspect="1"/>
    </style:style>
    <style:style style:name="P1" style:family="paragraph">
      <loext:graphic-properties draw:fill="solid" draw:fill-color="#000000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lgorithm_Problems_log" table:style-name="ta1"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74"/>
        <table:table-column table:style-name="co8" table:default-cell-style-name="ce60"/>
        <table:table-column table:style-name="co9" table:default-cell-style-name="ce85"/>
        <table:table-column table:style-name="co10" table:default-cell-style-name="ce88"/>
        <table:table-column table:style-name="co11" table:default-cell-style-name="ce92"/>
        <table:table-column table:style-name="co12" table:default-cell-style-name="ce96"/>
        <table:table-column table:style-name="co8" table:number-columns-repeated="1005" table:default-cell-style-name="ce96"/>
        <table:table-column table:style-name="co8" table:number-columns-repeated="6" table:default-cell-style-name="Default"/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Dat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ubjects</text:p>
          </table:table-cell>
          <table:table-cell table:style-name="ce2" office:value-type="string" calcext:value-type="string">
            <text:p>Pattern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Next</text:p>
          </table:table-cell>
          <table:table-cell table:style-name="ce15" office:value-type="string" calcext:value-type="string">
            <text:p>Stuggles</text:p>
          </table:table-cell>
          <table:table-cell table:style-name="ce84" office:value-type="string" calcext:value-type="string">
            <text:p>How to improve</text:p>
          </table:table-cell>
          <table:table-cell table:style-name="ce26" office:value-type="string" calcext:value-type="string">
            <text:p>Good</text:p>
          </table:table-cell>
          <table:table-cell table:style-name="ce32" office:value-type="string" calcext:value-type="string">
            <text:p>To_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2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2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2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2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2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2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2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2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2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2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3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3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3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3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3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3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3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3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3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3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4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4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4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4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4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4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4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4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4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4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5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5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5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5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5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5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5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5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5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5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6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6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6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6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6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6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6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6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6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6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7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7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7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7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7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7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7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7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7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7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8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8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8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8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8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8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8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8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8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8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9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9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9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9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9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9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9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9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LC-answer query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9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9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0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0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0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0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0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0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0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0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644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12" calcext:value-type="date">
            <text:p>2020-10-12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08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44. Maximum Average Subarray II:</text:p>
            <text:p/>
            <text:p>- I came up with O(n^2) solution in 33 minutes but it wasn’t accepted</text:p>
            <text:p>- Too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64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12" calcext:value-type="date">
            <text:p>2020-10-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liding-Window</text:p>
          </table:table-cell>
          <table:table-cell table:formula="of:= 10 - ([.$E109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643. Maximum Average Subarray I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39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12" calcext:value-type="date">
            <text:p>2020-10-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ing</text:p>
          </table:table-cell>
          <table:table-cell table:formula="of:= 10 - ([.$E110] - 20)/4" office:value-type="float" office:value="11" calcext:value-type="float">
            <text:p>11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99. Count Largest Group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42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12" calcext:value-type="date">
            <text:p>2020-10-1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ing</text:p>
          </table:table-cell>
          <table:table-cell table:formula="of:= 10 - ([.$E111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24. Diagonal Traverse II:</text:p>
            <text:p/>
            <text:p>- I’m still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35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12" calcext:value-type="date">
            <text:p>2020-10-1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112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52. Product of the Last K Numbers:</text:p>
            <text:p/>
            <text:p>- I didn’t see the DP approach</text:p>
            <text:p>- Too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49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12" calcext:value-type="date">
            <text:p>2020-10-1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13] - 20)/4" office:value-type="float" office:value="1.75" calcext:value-type="float">
            <text:p>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8. Diagonal Traverse:</text:p>
            <text:p/>
            <text:p>- Too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31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11" calcext:value-type="date">
            <text:p>2020-10-11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  <text:p>Stack</text:p>
          </table:table-cell>
          <table:table-cell table:formula="of:= 10 - ([.$E114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16. Remove Duplicate Letters:</text:p>
            <text:p/>
            <text:p>- I wasn’t able to come up with a solution</text:p>
            <text:p/>
          </table:table-cell>
          <table:table-cell table:style-name="ce84" office:value-type="string" calcext:value-type="string">
            <text:p/>
            <text:p>- More greedy problems</text:p>
          </table:table-cell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480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11" calcext:value-type="date">
            <text:p>2020-10-1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Heaps</text:p>
            <text:p>Sorting</text:p>
          </table:table-cell>
          <table:table-cell table:formula="of:= 10 - ([.$E115] - 20)/4" office:value-type="float" office:value="4.75" calcext:value-type="float">
            <text:p>4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80. Sliding Window Median:</text:p>
            <text:p/>
            <text:p>- I jumped into the solution too quickly</text:p>
            <text:p>- I found out that my solution is wrong after 30 minutes</text:p>
            <text:p/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45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10" calcext:value-type="date">
            <text:p>2020-10-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116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52. Minimum Number of Arrows to Burst Balloons:</text:p>
            <text:p/>
            <text:p>- I didn’t see a key case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46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10" calcext:value-type="date">
            <text:p>2020-10-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17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60. Make Two Arrays Equal by Reversing Sub-arrays:</text:p>
            <text:p/>
            <text:p>- I didn’t see the complexity behind this problem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FC-1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10" calcext:value-type="date">
            <text:p>2020-10-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Heaps</text:p>
          </table:table-cell>
          <table:table-cell table:formula="of:= 10 - ([.$E118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FC-14. Largest Triple Products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29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10" calcext:value-type="date">
            <text:p>2020-10-1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Heaps</text:p>
          </table:table-cell>
          <table:table-cell table:formula="of:= 10 - ([.$E119] - 20)/4" office:value-type="float" office:value="4.5" calcext:value-type="float">
            <text:p>4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95. Find Median from Data Stream:</text:p>
            <text:p/>
            <text:p>- To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FC-2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10" calcext:value-type="date">
            <text:p>2020-10-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120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FC-26. Above-Average Subarrays:</text:p>
            <text:p/>
            <text:p>- My first thought was a naive approach but I wasted all my time trying</text:p>
            <text:p>To find a better approach</text:p>
            <text:p/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34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10" calcext:value-type="date">
            <text:p>2020-10-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liding-Window</text:p>
          </table:table-cell>
          <table:table-cell table:formula="of:= 10 - ([.$E121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43. Number of Sub-arrays of Size K and Average &gt;= Threshold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FC-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10" calcext:value-type="date">
            <text:p>2020-10-1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22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FC-2. Passing Yearbooks:</text:p>
            <text:p/>
            <text:p>- Too slow</text:p>
            <text:p>- confused with indexes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93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7" calcext:value-type="date">
            <text:p>2020-10-0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</table:table-cell>
          <table:table-cell table:formula="of:= 10 - ([.$E123] - 20)/4" office:value-type="float" office:value="5.25" calcext:value-type="float">
            <text:p>5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34. Shortest Bridge:</text:p>
            <text:p/>
            <text:p>- It wasn’t the efficient solution but close</text:p>
            <text:p>- I was too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93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7" calcext:value-type="date">
            <text:p>2020-10-0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ree</text:p>
            <text:p>BST</text:p>
          </table:table-cell>
          <table:table-cell table:style-name="ce1" office:value-type="string" calcext:value-type="string">
            <text:p>DFS</text:p>
          </table:table-cell>
          <table:table-cell table:formula="of:= 10 - ([.$E124] - 20)/4" office:value-type="float" office:value="12.25" calcext:value-type="float">
            <text:p>12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38. Range Sum of BST:</text:p>
            <text:p/>
            <text:p>- Slow</text:p>
            <text:p/>
          </table:table-cell>
          <table:table-cell table:style-name="ce84" office:value-type="string" calcext:value-type="string">
            <text:p/>
            <text:p>- More problem on BSTs</text:p>
          </table:table-cell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694 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7" calcext:value-type="date">
            <text:p>2020-10-0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formula="of:= 10 - ([.$E125] - 20)/4" office:value-type="float" office:value="1.25" calcext:value-type="float">
            <text:p>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94. Number of Distinct Islands:  </text:p>
            <text:p/>
            <text:p>- Too slow!  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52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6" calcext:value-type="date">
            <text:p>2020-10-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andom</text:p>
          </table:table-cell>
          <table:table-cell table:formula="of:= 10 - ([.$E126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28. Random Pick with Weight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39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6" calcext:value-type="date">
            <text:p>2020-10-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andom</text:p>
          </table:table-cell>
          <table:table-cell table:formula="of:= 10 - ([.$E127] - 20)/4" office:value-type="float" office:value="13.25" calcext:value-type="float">
            <text:p>13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98. Random Pick Index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40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6" calcext:value-type="date">
            <text:p>2020-10-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Bitwise</text:p>
          </table:table-cell>
          <table:table-cell table:formula="of:= 10 - ([.$E128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05. Convert a Number to Hexadecimal:</text:p>
            <text:p/>
            <text:p>- I struggled with 2’s complement of a negative number</text:p>
            <text:p/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58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6" calcext:value-type="date">
            <text:p>2020-10-0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29] - 20)/4" office:value-type="float" office:value="1.25" calcext:value-type="float">
            <text:p>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8. Read N Characters Given Read4 II - Call multiple times:</text:p>
            <text:p/>
            <text:p>- To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381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6" calcext:value-type="date">
            <text:p>2020-10-0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30] - 20)/4" office:value-type="float" office:value="8" calcext:value-type="float">
            <text:p>8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81. Insert Delete GetRandom O(1) - Duplicates allowed:</text:p>
            <text:p/>
            <text:p>- Too slow!</text:p>
            <text:p>- I missed a key  case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38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6" calcext:value-type="date">
            <text:p>2020-10-0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31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80. Insert Delete GetRandom O(1):</text:p>
            <text:p/>
            <text:p>-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54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6" calcext:value-type="date">
            <text:p>2020-10-0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2] - 20)/4" office:value-type="float" office:value="3" calcext:value-type="float">
            <text:p>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4. Find Minimum in Rotated Sorted Array II:</text:p>
            <text:p/>
            <text:p>- Too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5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6" calcext:value-type="date">
            <text:p>2020-10-0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3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3. Find Minimum in Rotated Sorted Array:</text:p>
            <text:p/>
            <text:p>- Too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6">
          <table:table-cell table:style-name="ce1" office:value-type="string" calcext:value-type="string">
            <text:p>LC-37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6" calcext:value-type="date">
            <text:p>2020-10-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4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74. Guess Number Higher or Lower:</text:p>
            <text:p/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3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6" calcext:value-type="date">
            <text:p>2020-10-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5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4. Find First and Last Position of Element in Sorted Array:</text:p>
            <text:p/>
            <text:p>- Jumped into the implementatin too early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3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6" calcext:value-type="date">
            <text:p>2020-10-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6] - 20)/4" office:value-type="float" office:value="14" calcext:value-type="float">
            <text:p>14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5. Search Insert Position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70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5" calcext:value-type="date">
            <text:p>2020-10-0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7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2. Search in a Sorted Array of Unknown Size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8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5" calcext:value-type="date">
            <text:p>2020-10-0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8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1. Search in Rotated Sorted Array II:</text:p>
            <text:p/>
            <text:p>- I am still too slow!</text:p>
            <text:p/>
          </table:table-cell>
          <table:table-cell table:style-name="ce84" office:value-type="string" calcext:value-type="string">
            <text:p/>
            <text:p>- More Binary Search</text:p>
          </table:table-cell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3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5" calcext:value-type="date">
            <text:p>2020-10-0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9] - 20)/4" office:value-type="float" office:value="2.25" calcext:value-type="float">
            <text:p>2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3. Search in Rotated Sorted Array:</text:p>
            <text:p/>
            <text:p>- Too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6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5" calcext:value-type="date">
            <text:p>2020-10-0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string" calcext:value-type="string">
            <text:p>Math</text:p>
          </table:table-cell>
          <table:table-cell table:formula="of:= 10 - ([.$E140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66. Fraction to Recurring Decimal</text:p>
            <text:p/>
            <text:p>- Too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6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4" calcext:value-type="date">
            <text:p>2020-10-04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string" calcext:value-type="string">
            <text:p>Math</text:p>
          </table:table-cell>
          <table:table-cell table:formula="of:= 10 - ([.$E141] - 20)/4" office:value-type="float" office:value="-2.75" calcext:value-type="float">
            <text:p>-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66. Fraction to Recurring Decimal</text:p>
            <text:p/>
            <text:p>- Too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28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4" calcext:value-type="date">
            <text:p>2020-10-0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142] - 20)/4" office:value-type="float" office:value="7" calcext:value-type="float">
            <text:p>7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88. Remove Covered Intervals:</text:p>
            <text:p/>
            <text:p>- Too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639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4" calcext:value-type="date">
            <text:p>2020-10-0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143] - 20)/4" office:value-type="float" office:value="3.5" calcext:value-type="float">
            <text:p>3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39. Decode Ways II:</text:p>
            <text:p/>
            <text:p>- Too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036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4" calcext:value-type="date">
            <text:p>2020-10-0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FS</text:p>
          </table:table-cell>
          <table:table-cell table:formula="of:= 10 - ([.$E144] - 20)/4" office:value-type="float" office:value="3.5" calcext:value-type="float">
            <text:p>3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36. Escape a Large Maze:</text:p>
            <text:p/>
            <text:p>- Too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5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3" calcext:value-type="date">
            <text:p>2020-10-0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45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41. Minimum Insertions to Balance a Parentheses String:</text:p>
            <text:p/>
            <text:p>- Slow!</text:p>
            <text:p/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9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3" calcext:value-type="date">
            <text:p>2020-10-0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  <text:p>Backtracking</text:p>
          </table:table-cell>
          <table:table-cell table:formula="of:= 10 - ([.$E146] - 20)/4" office:value-type="float" office:value="1.5" calcext:value-type="float">
            <text:p>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1. Decode Ways:</text:p>
            <text:p/>
            <text:p>- My first idea was a backtracking solution: not efficient</text:p>
            <text:p>- I didn’t see memoization with the recursion</text:p>
            <text:p>- I didn’t see the DP solution</text:p>
            <text:p/>
          </table:table-cell>
          <table:table-cell table:style-name="ce84" office:value-type="string" calcext:value-type="string">
            <text:p/>
            <text:p/>
            <text:p>- More DP (distinct ways) problems</text:p>
            <text:p>- More recursion + Memoization</text:p>
            <text:p/>
          </table:table-cell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84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3" calcext:value-type="date">
            <text:p>2020-10-0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147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48. Shifting Letters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85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3" calcext:value-type="date">
            <text:p>2020-10-0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48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56. Score of Parentheses:</text:p>
            <text:p/>
            <text:p>-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53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3" calcext:value-type="date">
            <text:p>2020-10-0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49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32. K-diff Pairs in an Array:</text:p>
            <text:p/>
            <text:p>-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9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2" calcext:value-type="date">
            <text:p>2020-10-0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50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3. Restore IP Addresses:</text:p>
            <text:p/>
            <text:p>-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7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2" calcext:value-type="date">
            <text:p>2020-10-0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51] - 20)/4" office:value-type="float" office:value="11" calcext:value-type="float">
            <text:p>11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1. Simplify Path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6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2" calcext:value-type="date">
            <text:p>2020-10-0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152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5. Valid Number:</text:p>
            <text:p/>
            <text:p>- Too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3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2" calcext:value-type="date">
            <text:p>2020-10-0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/BFS</text:p>
          </table:table-cell>
          <table:table-cell table:formula="of:= 10 - ([.$E153] - 20)/4" office:value-type="float" office:value="9.75" calcext:value-type="float">
            <text:p>9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0. Surrounded Regions:</text:p>
            <text:p/>
            <text:p>-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273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1" calcext:value-type="date">
            <text:p>2020-10-0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154] - 20)/4" office:value-type="float" office:value="1.5" calcext:value-type="float">
            <text:p>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3. Integer to English Words:</text:p>
            <text:p/>
            <text:p>- Too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27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1" calcext:value-type="date">
            <text:p>2020-10-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55] - 20)/4" office:value-type="float" office:value="13.25" calcext:value-type="float">
            <text:p>13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8. First Bad Version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301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1" calcext:value-type="date">
            <text:p>2020-10-01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56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01. Remove Invalid Parentheses:</text:p>
            <text:p/>
            <text:p>- I wasn’t able to pass all test cases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24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1" calcext:value-type="date">
            <text:p>2020-10-0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57] - 20)/4" office:value-type="float" office:value="10" calcext:value-type="float">
            <text:p>1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49. Minimum Remove to Make Valid Parentheses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6">
          <table:table-cell table:style-name="ce1" office:value-type="string" calcext:value-type="string">
            <text:p>LC-69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1" calcext:value-type="date">
            <text:p>2020-10-0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/BFS</text:p>
          </table:table-cell>
          <table:table-cell table:formula="of:= 10 - ([.$E158] - 20)/4" office:value-type="float" office:value="11.5" calcext:value-type="float">
            <text:p>11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695. Max Area of Island:</text:p>
            <text:p/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218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1" calcext:value-type="date">
            <text:p>2020-10-01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ivide-Conquer</text:p>
          </table:table-cell>
          <table:table-cell table:formula="of:= 10 - ([.$E159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8. The Skyline Problem:</text:p>
            <text:p/>
            <text:p>- I started with an iterative solution (it has too edge cases)</text:p>
            <text:p>- I wasn’t able to come up with a solution after 60 mn</text:p>
            <text:p/>
          </table:table-cell>
          <table:table-cell table:style-name="ce84" office:value-type="string" calcext:value-type="string">
            <text:p/>
            <text:p>- More Divide-and-Conquer problems</text:p>
          </table:table-cell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62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1" calcext:value-type="date">
            <text:p>2020-10-0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60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24. Maximum Distance in Arrays:  </text:p>
            <text:p/>
            <text:p>- I jumped too early to the implementation</text:p>
            <text:p>- I missed an important information in the problem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93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1" calcext:value-type="date">
            <text:p>2020-10-0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Queue</text:p>
          </table:table-cell>
          <table:table-cell table:formula="of:= 10 - ([.$E161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33. Number of Recent Calls:</text:p>
            <text:p/>
            <text:p>- I jumped too early to the implementation</text:p>
            <text:p>- I didn’t take the time to test my idea</text:p>
            <text:p>- While the implementation, I tried 2 other ideas before I find the solut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42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  <text:p>Trie</text:p>
          </table:table-cell>
          <table:table-cell table:formula="of:= 10 - ([.$E162] - 20)/4" office:value-type="float" office:value="1.25" calcext:value-type="float">
            <text:p>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5. Word Squares:</text:p>
            <text:p/>
            <text:p>- Too slow to implement the trie</text:p>
            <text:p>- Too slow to implement the backtracking function</text:p>
            <text:p>- I struggled with the time/space complexity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42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63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2. Valid Word Square:</text:p>
            <text:p/>
            <text:p>- I jumped to soon to the implementation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20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8" calcext:value-type="date">
            <text:p>2020-09-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  <text:p>Union-Find</text:p>
          </table:table-cell>
          <table:table-cell table:formula="of:= 10 - ([.$E164] - 20)/4" office:value-type="float" office:value="11.25" calcext:value-type="float">
            <text:p>11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00. Number of Islands:</text:p>
            <text:p/>
            <text:p>- I didn’t think about Union-Find solution</text:p>
            <text:p/>
          </table:table-cell>
          <table:table-cell table:style-name="ce84"/>
          <table:table-cell table:style-name="ce22" office:value-type="string" calcext:value-type="string">
            <text:p/>
            <text:p>- It was an actual interview question: Alida</text:p>
            <text:p>- I talked about the space and time complexity</text:p>
            <text:p/>
          </table:table-cell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42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8" calcext:value-type="date">
            <text:p>2020-09-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ree</text:p>
            <text:p>BST</text:p>
            <text:p>Linked-List</text:p>
          </table:table-cell>
          <table:table-cell table:style-name="ce1" office:value-type="string" calcext:value-type="string">
            <text:p>DFS</text:p>
          </table:table-cell>
          <table:table-cell table:formula="of:= 10 - ([.$E165] - 20)/4" office:value-type="float" office:value="7.75" calcext:value-type="float">
            <text:p>7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6. Convert Binary Search Tree to Sorted Doubly Linked List:</text:p>
            <text:p/>
            <text:p>- Too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35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7" calcext:value-type="date">
            <text:p>2020-09-2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DP</text:p>
            <text:p>Math</text:p>
          </table:table-cell>
          <table:table-cell table:formula="of:= 10 - ([.$E166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57. Count Numbers with Unique Digits:</text:p>
            <text:p/>
            <text:p>- I came up with a math solution</text:p>
            <text:p>- Too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39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7" calcext:value-type="date">
            <text:p>2020-09-2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/BFS</text:p>
          </table:table-cell>
          <table:table-cell table:formula="of:= 10 - ([.$E167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99. Evaluate Division:</text:p>
            <text:p/>
            <text:p>- 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37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6" calcext:value-type="date">
            <text:p>2020-09-2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68] - 20)/4" office:value-type="float" office:value="2.75" calcext:value-type="float">
            <text:p>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7. Sudoku Solver:</text:p>
            <text:p/>
            <text:p>- I struggled to find the box_no from row no and col no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52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6" calcext:value-type="date">
            <text:p>2020-09-2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69] - 20)/4" office:value-type="float" office:value="13.25" calcext:value-type="float">
            <text:p>13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2. N-Queens II:</text:p>
            <text:p/>
            <text:p>- This time doesn’t reflect the truth since I just did LC-51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51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6" calcext:value-type="date">
            <text:p>2020-09-2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0] - 20)/4" office:value-type="float" office:value="3" calcext:value-type="float">
            <text:p>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1. N-Queens:</text:p>
            <text:p/>
            <text:p>- I struggled with the time complexity</text:p>
            <text:p>- Too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7">
          <table:table-cell table:style-name="ce1" office:value-type="string" calcext:value-type="string">
            <text:p>LC-2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6" calcext:value-type="date">
            <text:p>2020-09-2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ivide-Conquer</text:p>
          </table:table-cell>
          <table:table-cell table:formula="of:= 10 - ([.$E171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41. Different Ways to Add Parentheses:</text:p>
            <text:p/>
            <text:p>- I didn’t see the divide-and-conquer pattern</text:p>
            <text:p>- I tried to solve it with a backtracking approach</text:p>
            <text:p/>
          </table:table-cell>
          <table:table-cell table:style-name="ce84" office:value-type="string" calcext:value-type="string">
            <text:p/>
            <text:p>- More divide-and-conquer problems</text:p>
          </table:table-cell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49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6" calcext:value-type="date">
            <text:p>2020-09-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172] - 20)/4" office:value-type="float" office:value="7.75" calcext:value-type="float">
            <text:p>7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5. Teemo Attacking:</text:p>
            <text:p/>
            <text:p>- Too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7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5" calcext:value-type="date">
            <text:p>2020-09-25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orting</text:p>
          </table:table-cell>
          <table:table-cell table:formula="of:= 10 - ([.$E173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79. Largest Number:</text:p>
            <text:p/>
            <text:p>- Even though I was close, I was not able to come up with a solution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2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4" calcext:value-type="date">
            <text:p>2020-09-2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4] - 20)/4" office:value-type="float" office:value="8" calcext:value-type="float">
            <text:p>8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67. Palindrome Permutation II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32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4" calcext:value-type="date">
            <text:p>2020-09-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5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20. Generalized Abbreviation:</text:p>
            <text:p/>
            <text:p>- I struggled with a specific case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2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9-24" calcext:value-type="date">
            <text:p>2020-09-2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6] - 20)/4" office:value-type="float" office:value="11" calcext:value-type="float">
            <text:p>11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2. Generate Parentheses:</text:p>
            <text:p/>
            <text:p>- I wasn’t confortable with the complexity analysis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8">
          <table:table-cell table:style-name="ce1" office:value-type="string" calcext:value-type="string">
            <text:p>LC-38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4" calcext:value-type="date">
            <text:p>2020-09-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twise</text:p>
          </table:table-cell>
          <table:table-cell table:formula="of:= 10 - ([.$E177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389. Find the Difference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3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3" calcext:value-type="date">
            <text:p>2020-09-2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178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4. Gas Station:</text:p>
            <text:p/>
            <text:p>- I was close to the solution but wasn’t able to complete it</text:p>
            <text:p/>
          </table:table-cell>
          <table:table-cell table:style-name="ce84" office:value-type="string" calcext:value-type="string">
            <text:p/>
            <text:p>- More Greedy problems</text:p>
          </table:table-cell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78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2" calcext:value-type="date">
            <text:p>2020-09-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9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84. Letter Case Permutation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15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2" calcext:value-type="date">
            <text:p>2020-09-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80] - 20)/4" office:value-type="float" office:value="12.75" calcext:value-type="float">
            <text:p>12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150. Check If a Number Is Majority Element in a Sorted Array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6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2" calcext:value-type="date">
            <text:p>2020-09-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jority-Vote</text:p>
          </table:table-cell>
          <table:table-cell table:formula="of:= 10 - ([.$E181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69. Majority Element:</text:p>
            <text:p/>
          </table:table-cell>
          <table:table-cell table:style-name="ce84"/>
          <table:table-cell table:style-name="ce12" office:value-type="string" calcext:value-type="string">
            <text:p/>
            <text:p>- Much more better</text:p>
            <text:p/>
            <text:p/>
          </table:table-cell>
          <table:table-cell table:style-name="ce27" table:number-columns-repeated="1006"/>
          <table:table-cell table:style-name="ce98" table:number-columns-repeated="6"/>
        </table:table-row>
        <table:table-row table:style-name="ro7">
          <table:table-cell table:style-name="ce1" office:value-type="string" calcext:value-type="string">
            <text:p>LC-22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2" calcext:value-type="date">
            <text:p>2020-09-2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jority-Vote</text:p>
          </table:table-cell>
          <table:table-cell table:formula="of:= 10 - ([.$E182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29. Majority Element II:</text:p>
            <text:p/>
            <text:p>- I didn’t know Boyer-Moore Voting Algorithm</text:p>
            <text:p>- I needed to see the idea to implement the solution</text:p>
            <text:p/>
          </table:table-cell>
          <table:table-cell table:style-name="ce84"/>
          <table:table-cell table:style-name="ce1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7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2" calcext:value-type="date">
            <text:p>2020-09-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83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7. Combinations:</text:p>
            <text:p/>
            <text:p>- I struggled a little with time complexity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4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9-22" calcext:value-type="date">
            <text:p>2020-09-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84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6. Permutations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9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2" calcext:value-type="date">
            <text:p>2020-09-2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  <text:p>BFS</text:p>
          </table:table-cell>
          <table:table-cell table:formula="of:= 10 - ([.$E185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0. Subsets II:</text:p>
            <text:p/>
            <text:p>-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52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1" calcext:value-type="date">
            <text:p>2020-09-2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Math</text:p>
          </table:table-cell>
          <table:table-cell table:formula="of:= 10 - ([.$E186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23. Count Odd Numbers in an Interval Range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26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1" calcext:value-type="date">
            <text:p>2020-09-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87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66. Palindrome Permutation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7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9-21" calcext:value-type="date">
            <text:p>2020-09-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  <text:p>BFS</text:p>
          </table:table-cell>
          <table:table-cell table:formula="of:= 10 - ([.$E188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8. Subsets:</text:p>
            <text:p/>
            <text:p>- I stuggled to analyze the time and space complexities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0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0" calcext:value-type="date">
            <text:p>2020-09-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  <text:p>Bucket Sort</text:p>
          </table:table-cell>
          <table:table-cell table:formula="of:= 10 - ([.$E189] - 20)/4" office:value-type="float" office:value="9.25" calcext:value-type="float">
            <text:p>9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94. Car Pooling:</text:p>
            <text:p/>
            <text:p>- I came up with O(nlogn) solution with a heap</text:p>
            <text:p>- I didn’t notice the solution with bucket sort O(n)</text:p>
            <text:p/>
          </table:table-cell>
          <table:table-cell table:style-name="ce84" office:value-type="string" calcext:value-type="string">
            <text:p/>
            <text:p>- More problems with bucket sort</text:p>
          </table:table-cell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6">
          <table:table-cell table:style-name="ce1" office:value-type="string" calcext:value-type="string">
            <text:p>LC-11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0" calcext:value-type="date">
            <text:p>2020-09-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190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0. Balanced Binary Tree:</text:p>
            <text:p/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32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0" calcext:value-type="date">
            <text:p>2020-09-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  <text:p>Union-Find</text:p>
          </table:table-cell>
          <table:table-cell table:formula="of:= 10 - ([.$E191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23. Number of Connected Components in an Undirected Graph:</text:p>
            <text:p/>
            <text:p>- I spend 14mn for DFS and 22mn for Union-Find</text:p>
            <text:p>- too Slow with Union-Find</text:p>
            <text:p/>
            <text:p/>
          </table:table-cell>
          <table:table-cell table:style-name="ce84" office:value-type="string" calcext:value-type="string">
            <text:p/>
            <text:p>- More problem with Union-Find</text:p>
          </table:table-cell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6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0" calcext:value-type="date">
            <text:p>2020-09-2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92] - 20)/4" office:value-type="float" office:value="6.75" calcext:value-type="float">
            <text:p>6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41. Design Circular Deque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50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0" calcext:value-type="date">
            <text:p>2020-09-2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93] - 20)/4" office:value-type="float" office:value="4" calcext:value-type="float">
            <text:p>4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03. Next Greater Element II:</text:p>
            <text:p/>
            <text:p>- I didn’t see the stack pattern right away</text:p>
            <text:p>- I spent 24 mn on a naive solution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980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0" calcext:value-type="date">
            <text:p>2020-09-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formula="of:= 10 - ([.$E194] - 20)/4" office:value-type="float" office:value="7" calcext:value-type="float">
            <text:p>7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0. Unique Paths III:</text:p>
            <text:p/>
            <text:p>- I struggled with the time complexity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7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9" calcext:value-type="date">
            <text:p>2020-09-1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95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4. Search a 2D Matrix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9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9" calcext:value-type="date">
            <text:p>2020-09-1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Recursion</text:p>
          </table:table-cell>
          <table:table-cell table:formula="of:= 10 - ([.$E196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. Validate Binary Search Tree:</text:p>
            <text:p/>
            <text:p>- Too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129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9" calcext:value-type="date">
            <text:p>2020-09-1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liding-Window</text:p>
          </table:table-cell>
          <table:table-cell table:formula="of:= 10 - ([.$E197] - 20)/4" office:value-type="float" office:value="2.75" calcext:value-type="float">
            <text:p>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91. Sequential Digits:</text:p>
            <text:p/>
            <text:p>- I didn’t see the sliding window pattern</text:p>
            <text:p>- Too slow</text:p>
            <text:p/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6">
          <table:table-cell table:style-name="ce1" office:value-type="string" calcext:value-type="string">
            <text:p>LC-9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8" calcext:value-type="date">
            <text:p>2020-09-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Recursion</text:p>
          </table:table-cell>
          <table:table-cell table:formula="of:= 10 - ([.$E198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6. Unique Binary Search Trees:</text:p>
            <text:p/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70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8" calcext:value-type="date">
            <text:p>2020-09-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ST</text:p>
          </table:table-cell>
          <table:table-cell table:formula="of:= 10 - ([.$E199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1. Insert into a Binary Search Tree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51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8" calcext:value-type="date">
            <text:p>2020-09-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ST</text:p>
          </table:table-cell>
          <table:table-cell table:formula="of:= 10 - ([.$E200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10. Inorder Successor in BST II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2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8" calcext:value-type="date">
            <text:p>2020-09-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201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1. Best Time to Buy and Sell Stock:</text:p>
            <text:p/>
            <text:p>- Too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9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8" calcext:value-type="date">
            <text:p>2020-09-18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Recursion</text:p>
          </table:table-cell>
          <table:table-cell table:formula="of:= 10 - ([.$E202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5. Unique Binary Search Trees II:</text:p>
            <text:p/>
            <text:p>- I was not able to come up with a recursive solution!</text:p>
            <text:p/>
          </table:table-cell>
          <table:table-cell table:style-name="ce84" office:value-type="string" calcext:value-type="string">
            <text:p/>
            <text:p>- More problems about recursion</text:p>
          </table:table-cell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77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7" calcext:value-type="date">
            <text:p>2020-09-1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ecursion</text:p>
          </table:table-cell>
          <table:table-cell table:formula="of:= 10 - ([.$E203] - 20)/4" office:value-type="float" office:value="8.5" calcext:value-type="float">
            <text:p>8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79. K-th Symbol in Grammar:</text:p>
            <text:p/>
            <text:p>- To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9">
          <table:table-cell table:style-name="ce1" office:value-type="string" calcext:value-type="string">
            <text:p>LC-2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9-17" calcext:value-type="date">
            <text:p>2020-09-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orting</text:p>
          </table:table-cell>
          <table:table-cell table:formula="of:= 10 - ([.$E204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. Merge Two Sorted Lists:</text:p>
            <text:p/>
            <text:p>- I choose a recursive solution this time</text:p>
            <text:p>- It was very fast</text:p>
            <text:p/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23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7" calcext:value-type="date">
            <text:p>2020-09-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Bitwise</text:p>
          </table:table-cell>
          <table:table-cell table:formula="of:= 10 - ([.$E205] - 20)/4" office:value-type="float" office:value="13.25" calcext:value-type="float">
            <text:p>13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31. Power of Two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5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9-17" calcext:value-type="date">
            <text:p>2020-09-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Recursion</text:p>
          </table:table-cell>
          <table:table-cell table:formula="of:= 10 - ([.$E206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0. Pow(x, n)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0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9-17" calcext:value-type="date">
            <text:p>2020-09-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07] - 20)/4" office:value-type="float" office:value="14.25" calcext:value-type="float">
            <text:p>14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4. Maximum Depth of Binary Tree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7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9-17" calcext:value-type="date">
            <text:p>2020-09-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ecursion</text:p>
          </table:table-cell>
          <table:table-cell table:formula="of:= 10 - ([.$E208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. Climbing Stairs: 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50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7" calcext:value-type="date">
            <text:p>2020-09-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ecursion</text:p>
          </table:table-cell>
          <table:table-cell table:formula="of:= 10 - ([.$E209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09. Fibonacci Number:</text:p>
            <text:p/>
            <text:p>- I didn’t think about overflow issue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1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9-17" calcext:value-type="date">
            <text:p>2020-09-1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ecursion</text:p>
          </table:table-cell>
          <table:table-cell table:formula="of:= 10 - ([.$E210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9. Pascal's Triangle II: </text:p>
            <text:p/>
            <text:p>- I did it recursively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70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7" calcext:value-type="date">
            <text:p>2020-09-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ST</text:p>
          </table:table-cell>
          <table:table-cell table:formula="of:= 10 - ([.$E211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0. Search in a Binary Search Tree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20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7" calcext:value-type="date">
            <text:p>2020-09-1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212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6. Reverse Linked List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0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7" calcext:value-type="date">
            <text:p>2020-09-1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213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41. Robot Bounded In Circle:</text:p>
            <text:p/>
            <text:p>- I needed to read the hint to solve this problem</text:p>
            <text:p>- Too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42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6" calcext:value-type="date">
            <text:p>2020-09-16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twise</text:p>
          </table:table-cell>
          <table:table-cell table:formula="of:= 10 - ([.$E214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1. Maximum XOR of Two Numbers in an Array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2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9-12" calcext:value-type="date">
            <text:p>2020-09-1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215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4. Swap Nodes in Pairs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34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9-12" calcext:value-type="date">
            <text:p>2020-09-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216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44. Reverse String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21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2" calcext:value-type="date">
            <text:p>2020-09-1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217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6. Combination Sum III:</text:p>
            <text:p/>
            <text:p>- I struggled with the time complexity</text:p>
            <text:p>- I struggled between permutation and combination</text:p>
            <text:p/>
            <text:p/>
          </table:table-cell>
          <table:table-cell table:style-name="ce84" office:value-type="string" calcext:value-type="string">
            <text:p/>
            <text:p>- Read more about combination and permutation</text:p>
          </table:table-cell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8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1" calcext:value-type="date">
            <text:p>2020-09-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</text:p>
          </table:table-cell>
          <table:table-cell table:formula="of:= 10 - ([.$E218] - 20)/4" office:value-type="float" office:value="12.75" calcext:value-type="float">
            <text:p>12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841. Keys and Rooms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54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1" calcext:value-type="date">
            <text:p>2020-09-1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FS</text:p>
          </table:table-cell>
          <table:table-cell table:formula="of:= 10 - ([.$E219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42. 01 Matrix:</text:p>
            <text:p/>
            <text:p>- To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73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1" calcext:value-type="date">
            <text:p>2020-09-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FS/DFS</text:p>
          </table:table-cell>
          <table:table-cell table:formula="of:= 10 - ([.$E220] - 20)/4" office:value-type="float" office:value="10" calcext:value-type="float">
            <text:p>1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33. Flood Fill:</text:p>
            <text:p/>
            <text:p>- I forgot an edge case</text:p>
            <text:p>- Too slow for an easy problem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0">
          <table:table-cell table:style-name="ce1" office:value-type="string" calcext:value-type="string">
            <text:p>LC-3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1" calcext:value-type="date">
            <text:p>2020-09-1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221] - 20)/4" office:value-type="float" office:value="7" calcext:value-type="float">
            <text:p>7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94. Decode String:</text:p>
            <text:p/>
            <text:p>- I didn’t see 1 specific case that took me additional 17mn</text:p>
            <text:p>- My 1<text:span text:style-name="T1">st</text:span>. Submission took me 15mn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23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1" calcext:value-type="date">
            <text:p>2020-09-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222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32. Implement Queue using Stacks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22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1" calcext:value-type="date">
            <text:p>2020-09-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Queue</text:p>
          </table:table-cell>
          <table:table-cell table:formula="of:= 10 - ([.$E223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25. Implement Stack using Queues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4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0" calcext:value-type="date">
            <text:p>2020-09-1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224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4. Target Sum:</text:p>
            <text:p/>
            <text:p>- I implemented to naive approach in 14 minutes</text:p>
            <text:p>- I was not able to implement the efficient solution after 44mn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3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0" calcext:value-type="date">
            <text:p>2020-09-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formula="of:= 10 - ([.$E225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3. Clone Graph:</text:p>
            <text:p/>
            <text:p/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29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0" calcext:value-type="date">
            <text:p>2020-09-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-Intersection</text:p>
          </table:table-cell>
          <table:table-cell table:formula="of:= 10 - ([.$E226] - 20)/4" office:value-type="float" office:value="9.25" calcext:value-type="float">
            <text:p>9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99. Bulls and Cows:</text:p>
            <text:p/>
            <text:p>- My solution is good in term asymptotique notation</text:p>
            <text:p>- However, it’s has 3 passes instead of 1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5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9" calcext:value-type="date">
            <text:p>2020-09-0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227] - 20)/4" office:value-type="float" office:value="10" calcext:value-type="float">
            <text:p>10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0. Evaluate Reverse Polish Notation:</text:p>
            <text:p/>
            <text:p>- I wasted time in debugging: 6 // (-132) = -1</text:p>
            <text:p/>
          </table:table-cell>
          <table:table-cell table:style-name="ce84" office:value-type="string" calcext:value-type="string">
            <text:p/>
            <text:p>- Python floor division returns the smallest integer closest to result</text:p>
            <text:p><text:span text:style-name="T4">6 // (-132) = -1</text:span></text:p>
            <text:p/>
          </table:table-cell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73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9" calcext:value-type="date">
            <text:p>2020-09-09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228] - 20)/4" office:value-type="float" office:value="8" calcext:value-type="float">
            <text:p>8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39. Daily Temperatures:</text:p>
            <text:p/>
            <text:p>- Too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2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9" calcext:value-type="date">
            <text:p>2020-09-09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Stack</text:p>
          </table:table-cell>
          <table:table-cell table:formula="of:= 10 - ([.$E229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. Valid Parentheses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71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9" calcext:value-type="date">
            <text:p>2020-09-09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string" calcext:value-type="string">
            <text:p>Stack</text:p>
          </table:table-cell>
          <table:table-cell table:formula="of:= 10 - ([.$E230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16. Max Stack:</text:p>
            <text:p/>
            <text:p>- Too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5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9" calcext:value-type="date">
            <text:p>2020-09-09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Stack</text:p>
          </table:table-cell>
          <table:table-cell table:formula="of:= 10 - ([.$E231] - 20)/4" office:value-type="float" office:value="11.75" calcext:value-type="float">
            <text:p>11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5. Min Stack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1">
          <table:table-cell table:style-name="ce1" office:value-type="string" calcext:value-type="string">
            <text:p>LC-6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9" calcext:value-type="date">
            <text:p>2020-09-0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Binary-Search</text:p>
          </table:table-cell>
          <table:table-cell table:formula="of:= 10 - ([.$E232] - 20)/4" office:value-type="float" office:value="10.5" calcext:value-type="float">
            <text:p>10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9. Sqrt(x):</text:p>
            <text:p/>
            <text:p>- I implemented 1<text:span text:style-name="T1">st</text:span>. the naive solution</text:p>
            <text:p>- I didn’t see the pattern early</text:p>
            <text:p>- I struggled a little bit with the binary search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27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9" calcext:value-type="date">
            <text:p>2020-09-0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33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9. Perfect Squares:</text:p>
            <text:p/>
            <text:p>- I struggled in the time and space complexities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6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9" calcext:value-type="date">
            <text:p>2020-09-0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234] - 20)/4" office:value-type="float" office:value="11.5" calcext:value-type="float">
            <text:p>11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65. Compare Version Numbers:</text:p>
            <text:p/>
            <text:p>- I didn’t see the case where version # is too large (isn’t a int)</text:p>
            <text:p>- I didn’t mention risk of an overflow issue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75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8" calcext:value-type="date">
            <text:p>2020-09-0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BFS</text:p>
          </table:table-cell>
          <table:table-cell table:formula="of:= 10 - ([.$E235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52. Open the Lock:</text:p>
            <text:p/>
            <text:p>- To Slow</text:p>
            <text:p>- I struggled to compute the time complexity</text:p>
            <text:p/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20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8" calcext:value-type="date">
            <text:p>2020-09-0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  <text:p>Union-Find</text:p>
          </table:table-cell>
          <table:table-cell table:formula="of:= 10 - ([.$E236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0. Number of Islands:</text:p>
            <text:p/>
            <text:p>- I didn’t see the union-find approach</text:p>
            <text:p>- I was too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62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8" calcext:value-type="date">
            <text:p>2020-09-0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Queue</text:p>
          </table:table-cell>
          <table:table-cell table:formula="of:= 10 - ([.$E237] - 20)/4" office:value-type="float" office:value="5.5" calcext:value-type="float">
            <text:p>5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22. Design Circular Queue:</text:p>
            <text:p/>
            <text:p>- I tried to implement it with just head and tail indexes</text:p>
            <text:p>- I was confused and wasted lot of time</text:p>
            <text:p>- I could have implemented it with just capacity and size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34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8" calcext:value-type="date">
            <text:p>2020-09-0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Queue</text:p>
          </table:table-cell>
          <table:table-cell table:formula="of:= 10 - ([.$E238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46. Moving Average from Data Stream:</text:p>
            <text:p/>
            <text:p>- I was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02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8" calcext:value-type="date">
            <text:p>2020-09-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39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22. Sum of Root To Leaf Binary Numbers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97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7" calcext:value-type="date">
            <text:p>2020-09-0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240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83" office:value-type="string" calcext:value-type="string">
            <text:p>LC-<text:span text:style-name="T2">974. Subarray Sums Divisible by K:</text:span></text:p>
            <text:p/>
            <text:p><text:span text:style-name="T2">- I struggled to implement the prefix sum and reminder</text:span>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72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7" calcext:value-type="date">
            <text:p>2020-09-0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241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24. Find Pivot Index:</text:p>
            <text:p/>
            <text:p>- Struggled with the edges cases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56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7" calcext:value-type="date">
            <text:p>2020-09-0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242] - 20)/4" office:value-type="float" office:value="12.25" calcext:value-type="float">
            <text:p>12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60. Subarray Sum Equals K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52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7" calcext:value-type="date">
            <text:p>2020-09-0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243] - 20)/4" office:value-type="float" office:value="9.75" calcext:value-type="float">
            <text:p>9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23. Continuous Subarray Sum:</text:p>
            <text:p/>
            <text:p>- I didn’t know the prefix-sum pattern</text:p>
            <text:p>- My solution is not efficient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0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9-07" calcext:value-type="date">
            <text:p>2020-09-0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44] - 20)/4" office:value-type="float" office:value="12" calcext:value-type="float">
            <text:p>12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03. Binary Tree Zigzag Level Order Traversal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29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7" calcext:value-type="date">
            <text:p>2020-09-0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245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90. Word Pattern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30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5" calcext:value-type="date">
            <text:p>2020-09-0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46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05. All Elements in Two Binary Search Trees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317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4" calcext:value-type="date">
            <text:p>2020-09-04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  <text:p>Shortest-Path</text:p>
          </table:table-cell>
          <table:table-cell table:formula="of:= 10 - ([.$E247] - 20)/4" office:value-type="float" office:value="-12.5" calcext:value-type="float">
            <text:p>-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17. Shortest Distance from All Buildings:</text:p>
            <text:p/>
            <text:p>- I didn’t spend enough time on building my intuition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28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4" calcext:value-type="date">
            <text:p>2020-09-0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  <text:p>Shortest-Path</text:p>
          </table:table-cell>
          <table:table-cell table:formula="of:= 10 - ([.$E248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BFS Shortest-Path:</text:p>
            <text:p/>
            <text:p>- My first solution was the Dijkstra’s algorithm: it’s not efficient</text:p>
            <text:p>- I didn’t notice that the BFS traversal could be also a solution</text:p>
            <text:p>- I struggled to analyze the time complexity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24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4" calcext:value-type="date">
            <text:p>2020-09-0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49] - 20)/4" office:value-type="float" office:value="8.5" calcext:value-type="float">
            <text:p>8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4. Binary Tree Maximum Path Sum:</text:p>
            <text:p/>
            <text:p>- I didn’t spend enough time to build my intuition</text:p>
            <text:p>- I thought that the path must include the leaves</text:p>
            <text:p/>
          </table:table-cell>
          <table:table-cell table:style-name="ce84"/>
          <table:table-cell table:style-name="ce22" office:value-type="string" calcext:value-type="string">
            <text:p/>
            <text:p>- I didn’t struggled on the recursive function</text:p>
            <text:p>- I thought about overflow issues</text:p>
            <text:p/>
          </table:table-cell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3" calcext:value-type="date">
            <text:p>2020-09-0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250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. Two Sum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35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3" calcext:value-type="date">
            <text:p>2020-09-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-Intersection</text:p>
          </table:table-cell>
          <table:table-cell table:formula="of:= 10 - ([.$E251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50. Intersection of Two Arrays II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428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3" calcext:value-type="date">
            <text:p>2020-09-0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52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8. Serialize and Deserialize N-ary Tree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297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3" calcext:value-type="date">
            <text:p>2020-09-0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53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97. Serialize and Deserialize Binary Tree:</text:p>
            <text:p/>
            <text:p>- I stuggled to find the best approach (I started with DFS)</text:p>
            <text:p>- I eventually find it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23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3" calcext:value-type="date">
            <text:p>2020-09-0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54] - 20)/4" office:value-type="float" office:value="5.25" calcext:value-type="float">
            <text:p>5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36. Lowest Common Ancestor of a Binary Tree:</text:p>
            <text:p/>
            <text:p>- I struggled with recursion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1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3" calcext:value-type="date">
            <text:p>2020-09-0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/BFS</text:p>
          </table:table-cell>
          <table:table-cell table:formula="of:= 10 - ([.$E255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7. Populating Next Right Pointers in Each Node II:</text:p>
            <text:p/>
            <text:p>- I didn’t notice a special case even if I spent time to build my intuition</text:p>
            <text:p/>
          </table:table-cell>
          <table:table-cell table:style-name="ce84" office:value-type="string" calcext:value-type="string">
            <text:p/>
            <text:p>- More tree problem</text:p>
          </table:table-cell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2">
          <table:table-cell table:style-name="ce1" office:value-type="string" calcext:value-type="string">
            <text:p>LC-10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2" calcext:value-type="date">
            <text:p>2020-09-0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56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6. Populating Next Right Pointers in Each Node:</text:p>
            <text:p/>
            <text:p>- I didn’t use the key information of the problem</text:p>
            <text:p>- 14mn with the BFS approach but it’s not space efficient</text:p>
            <text:p>- 49mn with a non efficient DFS approach</text:p>
            <text:p>- 60mn for the efficient DFS approach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88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2" calcext:value-type="date">
            <text:p>2020-09-0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57] - 20)/4" office:value-type="float" office:value="3.5" calcext:value-type="float">
            <text:p>3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89. Construct Binary Tree from Preorder and Postorder Traversal:</text:p>
            <text:p/>
            <text:p>- I stuggled with the different cases</text:p>
            <text:p/>
          </table:table-cell>
          <table:table-cell table:style-name="ce84"/>
          <table:table-cell table:style-name="ce22"/>
          <table:table-cell table:style-name="ce27" table:formula="of:=IF([.$D25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0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2" calcext:value-type="date">
            <text:p>2020-09-0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58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5. Construct Binary Tree from Preorder and Inorder Traversal:</text:p>
            <text:p/>
            <text:p>- I spent more than 1h to implement the efficient recursive function</text:p>
            <text:p>- I struggled with arrays indexes</text:p>
            <text:p/>
          </table:table-cell>
          <table:table-cell table:style-name="ce84"/>
          <table:table-cell table:style-name="ce22"/>
          <table:table-cell table:style-name="ce27" table:formula="of:=IF([.$D25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0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9-01" calcext:value-type="date">
            <text:p>2020-09-0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59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6. Construct Binary Tree from Inorder and Postorder Traversal:</text:p>
            <text:p/>
            <text:p>- I stuggled to see the pattern</text:p>
            <text:p/>
          </table:table-cell>
          <table:table-cell table:style-name="ce84"/>
          <table:table-cell table:style-name="ce22" office:value-type="string" calcext:value-type="string">
            <text:p/>
            <text:p>An improvement compared to the previous try:</text:p>
            <text:p>-  I didn’t struggled to write the recursive function</text:p>
            <text:p/>
          </table:table-cell>
          <table:table-cell table:style-name="ce27" table:formula="of:=IF([.$D25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25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1" calcext:value-type="date">
            <text:p>2020-09-0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0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0. Count Univalue Subtrees:</text:p>
            <text:p/>
            <text:p>- To slow</text:p>
            <text:p/>
            <text:p/>
          </table:table-cell>
          <table:table-cell table:style-name="ce84"/>
          <table:table-cell table:style-name="ce22"/>
          <table:table-cell table:style-name="ce27" table:formula="of:=IF([.$D26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15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1" calcext:value-type="date">
            <text:p>2020-09-0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261] - 20)/4" office:value-type="float" office:value="9.5" calcext:value-type="float">
            <text:p>9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7. Read N Characters Given Read4:</text:p>
            <text:p/>
            <text:p>- I didn’t spend enough time on building my inuition</text:p>
            <text:p>- I understood a key requirement in the middle of the problem</text:p>
            <text:p/>
            <text:p/>
          </table:table-cell>
          <table:table-cell table:style-name="ce84"/>
          <table:table-cell table:style-name="ce22"/>
          <table:table-cell table:style-name="ce27" table:formula="of:=IF([.$D26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12">
          <table:table-cell table:style-name="ce1" office:value-type="string" calcext:value-type="string">
            <text:p>LC-94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1" calcext:value-type="date">
            <text:p>2020-09-01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262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49. Largest Time for Given Digits:</text:p>
            <text:p/>
            <text:p>- I was not able to solve the problem after 45 minutes</text:p>
            <text:p>- I saw the pattern only after 30 minutes</text:p>
            <text:p>- I was too slow</text:p>
            <text:p/>
            <text:p/>
          </table:table-cell>
          <table:table-cell table:style-name="ce84"/>
          <table:table-cell table:style-name="ce22"/>
          <table:table-cell table:style-name="ce27" table:formula="of:=IF([.$D26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4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31" calcext:value-type="date">
            <text:p>2020-08-3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3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5. Binary Tree Postorder Traversal:</text:p>
            <text:p/>
            <text:p>- I implemented the iterative version </text:p>
            <text:p>- I am still too slow </text:p>
            <text:p/>
          </table:table-cell>
          <table:table-cell table:style-name="ce84"/>
          <table:table-cell table:style-name="ce22"/>
          <table:table-cell table:style-name="ce27" table:formula="of:=IF([.$D26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31" calcext:value-type="date">
            <text:p>2020-08-3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4] - 20)/4" office:value-type="float" office:value="8.5" calcext:value-type="float">
            <text:p>8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4. Binary Tree Inorder Traversal:</text:p>
            <text:p/>
            <text:p>- I implemented the iterative version</text:p>
            <text:p>- I am still too slow</text:p>
            <text:p/>
          </table:table-cell>
          <table:table-cell table:style-name="ce84"/>
          <table:table-cell table:style-name="ce22"/>
          <table:table-cell table:style-name="ce27" table:formula="of:=IF([.$D26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4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31" calcext:value-type="date">
            <text:p>2020-08-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5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4. Binary Tree Preorder Traversal:</text:p>
            <text:p/>
            <text:p>- I implemented the iterative version</text:p>
            <text:p/>
          </table:table-cell>
          <table:table-cell table:style-name="ce84"/>
          <table:table-cell table:style-name="ce22"/>
          <table:table-cell table:style-name="ce27" table:formula="of:=IF([.$D26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0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31" calcext:value-type="date">
            <text:p>2020-08-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/DFS</text:p>
          </table:table-cell>
          <table:table-cell table:formula="of:= 10 - ([.$E266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1. Symmetric Tree:</text:p>
            <text:p/>
          </table:table-cell>
          <table:table-cell table:style-name="ce84"/>
          <table:table-cell table:style-name="ce22"/>
          <table:table-cell table:style-name="ce27" table:formula="of:=IF([.$D26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68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8-31" calcext:value-type="date">
            <text:p>2020-08-3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7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87. Longest Univalue Path: </text:p>
            <text:p/>
            <text:p>- I am still stuggling with this kind of special recursion</text:p>
            <text:p>- The recursion function isn’t the result we’re looking for</text:p>
            <text:p>- The result we’re looking for = recursion(left) + recursion(right)</text:p>
            <text:p/>
          </table:table-cell>
          <table:table-cell table:style-name="ce84" office:value-type="string" calcext:value-type="string">
            <text:p/>
            <text:p>- More recursion where the result we’re looking for is a mix a multiple sub recursive results</text:p>
            <text:p>- Here: Result = recursion(left subtree) + recursion(right subtree)</text:p>
          </table:table-cell>
          <table:table-cell table:style-name="ce22"/>
          <table:table-cell table:style-name="ce27" table:formula="of:=IF([.$D26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13">
          <table:table-cell table:style-name="ce1" office:value-type="string" calcext:value-type="string">
            <text:p>LC-952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30" calcext:value-type="date">
            <text:p>2020-08-30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Union-Find</text:p>
          </table:table-cell>
          <table:table-cell table:formula="of:= 10 - ([.$E268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52. Largest Component Size by Common Factor: </text:p>
            <text:p/>
            <text:p>- It’s not efficient:</text:p>
            <text:p>- I implemented it with a DFS approach</text:p>
            <text:p>- I didn’t see the Union-Find approach</text:p>
            <text:p>- I was too slow</text:p>
            <text:p/>
            <text:p/>
          </table:table-cell>
          <table:table-cell table:style-name="ce84"/>
          <table:table-cell table:style-name="ce22"/>
          <table:table-cell table:style-name="ce27" table:formula="of:=IF([.$D26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489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9" calcext:value-type="date">
            <text:p>2020-08-2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formula="of:= 10 - ([.$E269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89. Robot Room Cleaner:</text:p>
            <text:p/>
            <text:p>- I was confused with the direction, positions</text:p>
            <text:p/>
          </table:table-cell>
          <table:table-cell table:style-name="ce84"/>
          <table:table-cell table:style-name="ce22"/>
          <table:table-cell table:style-name="ce27" table:formula="of:=IF([.$D26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96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9" calcext:value-type="date">
            <text:p>2020-08-2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N/A</text:p>
          </table:table-cell>
          <table:table-cell table:formula="of:= 10 - ([.$E270] - 20)/4" office:value-type="float" office:value="0" calcext:value-type="float">
            <text:p>0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69. Pancake Sorting:</text:p>
            <text:p/>
            <text:p>- I have not understood the problem</text:p>
            <text:p/>
          </table:table-cell>
          <table:table-cell table:style-name="ce84"/>
          <table:table-cell table:style-name="ce22"/>
          <table:table-cell table:style-name="ce27" table:formula="of:=IF([.$D27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68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8" calcext:value-type="date">
            <text:p>2020-08-28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1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87. Longest Univalue Path:</text:p>
            <text:p/>
            <text:p>- I was not able to solve this problem after I tried for 24 minutes</text:p>
            <text:p/>
            <text:p/>
          </table:table-cell>
          <table:table-cell table:style-name="ce84"/>
          <table:table-cell table:style-name="ce22"/>
          <table:table-cell table:style-name="ce27" table:formula="of:=IF([.$D27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43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8" calcext:value-type="date">
            <text:p>2020-08-2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2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37. Path Sum III:</text:p>
            <text:p/>
            <text:p>- An interesting problem</text:p>
            <text:p>- I stuggled in the recursive solution</text:p>
            <text:p>- </text:p>
            <text:p/>
          </table:table-cell>
          <table:table-cell table:style-name="ce84"/>
          <table:table-cell table:style-name="ce22"/>
          <table:table-cell table:style-name="ce27" table:formula="of:=IF([.$D27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1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8" calcext:value-type="date">
            <text:p>2020-08-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3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3. Path Sum II:</text:p>
            <text:p/>
            <text:p>- My time complexity was wrong</text:p>
            <text:p/>
          </table:table-cell>
          <table:table-cell table:style-name="ce84"/>
          <table:table-cell table:style-name="ce22"/>
          <table:table-cell table:style-name="ce27" table:formula="of:=IF([.$D27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52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8" calcext:value-type="date">
            <text:p>2020-08-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4] - 20)/4" office:value-type="float" office:value="11.5" calcext:value-type="float">
            <text:p>11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22. Diameter of N-Ary Tree:</text:p>
            <text:p/>
          </table:table-cell>
          <table:table-cell table:style-name="ce84"/>
          <table:table-cell table:style-name="ce22"/>
          <table:table-cell table:style-name="ce27" table:formula="of:=IF([.$D27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47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8" calcext:value-type="date">
            <text:p>2020-08-28</text:p>
          </table:table-cell>
          <table:table-cell table:style-name="ce1" office:value-type="float" office:value="124" calcext:value-type="float">
            <text:p>124</text:p>
          </table:table-cell>
          <table:table-cell table:number-columns-repeated="2" table:style-name="ce1" office:value-type="string" calcext:value-type="string">
            <text:p>Math</text:p>
          </table:table-cell>
          <table:table-cell table:formula="of:= 10 - ([.$E275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70. Implement Rand10() Using Rand7():</text:p>
            <text:p/>
            <text:p>- I was not able to come up with a solution</text:p>
            <text:p/>
          </table:table-cell>
          <table:table-cell table:style-name="ce84"/>
          <table:table-cell table:style-name="ce22"/>
          <table:table-cell table:style-name="ce27" table:formula="of:=IF([.$D27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51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7" calcext:value-type="date">
            <text:p>2020-08-2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76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15. Find Largest Value in Each Tree Row:</text:p>
            <text:p>- I struggled to find the max number of int in Python</text:p>
            <text:p/>
          </table:table-cell>
          <table:table-cell table:style-name="ce84" office:value-type="string" calcext:value-type="string">
            <text:p/>
            <text:p>-2147483648: -80000000</text:p>
            <text:p>+2147483647: 7fffffff</text:p>
            <text:p/>
          </table:table-cell>
          <table:table-cell table:style-name="ce22"/>
          <table:table-cell table:style-name="ce27" table:formula="of:=IF([.$D27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43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7" calcext:value-type="date">
            <text:p>2020-08-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7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30. Check string is valid seq. from root to leaves of binary tree:</text:p>
            <text:p/>
          </table:table-cell>
          <table:table-cell table:style-name="ce84"/>
          <table:table-cell table:style-name="ce22"/>
          <table:table-cell table:style-name="ce27" table:formula="of:=IF([.$D27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2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7" calcext:value-type="date">
            <text:p>2020-08-2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8] - 20)/4" office:value-type="float" office:value="12.5" calcext:value-type="float">
            <text:p>12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29. Sum Root to Leaf Numbers:</text:p>
            <text:p/>
          </table:table-cell>
          <table:table-cell table:style-name="ce84"/>
          <table:table-cell table:style-name="ce22"/>
          <table:table-cell table:style-name="ce27" table:formula="of:=IF([.$D27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30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7" calcext:value-type="date">
            <text:p>2020-08-2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79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302. Deepest Leaves Sum:</text:p>
            <text:p/>
          </table:table-cell>
          <table:table-cell table:style-name="ce84"/>
          <table:table-cell table:style-name="ce22"/>
          <table:table-cell table:style-name="ce27" table:formula="of:=IF([.$D27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14">
          <table:table-cell table:style-name="ce1" office:value-type="string" calcext:value-type="string">
            <text:p>LC-43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7" calcext:value-type="date">
            <text:p>2020-08-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280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36. Find Right Interval:</text:p>
            <text:p/>
            <text:p>- I jumped to the implementation too quickly</text:p>
            <text:p>- I didn’t spend enough time on building my intuition</text:p>
            <text:p>- My 1<text:span text:style-name="T1">st</text:span>. Solution was wrong</text:p>
            <text:p>- My 2<text:span text:style-name="T1">nd</text:span>. Solution was a naive solution, it was not efficient: O(n^2)</text:p>
            <text:p/>
            <text:p/>
          </table:table-cell>
          <table:table-cell table:style-name="ce84"/>
          <table:table-cell table:style-name="ce22"/>
          <table:table-cell table:style-name="ce27" table:formula="of:=IF([.$D28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54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6" calcext:value-type="date">
            <text:p>2020-08-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81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43. Diameter of Binary Tree:</text:p>
            <text:p/>
            <text:p>- I struggled with the recursive solution</text:p>
            <text:p/>
            <text:p/>
          </table:table-cell>
          <table:table-cell table:style-name="ce84"/>
          <table:table-cell table:style-name="ce22"/>
          <table:table-cell table:style-name="ce27" table:formula="of:=IF([.$D28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1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6" calcext:value-type="date">
            <text:p>2020-08-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82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2. Path Sum:</text:p>
            <text:p/>
          </table:table-cell>
          <table:table-cell table:style-name="ce84"/>
          <table:table-cell table:style-name="ce22"/>
          <table:table-cell table:style-name="ce27" table:formula="of:=IF([.$D28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50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6" calcext:value-type="date">
            <text:p>2020-08-2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Shortest-Path</text:p>
          </table:table-cell>
          <table:table-cell table:formula="of:= 10 - ([.$E283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05. The Maze II:</text:p>
            <text:p/>
            <text:p>- My first solution was with a BFS approach but it was too slow</text:p>
            <text:p>- Too slow to implement Dijkstra algorithm</text:p>
            <text:p/>
          </table:table-cell>
          <table:table-cell table:style-name="ce84"/>
          <table:table-cell table:style-name="ce22"/>
          <table:table-cell table:style-name="ce27" table:formula="of:=IF([.$D28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6" calcext:value-type="date">
            <text:p>2020-08-2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284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. Palindrome Number:</text:p>
            <text:p/>
          </table:table-cell>
          <table:table-cell table:style-name="ce84"/>
          <table:table-cell table:style-name="ce22"/>
          <table:table-cell table:style-name="ce27" table:formula="of:=IF([.$D28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41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6" calcext:value-type="date">
            <text:p>2020-08-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285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412. Fizz Buzz:</text:p>
            <text:p/>
          </table:table-cell>
          <table:table-cell table:style-name="ce84"/>
          <table:table-cell table:style-name="ce22"/>
          <table:table-cell table:style-name="ce27" table:formula="of:=IF([.$D28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1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5" calcext:value-type="date">
            <text:p>2020-08-2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ree</text:p>
            <text:p>Linked-List</text:p>
          </table:table-cell>
          <table:table-cell table:style-name="ce1" office:value-type="string" calcext:value-type="string">
            <text:p>DFS</text:p>
          </table:table-cell>
          <table:table-cell table:formula="of:= 10 - ([.$E286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4. Flatten Binary Tree to Linked List:</text:p>
            <text:p/>
          </table:table-cell>
          <table:table-cell table:style-name="ce84"/>
          <table:table-cell table:style-name="ce22"/>
          <table:table-cell table:style-name="ce27" table:formula="of:=IF([.$D28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3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5" calcext:value-type="date">
            <text:p>2020-08-2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/BFS</text:p>
          </table:table-cell>
          <table:table-cell table:formula="of:= 10 - ([.$E287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67. Linked List in Binary Tree:</text:p>
            <text:p/>
            <text:p>- I struggled with the recursive solution</text:p>
            <text:p>- I tried to implement 2 recursive functions in one</text:p>
            <text:p/>
          </table:table-cell>
          <table:table-cell table:style-name="ce84"/>
          <table:table-cell table:style-name="ce22"/>
          <table:table-cell table:style-name="ce27" table:formula="of:=IF([.$D28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28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5" calcext:value-type="date">
            <text:p>2020-08-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ree</text:p>
            <text:p>BST</text:p>
          </table:table-cell>
          <table:table-cell table:style-name="ce1" office:value-type="string" calcext:value-type="string">
            <text:p>Binary-Search</text:p>
          </table:table-cell>
          <table:table-cell table:formula="of:= 10 - ([.$E288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85. Inorder Successor in BST:</text:p>
            <text:p/>
          </table:table-cell>
          <table:table-cell table:style-name="ce84"/>
          <table:table-cell table:style-name="ce22"/>
          <table:table-cell table:style-name="ce27" table:formula="of:=IF([.$D28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99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5" calcext:value-type="date">
            <text:p>2020-08-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89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93. Cousins in Binary Tree:</text:p>
            <text:p/>
          </table:table-cell>
          <table:table-cell table:style-name="ce84"/>
          <table:table-cell table:style-name="ce22"/>
          <table:table-cell table:style-name="ce27" table:formula="of:=IF([.$D28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59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5" calcext:value-type="date">
            <text:p>2020-08-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90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90. N-ary Tree Postorder Traversal:</text:p>
            <text:p/>
          </table:table-cell>
          <table:table-cell table:style-name="ce84"/>
          <table:table-cell table:style-name="ce22"/>
          <table:table-cell table:style-name="ce27" table:formula="of:=IF([.$D29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42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5" calcext:value-type="date">
            <text:p>2020-08-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1] - 20)/4" office:value-type="float" office:value="14.25" calcext:value-type="float">
            <text:p>14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429. N-ary Tree Level Order Traversal:</text:p>
            <text:p/>
          </table:table-cell>
          <table:table-cell table:style-name="ce84"/>
          <table:table-cell table:style-name="ce22"/>
          <table:table-cell table:style-name="ce27" table:formula="of:=IF([.$D29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0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8-25" calcext:value-type="date">
            <text:p>2020-08-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2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02. Binary Tree Level Order Traversal:</text:p>
            <text:p/>
          </table:table-cell>
          <table:table-cell table:style-name="ce84"/>
          <table:table-cell table:style-name="ce22"/>
          <table:table-cell table:style-name="ce27" table:formula="of:=IF([.$D29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98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5" calcext:value-type="date">
            <text:p>2020-08-2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293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3. Minimum Cost For Tickets:</text:p>
            <text:p/>
            <text:p>- I saw the solution early on but I struggled with days, prices</text:p>
            <text:p/>
          </table:table-cell>
          <table:table-cell table:style-name="ce84"/>
          <table:table-cell table:style-name="ce22"/>
          <table:table-cell table:style-name="ce27" table:formula="of:=IF([.$D29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9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4" calcext:value-type="date">
            <text:p>2020-08-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4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99. Binary Tree Right Side View:</text:p>
            <text:p/>
          </table:table-cell>
          <table:table-cell table:style-name="ce84"/>
          <table:table-cell table:style-name="ce22"/>
          <table:table-cell table:style-name="ce27" table:formula="of:=IF([.$D29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0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4" calcext:value-type="date">
            <text:p>2020-08-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5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07. Binary Tree Level Order Traversal II:</text:p>
            <text:p/>
          </table:table-cell>
          <table:table-cell table:style-name="ce84"/>
          <table:table-cell table:style-name="ce22"/>
          <table:table-cell table:style-name="ce27" table:formula="of:=IF([.$D29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63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4" calcext:value-type="date">
            <text:p>2020-08-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6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637. Average of Levels in Binary Tree:</text:p>
            <text:p/>
          </table:table-cell>
          <table:table-cell table:style-name="ce84"/>
          <table:table-cell table:style-name="ce22"/>
          <table:table-cell table:style-name="ce27" table:formula="of:=IF([.$D29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55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4" calcext:value-type="date">
            <text:p>2020-08-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7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59. Maximum Depth of N-ary Tree:</text:p>
            <text:p/>
          </table:table-cell>
          <table:table-cell table:style-name="ce84"/>
          <table:table-cell table:style-name="ce22"/>
          <table:table-cell table:style-name="ce27" table:formula="of:=IF([.$D29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1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4" calcext:value-type="date">
            <text:p>2020-08-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8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11. Minimum Depth of Binary Tree:</text:p>
            <text:p/>
          </table:table-cell>
          <table:table-cell table:style-name="ce84"/>
          <table:table-cell table:style-name="ce22"/>
          <table:table-cell table:style-name="ce27" table:formula="of:=IF([.$D29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0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4" calcext:value-type="date">
            <text:p>2020-08-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9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04. Maximum Depth of Binary Tree</text:p>
            <text:p/>
          </table:table-cell>
          <table:table-cell table:style-name="ce84"/>
          <table:table-cell table:style-name="ce22"/>
          <table:table-cell table:style-name="ce27" table:formula="of:=IF([.$D29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ED-00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4" calcext:value-type="date">
            <text:p>2020-08-24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300] - 20)/4" office:value-type="float" office:value="7.75" calcext:value-type="float">
            <text:p>7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 ED-005. Reverse alternating k-Group:</text:p>
            <text:p/>
            <text:p>- I am still slow</text:p>
            <text:p/>
          </table:table-cell>
          <table:table-cell table:style-name="ce84"/>
          <table:table-cell table:style-name="ce22"/>
          <table:table-cell table:style-name="ce27" table:formula="of:=IF([.$D30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11">
          <table:table-cell table:style-name="ce1" office:value-type="string" calcext:value-type="string">
            <text:p>LC-72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4" calcext:value-type="date">
            <text:p>2020-08-2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301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25. Split Linked List in Parts:</text:p>
            <text:p/>
            <text:p>- I didn’t spend enough time on intuition to see that my 1<text:span text:style-name="T1">st</text:span>. Solution </text:p>
            <text:p>isn’t good</text:p>
            <text:p>- I wasted the first 15mn on implementing a solution that isn’t asked</text:p>
            <text:p/>
          </table:table-cell>
          <table:table-cell table:style-name="ce84"/>
          <table:table-cell table:style-name="ce22"/>
          <table:table-cell table:style-name="ce27" table:formula="of:=IF([.$D30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6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4" calcext:value-type="date">
            <text:p>2020-08-2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302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1. Rotate List:</text:p>
            <text:p/>
          </table:table-cell>
          <table:table-cell table:style-name="ce84"/>
          <table:table-cell table:style-name="ce22"/>
          <table:table-cell table:style-name="ce27" table:formula="of:=IF([.$D30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40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4" calcext:value-type="date">
            <text:p>2020-08-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/BFS</text:p>
          </table:table-cell>
          <table:table-cell table:formula="of:= 10 - ([.$E303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404. Sum of Left Leaves:</text:p>
            <text:p/>
          </table:table-cell>
          <table:table-cell table:style-name="ce84"/>
          <table:table-cell table:style-name="ce22"/>
          <table:table-cell table:style-name="ce27" table:formula="of:=IF([.$D30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2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3" calcext:value-type="date">
            <text:p>2020-08-23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304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. Reverse Nodes in k-Group:</text:p>
            <text:p/>
            <text:p>- Too slow</text:p>
            <text:p>- I stuggled with the different pointers</text:p>
            <text:p/>
          </table:table-cell>
          <table:table-cell table:style-name="ce84"/>
          <table:table-cell table:style-name="ce22"/>
          <table:table-cell table:style-name="ce27" table:formula="of:=IF([.$D30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032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3" calcext:value-type="date">
            <text:p>2020-08-2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rie</text:p>
          </table:table-cell>
          <table:table-cell table:formula="of:= 10 - ([.$E305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32. Stream of Characters:</text:p>
            <text:p/>
            <text:p>- Too slow to implement the Trie</text:p>
            <text:p/>
          </table:table-cell>
          <table:table-cell table:style-name="ce84" office:value-type="string" calcext:value-type="string">
            <text:p/>
            <text:p>- More problems on Trie</text:p>
          </table:table-cell>
          <table:table-cell table:style-name="ce22" office:value-type="string" calcext:value-type="string">
            <text:p/>
            <text:p>- I noticed the solution early</text:p>
          </table:table-cell>
          <table:table-cell table:style-name="ce27" table:formula="of:=IF([.$D30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105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3" calcext:value-type="date">
            <text:p>2020-08-2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306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58. Minimize Rounding Error to Meet Target:</text:p>
            <text:p/>
            <text:p>- My first intuition was a DFS approach but it’s not efficient</text:p>
            <text:p>- I didn’t notice the greedy approach</text:p>
            <text:p/>
            <text:p/>
          </table:table-cell>
          <table:table-cell table:style-name="ce84" office:value-type="string" calcext:value-type="string">
            <text:p/>
            <text:p>- More problems on Greedy approach</text:p>
          </table:table-cell>
          <table:table-cell table:style-name="ce22" office:value-type="string" calcext:value-type="string">
            <text:p/>
            <text:p>- I implemented a DFS approach very quickly</text:p>
          </table:table-cell>
          <table:table-cell table:style-name="ce27" table:formula="of:=IF([.$D30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49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2" calcext:value-type="date">
            <text:p>2020-08-22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307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7. Random Point in Non-overlapping Rectangles:</text:p>
            <text:p/>
            <text:p>- I didn’t understand the problem</text:p>
            <text:p>- I eventually solved it</text:p>
            <text:p/>
            <text:p/>
          </table:table-cell>
          <table:table-cell table:style-name="ce84"/>
          <table:table-cell table:style-name="ce22"/>
          <table:table-cell table:style-name="ce27" table:formula="of:=IF([.$D30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49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2" calcext:value-type="date">
            <text:p>2020-08-2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</table:table-cell>
          <table:table-cell table:formula="of:= 10 - ([.$E308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0. The Maze:</text:p>
            <text:p/>
            <text:p>- I saw DFS/BFS pattern early but I struggled to figure out what the </text:p>
            <text:p>Adjacency list are </text:p>
            <text:p/>
          </table:table-cell>
          <table:table-cell table:style-name="ce84"/>
          <table:table-cell table:style-name="ce22"/>
          <table:table-cell table:style-name="ce27" table:formula="of:=IF([.$D30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55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2" calcext:value-type="date">
            <text:p>2020-08-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09] - 20)/4" office:value-type="float" office:value="13.25" calcext:value-type="float">
            <text:p>13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56. Thousand Separator:</text:p>
            <text:p/>
            <text:p>- I didn’t know how to convert an int to str with leading 0s</text:p>
            <text:p/>
          </table:table-cell>
          <table:table-cell table:style-name="ce84"/>
          <table:table-cell table:style-name="ce22"/>
          <table:table-cell table:style-name="ce27" table:formula="of:=IF([.$D30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76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1" calcext:value-type="date">
            <text:p>2020-08-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310] - 20)/4" office:value-type="float" office:value="6" calcext:value-type="float">
            <text:p>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65. Couples Holding Hands:</text:p>
            <text:p/>
            <text:p>- I didn’t see the greedy pattern</text:p>
            <text:p>- I didn’t see graph pattern</text:p>
            <text:p/>
          </table:table-cell>
          <table:table-cell table:style-name="ce84"/>
          <table:table-cell table:style-name="ce22"/>
          <table:table-cell table:style-name="ce27" table:formula="of:=IF([.$D31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13">
          <table:table-cell table:style-name="ce1" office:value-type="string" calcext:value-type="string">
            <text:p>LC-106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1" calcext:value-type="date">
            <text:p>2020-08-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311] - 20)/4" office:value-type="float" office:value="10" calcext:value-type="float">
            <text:p>1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60. Missing Element in Sorted Array:</text:p>
            <text:p/>
            <text:p>- I didn’t see the binary search pattern</text:p>
            <text:p>- I didn’t come up with an efficient solution: O(logn)</text:p>
            <text:p>- My intuition building isn’t good: I struggled on some cases during</text:p>
            <text:p> Implementation</text:p>
            <text:p/>
            <text:p/>
          </table:table-cell>
          <table:table-cell table:style-name="ce84"/>
          <table:table-cell table:style-name="ce22"/>
          <table:table-cell table:style-name="ce27" table:formula="of:=IF([.$D31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41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1" calcext:value-type="date">
            <text:p>2020-08-2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</table:table-cell>
          <table:table-cell table:formula="of:= 10 - ([.$E312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1. First Missing Positive:</text:p>
            <text:p/>
          </table:table-cell>
          <table:table-cell table:style-name="ce84"/>
          <table:table-cell table:style-name="ce22"/>
          <table:table-cell table:style-name="ce27" table:formula="of:=IF([.$D31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44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1" calcext:value-type="date">
            <text:p>2020-08-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</table:table-cell>
          <table:table-cell table:formula="of:= 10 - ([.$E313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42. Find All Duplicates in an Array: </text:p>
            <text:p/>
          </table:table-cell>
          <table:table-cell table:style-name="ce84"/>
          <table:table-cell table:style-name="ce22"/>
          <table:table-cell table:style-name="ce27" table:formula="of:=IF([.$D31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90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1" calcext:value-type="date">
            <text:p>2020-08-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14] - 20)/4" office:value-type="float" office:value="12.5" calcext:value-type="float">
            <text:p>12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05. Sort Array By Parity:</text:p>
            <text:p/>
          </table:table-cell>
          <table:table-cell table:style-name="ce84"/>
          <table:table-cell table:style-name="ce22"/>
          <table:table-cell table:style-name="ce27" table:formula="of:=IF([.$D31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53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0" calcext:value-type="date">
            <text:p>2020-08-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15] - 20)/4" office:value-type="float" office:value="10.5" calcext:value-type="float">
            <text:p>10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39. Kth Missing Positive Number:</text:p>
            <text:p/>
            <text:p>- Too slow</text:p>
            <text:p/>
            <text:p/>
          </table:table-cell>
          <table:table-cell table:style-name="ce84"/>
          <table:table-cell table:style-name="ce22"/>
          <table:table-cell table:style-name="ce27" table:formula="of:=IF([.$D31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28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0" calcext:value-type="date">
            <text:p>2020-08-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  <text:p>Fast-Slow Pointers</text:p>
          </table:table-cell>
          <table:table-cell table:formula="of:= 10 - ([.$E316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87. Find the Duplicate Number: </text:p>
            <text:p/>
            <text:p> - I didn’t see the cycle pattern</text:p>
            <text:p/>
            <text:p/>
          </table:table-cell>
          <table:table-cell table:style-name="ce84"/>
          <table:table-cell table:style-name="ce22"/>
          <table:table-cell table:style-name="ce27" table:formula="of:=IF([.$D31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44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0" calcext:value-type="date">
            <text:p>2020-08-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</table:table-cell>
          <table:table-cell table:formula="of:= 10 - ([.$E317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48. Find All Numbers Disappeared in an Array:</text:p>
            <text:p/>
            <text:p>- Struggled a little bit with a logic</text:p>
            <text:p>- I didn’t use an example while I was coding</text:p>
            <text:p/>
            <text:p/>
          </table:table-cell>
          <table:table-cell table:style-name="ce84" office:value-type="string" calcext:value-type="string">
            <text:p/>
            <text:p>- Use an example while I am coding to make sure I am in the</text:p>
            <text:p>Good track</text:p>
          </table:table-cell>
          <table:table-cell table:style-name="ce22"/>
          <table:table-cell table:style-name="ce27" table:formula="of:=IF([.$D31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26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8-20" calcext:value-type="date">
            <text:p>2020-08-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  <text:p>Bitwise</text:p>
            <text:p>Math</text:p>
          </table:table-cell>
          <table:table-cell table:formula="of:= 10 - ([.$E318] - 20)/4" office:value-type="float" office:value="12.5" calcext:value-type="float">
            <text:p>12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68. Missing Number: </text:p>
            <text:p/>
            <text:p> - I didn’t see what could be wrong with my solution if n is large</text:p>
            <text:p/>
            <text:p/>
          </table:table-cell>
          <table:table-cell table:style-name="ce84"/>
          <table:table-cell table:style-name="ce22"/>
          <table:table-cell table:style-name="ce27" table:formula="of:=IF([.$D31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6">
          <table:table-cell table:style-name="ce1" office:value-type="string" calcext:value-type="string">
            <text:p>ED-00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0" calcext:value-type="date">
            <text:p>2020-08-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</table:table-cell>
          <table:table-cell table:formula="of:= 10 - ([.$E319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ED-003.  Cyclic Sort:</text:p>
            <text:p/>
            <text:p/>
          </table:table-cell>
          <table:table-cell table:style-name="ce84"/>
          <table:table-cell table:style-name="ce22"/>
          <table:table-cell table:style-name="ce27" table:formula="of:=IF([.$D31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82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9" calcext:value-type="date">
            <text:p>2020-08-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20] - 20)/4" office:value-type="float" office:value="10.5" calcext:value-type="float">
            <text:p>10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824. Goat Latin:</text:p>
            <text:p/>
            <text:p>- I was slow in complexity analysis</text:p>
            <text:p/>
            <text:p/>
          </table:table-cell>
          <table:table-cell table:style-name="ce84"/>
          <table:table-cell table:style-name="ce22"/>
          <table:table-cell table:style-name="ce27" table:formula="of:=IF([.$D32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9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8" calcext:value-type="date">
            <text:p>2020-08-1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</text:p>
          </table:table-cell>
          <table:table-cell table:formula="of:= 10 - ([.$E321] - 20)/4" office:value-type="float" office:value="9.5" calcext:value-type="float">
            <text:p>9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67. Numbers With Same Consecutive Differences:</text:p>
            <text:p/>
            <text:p>- I was slow to come up with the time and space complexity</text:p>
            <text:p/>
            <text:p/>
            <text:p/>
          </table:table-cell>
          <table:table-cell table:style-name="ce84"/>
          <table:table-cell table:style-name="ce22"/>
          <table:table-cell table:style-name="ce27" table:formula="of:=IF([.$D32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61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table:formula="of:=[.D321]" office:value-type="date" office:date-value="2020-08-18" calcext:value-type="date">
            <text:p>2020-08-1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2] - 20)/4" office:value-type="float" office:value="-2.5" calcext:value-type="float">
            <text:p>-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16. Add Bold Tag in String:</text:p>
            <text:p/>
            <text:p>- Too Slow</text:p>
            <text:p>- I didnt’ think to use Rabin-Karp Algorithms</text:p>
            <text:p/>
          </table:table-cell>
          <table:table-cell table:style-name="ce84"/>
          <table:table-cell table:style-name="ce22"/>
          <table:table-cell table:style-name="ce27" table:formula="of:=IF([.$D32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48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7" calcext:value-type="date">
            <text:p>2020-08-17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23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84. Find Permutation:</text:p>
            <text:p/>
            <text:p>- I wasn’t able to solve this problem after 75mn</text:p>
            <text:p/>
          </table:table-cell>
          <table:table-cell table:style-name="ce84"/>
          <table:table-cell table:style-name="ce22"/>
          <table:table-cell table:style-name="ce27" table:formula="of:=IF([.$D32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579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7" calcext:value-type="date">
            <text:p>2020-08-1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4] - 20)/4" office:value-type="float" office:value="-10" calcext:value-type="float">
            <text:p>-1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59. Employee Free Time:</text:p>
            <text:p/>
            <text:p>- Too slow</text:p>
            <text:p/>
          </table:table-cell>
          <table:table-cell table:style-name="ce84"/>
          <table:table-cell table:style-name="ce22"/>
          <table:table-cell table:style-name="ce27" table:formula="of:=IF([.$D32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10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7" calcext:value-type="date">
            <text:p>2020-08-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325] - 20)/4" office:value-type="float" office:value="11.25" calcext:value-type="float">
            <text:p>11.25</text:p>
          </table:table-cell>
          <table:table-cell table:style-name="ce1" office:value-type="string" calcext:value-type="string">
            <text:p>review</text:p>
          </table:table-cell>
          <table:table-cell table:style-name="ce12" office:value-type="string" calcext:value-type="string">
            <text:p>LC-1103. Distribute Candies to People:</text:p>
            <text:p/>
            <text:p>- It see the math pattern but it didn’t implement it</text:p>
            <text:p/>
          </table:table-cell>
          <table:table-cell table:style-name="ce84"/>
          <table:table-cell table:style-name="ce22"/>
          <table:table-cell table:style-name="ce27" table:formula="of:=IF([.$D32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ED-00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6" calcext:value-type="date">
            <text:p>2020-08-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6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 ED-002. Maximum CPU Load:</text:p>
            <text:p/>
          </table:table-cell>
          <table:table-cell table:style-name="ce84"/>
          <table:table-cell table:style-name="ce22"/>
          <table:table-cell table:style-name="ce27" table:formula="of:=IF([.$D32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11">
          <table:table-cell table:style-name="ce1" office:value-type="string" calcext:value-type="string">
            <text:p>LC-25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8-16" calcext:value-type="date">
            <text:p>2020-08-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7] - 20)/4" office:value-type="float" office:value="10.5" calcext:value-type="float">
            <text:p>10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3. Meeting Rooms II:</text:p>
            <text:p/>
            <text:p/>
            <text:p/>
            <text:p>- I’m still slow for the 2<text:span text:style-name="T1">nd</text:span> trial</text:p>
            <text:p/>
          </table:table-cell>
          <table:table-cell table:style-name="ce84"/>
          <table:table-cell table:style-name="ce22"/>
          <table:table-cell table:style-name="ce27" table:formula="of:=IF([.$D32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98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8-16" calcext:value-type="date">
            <text:p>2020-08-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8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6. Interval List Intersections: </text:p>
            <text:p/>
            <text:p> - I’am still too slow </text:p>
            <text:p/>
          </table:table-cell>
          <table:table-cell table:style-name="ce84"/>
          <table:table-cell table:style-name="ce22"/>
          <table:table-cell table:style-name="ce27" table:formula="of:=IF([.$D32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23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6" calcext:value-type="date">
            <text:p>2020-08-16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329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3. Best Time to Buy and Sell Stock III:</text:p>
            <text:p/>
            <text:p>- After 90 mn, I was not able to solve it</text:p>
            <text:p/>
            <text:p/>
          </table:table-cell>
          <table:table-cell table:style-name="ce84"/>
          <table:table-cell table:style-name="ce22"/>
          <table:table-cell table:style-name="ce27" table:formula="of:=IF([.$D32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43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5" calcext:value-type="date">
            <text:p>2020-08-1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30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35. Non-overlapping Intervals:</text:p>
            <text:p/>
            <text:p>- I see the greedy choice too late</text:p>
            <text:p/>
          </table:table-cell>
          <table:table-cell table:style-name="ce84"/>
          <table:table-cell table:style-name="ce22"/>
          <table:table-cell table:style-name="ce27" table:formula="of:=IF([.$D33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40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4" calcext:value-type="date">
            <text:p>2020-08-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331] - 20)/4" office:value-type="float" office:value="12.25" calcext:value-type="float">
            <text:p>12.25</text:p>
          </table:table-cell>
          <table:table-cell table:style-name="ce1" office:value-type="string" calcext:value-type="string">
            <text:p>done</text:p>
          </table:table-cell>
          <table:table-cell table:style-name="ce84" office:value-type="string" calcext:value-type="string">
            <text:p>LC-409. Longest Palindrome:</text:p>
            <text:p/>
            <text:p/>
          </table:table-cell>
          <table:table-cell table:style-name="ce84"/>
          <table:table-cell table:style-name="ce22" office:value-type="string" calcext:value-type="string">
            <text:p/>
            <text:p>- Thanks to the intuition step, I found out that I misunderstood the </text:p>
            <text:p>problem early enough (at 4mn)</text:p>
            <text:p>- I used bitwise operation to check whether a number is even or odd</text:p>
            <text:p/>
          </table:table-cell>
          <table:table-cell table:style-name="ce27" table:formula="of:=IF([.$D33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57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3" calcext:value-type="date">
            <text:p>2020-08-1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32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7. Insert Interval:</text:p>
            <text:p/>
            <text:p>- I didn’t see the optimal solution with a binary search</text:p>
            <text:p/>
          </table:table-cell>
          <table:table-cell table:style-name="ce84"/>
          <table:table-cell table:style-name="ce22"/>
          <table:table-cell table:style-name="ce27" table:formula="of:=IF([.$D33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28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3" calcext:value-type="date">
            <text:p>2020-08-1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ubsets</text:p>
          </table:table-cell>
          <table:table-cell table:formula="of:= 10 - ([.$E333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86. Iterator for Combination:</text:p>
            <text:p/>
            <text:p>- Too slow</text:p>
            <text:p/>
          </table:table-cell>
          <table:table-cell table:style-name="ce84"/>
          <table:table-cell table:style-name="ce22"/>
          <table:table-cell table:style-name="ce27" table:formula="of:=IF([.$D33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25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8-12" calcext:value-type="date">
            <text:p>2020-08-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34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2. Meeting Rooms: </text:p>
            <text:p/>
            <text:p> - I didn’t spend enough time on building my intuition </text:p>
            <text:p/>
          </table:table-cell>
          <table:table-cell table:style-name="ce84"/>
          <table:table-cell table:style-name="ce22"/>
          <table:table-cell table:style-name="ce27" table:formula="of:=IF([.$D33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5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8-12" calcext:value-type="date">
            <text:p>2020-08-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335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6. Merge Intervals:</text:p>
            <text:p/>
            <text:p>- I am not happy about my code</text:p>
            <text:p/>
          </table:table-cell>
          <table:table-cell table:style-name="ce84"/>
          <table:table-cell table:style-name="ce22"/>
          <table:table-cell table:style-name="ce27" table:formula="of:=IF([.$D33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1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2" calcext:value-type="date">
            <text:p>2020-08-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36] - 20)/4" office:value-type="float" office:value="12.5" calcext:value-type="float">
            <text:p>12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19. Pascal's Triangle II:</text:p>
            <text:p/>
          </table:table-cell>
          <table:table-cell table:style-name="ce84"/>
          <table:table-cell table:style-name="ce22"/>
          <table:table-cell table:style-name="ce27" table:formula="of:=IF([.$D33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1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2" calcext:value-type="date">
            <text:p>2020-08-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37] - 20)/4" office:value-type="float" office:value="12.25" calcext:value-type="float">
            <text:p>12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18. Pascal's Triangle:</text:p>
            <text:p/>
          </table:table-cell>
          <table:table-cell table:style-name="ce84"/>
          <table:table-cell table:style-name="ce22"/>
          <table:table-cell table:style-name="ce27" table:formula="of:=IF([.$D33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70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1" calcext:value-type="date">
            <text:p>2020-08-1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N/A</text:p>
          </table:table-cell>
          <table:table-cell table:formula="of:= 10 - ([.$E338] - 20)/4" office:value-type="float" office:value="-7.5" calcext:value-type="float">
            <text:p>-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8. Insert into a Sorted Circular Linked List:</text:p>
            <text:p/>
            <text:p>- I didn’t see all cases during my intuition steps</text:p>
            <text:p>- I jumped too quickly into the implementation</text:p>
            <text:p/>
          </table:table-cell>
          <table:table-cell table:style-name="ce84"/>
          <table:table-cell table:style-name="ce22"/>
          <table:table-cell table:style-name="ce27" table:formula="of:=IF([.$D33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13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1" calcext:value-type="date">
            <text:p>2020-08-1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39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8. Copy List with Random Pointer:</text:p>
            <text:p/>
            <text:p>- I jumped to the solution without understanding the problem</text:p>
            <text:p>- I spent 30 minutes on the problem with a wrong understanding</text:p>
            <text:p>- I am still slow</text:p>
            <text:p/>
          </table:table-cell>
          <table:table-cell table:style-name="ce84" office:value-type="string" calcext:value-type="string">
            <text:p/>
            <text:p>- Python, be carefull on precedence with multiple assignments:</text:p>
            <text:p>head.next, head = clone, head.next (<text:span text:style-name="T4">Correct</text:span>)</text:p>
            <text:p>head, head.next= head.next, clone (<text:span text:style-name="T4">Incorrect</text:span>)</text:p>
          </table:table-cell>
          <table:table-cell table:style-name="ce22"/>
          <table:table-cell table:style-name="ce27" table:formula="of:=IF([.$D33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4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1" calcext:value-type="date">
            <text:p>2020-08-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40] - 20)/4" office:value-type="float" office:value="12.25" calcext:value-type="float">
            <text:p>12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47. Insertion Sort List:</text:p>
            <text:p/>
            <text:p>- </text:p>
            <text:p/>
          </table:table-cell>
          <table:table-cell table:style-name="ce84"/>
          <table:table-cell table:style-name="ce22"/>
          <table:table-cell table:style-name="ce27" table:formula="of:=IF([.$D34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14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1" calcext:value-type="date">
            <text:p>2020-08-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Fast-Slow-Pointers</text:p>
            <text:p>Recursion</text:p>
          </table:table-cell>
          <table:table-cell table:formula="of:= 10 - ([.$E341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8. Sort List:</text:p>
            <text:p/>
            <text:p>- I forgot how to find the time complexity of divide and conquer algorithm</text:p>
            <text:p/>
            <text:p/>
            <text:p/>
          </table:table-cell>
          <table:table-cell table:style-name="ce84"/>
          <table:table-cell table:style-name="ce22"/>
          <table:table-cell table:style-name="ce27" table:formula="of:=IF([.$D34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6">
          <table:table-cell table:style-name="ce1" office:value-type="string" calcext:value-type="string">
            <text:p>LC-34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1" calcext:value-type="date">
            <text:p>2020-08-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42] - 20)/4" office:value-type="float" office:value="14.25" calcext:value-type="float">
            <text:p>14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344. Reverse String:</text:p>
            <text:p/>
            <text:p/>
          </table:table-cell>
          <table:table-cell table:style-name="ce84" office:value-type="string" calcext:value-type="string">
            <text:p>- More BST problems</text:p>
          </table:table-cell>
          <table:table-cell table:style-name="ce22"/>
          <table:table-cell table:style-name="ce27" table:formula="of:=IF([.$D34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24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1" calcext:value-type="date">
            <text:p>2020-08-1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343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4. H-Index:</text:p>
            <text:p/>
            <text:p>- I didn’t see the optimal solution with counting sort</text:p>
            <text:p/>
          </table:table-cell>
          <table:table-cell table:style-name="ce84"/>
          <table:table-cell table:style-name="ce22"/>
          <table:table-cell table:style-name="ce27" table:formula="of:=IF([.$D34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11">
          <table:table-cell table:style-name="ce1" office:value-type="string" calcext:value-type="string">
            <text:p>LC-45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0" calcext:value-type="date">
            <text:p>2020-08-1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Fast-Slow-Pointers</text:p>
          </table:table-cell>
          <table:table-cell table:formula="of:= 10 - ([.$E344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57. Circular Array Loop:</text:p>
            <text:p/>
            <text:p>- Too slow</text:p>
            <text:p>- The code 1<text:span text:style-name="T1">st</text:span>. version was not clean</text:p>
            <text:p>- I forgot the cleanest way to code fast-slow pointers</text:p>
            <text:p/>
          </table:table-cell>
          <table:table-cell table:style-name="ce84"/>
          <table:table-cell table:style-name="ce22"/>
          <table:table-cell table:style-name="ce27" table:formula="of:=IF([.$D34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27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0" calcext:value-type="date">
            <text:p>2020-08-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N/A</text:p>
          </table:table-cell>
          <table:table-cell table:formula="of:= 10 - ([.$E345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0. Closest Binary Search Tree Value:</text:p>
            <text:p/>
            <text:p>- I didn’t see many crucial cases with BST</text:p>
            <text:p>- I don’t master BST data-structure</text:p>
            <text:p/>
          </table:table-cell>
          <table:table-cell table:style-name="ce84"/>
          <table:table-cell table:style-name="ce22"/>
          <table:table-cell table:style-name="ce27" table:formula="of:=IF([.$D34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7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0" calcext:value-type="date">
            <text:p>2020-08-1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46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7. 171. Excel Sheet Column Number:</text:p>
            <text:p/>
            <text:p>- Too Slow</text:p>
            <text:p/>
            <text:p/>
          </table:table-cell>
          <table:table-cell table:style-name="ce84"/>
          <table:table-cell table:style-name="ce22"/>
          <table:table-cell table:style-name="ce27" table:formula="of:=IF([.$D34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9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9" calcext:value-type="date">
            <text:p>2020-08-0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BFS</text:p>
          </table:table-cell>
          <table:table-cell table:formula="of:= 10 - ([.$E347] - 20)/4" office:value-type="float" office:value="2.75" calcext:value-type="float">
            <text:p>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94. Rotting Oranges:</text:p>
            <text:p/>
            <text:p>- Too slow</text:p>
            <text:p/>
            <text:p/>
          </table:table-cell>
          <table:table-cell table:style-name="ce84"/>
          <table:table-cell table:style-name="ce22"/>
          <table:table-cell table:style-name="ce27" table:formula="of:=IF([.$D34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23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7" calcext:value-type="date">
            <text:p>2020-08-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N/A</text:p>
          </table:table-cell>
          <table:table-cell table:formula="of:= 10 - ([.$E348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37. Delete Node in a Linked List:</text:p>
            <text:p/>
            <text:p>- I shifted all values after the deleted node to the left but I didn’t need to!</text:p>
            <text:p/>
            <text:p/>
          </table:table-cell>
          <table:table-cell table:style-name="ce84"/>
          <table:table-cell table:style-name="ce22"/>
          <table:table-cell table:style-name="ce27" table:formula="of:=IF([.$D34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9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7" calcext:value-type="date">
            <text:p>2020-08-0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49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2. Reverse Linked List II:</text:p>
            <text:p/>
            <text:p>- I struggled with pointers</text:p>
            <text:p/>
          </table:table-cell>
          <table:table-cell table:style-name="ce84" office:value-type="string" calcext:value-type="string">
            <text:p/>
            <text:p>- More linked list problems</text:p>
          </table:table-cell>
          <table:table-cell table:style-name="ce22"/>
          <table:table-cell table:style-name="ce27" table:formula="of:=IF([.$D34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8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7" calcext:value-type="date">
            <text:p>2020-08-0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50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6. Partition List:</text:p>
            <text:p/>
            <text:p>- I stuggled a little bit to figure out that I need 2 sentinel nodes</text:p>
            <text:p>- I struggled a little bit at the end since I was getting a cyclic list</text:p>
            <text:p/>
            <text:p/>
          </table:table-cell>
          <table:table-cell table:style-name="ce84"/>
          <table:table-cell table:style-name="ce22" office:value-type="string" calcext:value-type="string">
            <text:p/>
            <text:p>- I used sentinel node pattern</text:p>
            <text:p/>
          </table:table-cell>
          <table:table-cell table:style-name="ce27" table:formula="of:=IF([.$D35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2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7" calcext:value-type="date">
            <text:p>2020-08-0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51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. Merge Two Sorted Lists:</text:p>
            <text:p/>
            <text:p>- I didn’t notice the sentinel node pattern</text:p>
            <text:p/>
          </table:table-cell>
          <table:table-cell table:style-name="ce84"/>
          <table:table-cell table:style-name="ce22"/>
          <table:table-cell table:style-name="ce27" table:formula="of:=IF([.$D35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4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7" calcext:value-type="date">
            <text:p>2020-08-0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Fast-Slow-Pointers</text:p>
          </table:table-cell>
          <table:table-cell table:formula="of:= 10 - ([.$E352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3. Reorder List:</text:p>
            <text:p/>
            <text:p>- I am still slow </text:p>
            <text:p/>
          </table:table-cell>
          <table:table-cell table:style-name="ce84"/>
          <table:table-cell table:style-name="ce22"/>
          <table:table-cell table:style-name="ce27" table:formula="of:=IF([.$D35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6">
          <table:table-cell table:style-name="ce1" office:value-type="string" calcext:value-type="string">
            <text:p>LC-23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6" calcext:value-type="date">
            <text:p>2020-08-0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Fast-Slow-Pointers</text:p>
          </table:table-cell>
          <table:table-cell table:formula="of:= 10 - ([.$E353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34. Palindrome Linked List:</text:p>
            <text:p/>
            <text:p/>
          </table:table-cell>
          <table:table-cell table:style-name="ce84"/>
          <table:table-cell table:style-name="ce22"/>
          <table:table-cell table:style-name="ce27" table:formula="of:=IF([.$D35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20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8-06" calcext:value-type="date">
            <text:p>2020-08-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Fast-Slow-Pointers</text:p>
          </table:table-cell>
          <table:table-cell table:formula="of:= 10 - ([.$E354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2. Happy Number:</text:p>
            <text:p/>
            <text:p>- I struggled to analysis the time and space complexity</text:p>
            <text:p/>
          </table:table-cell>
          <table:table-cell table:style-name="ce84"/>
          <table:table-cell table:style-name="ce22"/>
          <table:table-cell table:style-name="ce27" table:formula="of:=IF([.$D35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87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6" calcext:value-type="date">
            <text:p>2020-08-0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inked-List</text:p>
          </table:table-cell>
          <table:table-cell office:value-type="string" calcext:value-type="string">
            <text:p>Fast-Slow-Pointers</text:p>
          </table:table-cell>
          <table:table-cell table:formula="of:= 10 - ([.$E355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76. Middle of the Linked List:</text:p>
            <text:p/>
            <text:p>- Struggled with the pointers</text:p>
            <text:p/>
          </table:table-cell>
          <table:table-cell table:style-name="ce84"/>
          <table:table-cell table:style-name="ce22"/>
          <table:table-cell table:style-name="ce27" table:formula="of:=IF([.$D35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32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6" calcext:value-type="date">
            <text:p>2020-08-0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N/A</text:p>
          </table:table-cell>
          <table:table-cell table:formula="of:= 10 - ([.$E356] - 20)/4" office:value-type="float" office:value="9.25" calcext:value-type="float">
            <text:p>9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328. Odd Even Linked List:</text:p>
            <text:p/>
          </table:table-cell>
          <table:table-cell table:style-name="ce84"/>
          <table:table-cell table:style-name="ce22"/>
          <table:table-cell table:style-name="ce27" table:formula="of:=IF([.$D35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44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6" calcext:value-type="date">
            <text:p>2020-08-0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57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42. Find All Duplicates in an Array:</text:p>
            <text:p/>
          </table:table-cell>
          <table:table-cell table:style-name="ce84"/>
          <table:table-cell table:style-name="ce22"/>
          <table:table-cell table:style-name="ce27" table:formula="of:=IF([.$D35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45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5" calcext:value-type="date">
            <text:p>2020-08-0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358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54. 4Sum II:</text:p>
            <text:p/>
            <text:p>- I jumped to the implementation with 2-pointers approaches</text:p>
            <text:p>Without taking the time to think about it</text:p>
            <text:p>- It was too long</text:p>
            <text:p/>
          </table:table-cell>
          <table:table-cell table:style-name="ce84"/>
          <table:table-cell table:style-name="ce22"/>
          <table:table-cell table:style-name="ce27" table:formula="of:=IF([.$D35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22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5" calcext:value-type="date">
            <text:p>2020-08-0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rie</text:p>
          </table:table-cell>
          <table:table-cell table:formula="of:= 10 - ([.$E359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1.  Add and Search Word - Data structure design:</text:p>
            <text:p/>
            <text:p>- Too slow</text:p>
            <text:p/>
          </table:table-cell>
          <table:table-cell table:style-name="ce84"/>
          <table:table-cell table:style-name="ce22"/>
          <table:table-cell table:style-name="ce27" table:formula="of:=IF([.$D35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92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4" calcext:value-type="date">
            <text:p>2020-08-0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0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23. 3Sum With Multiplicity:</text:p>
            <text:p/>
            <text:p>- I didn’t think about overflow issues</text:p>
            <text:p>- I didn’t read all information included in the description</text:p>
            <text:p/>
          </table:table-cell>
          <table:table-cell table:style-name="ce84"/>
          <table:table-cell table:style-name="ce22"/>
          <table:table-cell table:style-name="ce27" table:formula="of:=IF([.$D36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58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4" calcext:value-type="date">
            <text:p>2020-08-04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orting</text:p>
          </table:table-cell>
          <table:table-cell table:formula="of:= 10 - ([.$E361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81. Shortest Unsorted Continuous Subarray:</text:p>
            <text:p/>
          </table:table-cell>
          <table:table-cell table:style-name="ce84"/>
          <table:table-cell table:style-name="ce22"/>
          <table:table-cell table:style-name="ce27" table:formula="of:=IF([.$D36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6">
          <table:table-cell table:style-name="ce1" office:value-type="string" calcext:value-type="string">
            <text:p>LC-84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4" calcext:value-type="date">
            <text:p>2020-08-0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2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44. Backspace String Compare:</text:p>
            <text:p/>
            <text:p/>
          </table:table-cell>
          <table:table-cell table:style-name="ce84"/>
          <table:table-cell table:style-name="ce22"/>
          <table:table-cell table:style-name="ce27" table:formula="of:=IF([.$D36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1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8-04" calcext:value-type="date">
            <text:p>2020-08-0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3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8. 4Sum:</text:p>
            <text:p/>
            <text:p>- I didn’t see the recursive solution</text:p>
            <text:p/>
            <text:p/>
            <text:p/>
          </table:table-cell>
          <table:table-cell table:style-name="ce84"/>
          <table:table-cell table:style-name="ce22"/>
          <table:table-cell table:style-name="ce27" table:formula="of:=IF([.$D36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ED-00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4" calcext:value-type="date">
            <text:p>2020-08-0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4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ED-001. Dutch national flag problem</text:p>
            <text:p/>
            <text:p>- I saw the pattern but I was too slow to developped it</text:p>
            <text:p>- I struggled to manage the pointers</text:p>
            <text:p/>
          </table:table-cell>
          <table:table-cell table:style-name="ce84"/>
          <table:table-cell table:style-name="ce22"/>
          <table:table-cell table:style-name="ce27" table:formula="of:=IF([.$D36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71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3" calcext:value-type="date">
            <text:p>2020-08-0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5] - 20)/4" office:value-type="float" office:value="6" calcext:value-type="float">
            <text:p>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13. Subarray Product Less Than K:</text:p>
            <text:p/>
            <text:p>- I didn’t think about the overflow risk because of the operation</text:p>
            <text:p>- I didn’t think about the solution with a sum of logarithm</text:p>
            <text:p>- I was too slow</text:p>
            <text:p/>
          </table:table-cell>
          <table:table-cell table:style-name="ce84"/>
          <table:table-cell table:style-name="ce22"/>
          <table:table-cell table:style-name="ce27" table:formula="of:=IF([.$D36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25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8-03" calcext:value-type="date">
            <text:p>2020-08-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6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9. 3Sum Smaller:</text:p>
            <text:p/>
          </table:table-cell>
          <table:table-cell table:style-name="ce84"/>
          <table:table-cell table:style-name="ce22"/>
          <table:table-cell table:style-name="ce27" table:formula="of:=IF([.$D36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11">
          <table:table-cell table:style-name="ce1" office:value-type="string" calcext:value-type="string">
            <text:p>LC-1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8-03" calcext:value-type="date">
            <text:p>2020-08-0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7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6. 3Sum Closest:</text:p>
            <text:p/>
            <text:p>- I wasted 5 minutes in a wrong condition</text:p>
            <text:p>-  Even if I passed all test cases within the 1<text:span text:style-name="T1">st</text:span>. Submission, I didn’t </text:p>
            <text:p>thought about test cases that cover all branches of my code</text:p>
            <text:p/>
          </table:table-cell>
          <table:table-cell table:style-name="ce84"/>
          <table:table-cell table:style-name="ce22" office:value-type="string" calcext:value-type="string">
            <text:p/>
            <text:p>- Better than the 1<text:span text:style-name="T1">st</text:span>. Time</text:p>
          </table:table-cell>
          <table:table-cell table:style-name="ce27" table:formula="of:=IF([.$D36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8-03" calcext:value-type="date">
            <text:p>2020-08-0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8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. 3Sum</text:p>
            <text:p/>
            <text:p>- I didn’t see duplicate results</text:p>
            <text:p>- I am still slow</text:p>
            <text:p/>
          </table:table-cell>
          <table:table-cell table:style-name="ce84"/>
          <table:table-cell table:style-name="ce22"/>
          <table:table-cell table:style-name="ce27" table:formula="of:=IF([.$D36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99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3" calcext:value-type="date">
            <text:p>2020-08-0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9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77. Squares of a Sorted Array:</text:p>
            <text:p/>
          </table:table-cell>
          <table:table-cell table:style-name="ce84"/>
          <table:table-cell table:style-name="ce22"/>
          <table:table-cell table:style-name="ce27" table:formula="of:=IF([.$D36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12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3" calcext:value-type="date">
            <text:p>2020-08-0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0] - 20)/4" office:value-type="float" office:value="12.25" calcext:value-type="float">
            <text:p>12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25. Valid Palindrome:</text:p>
            <text:p/>
            <text:p>- I didn’t know 2 required python build-in functions:</text:p>
            <text:p>        -  1.  Get the lower/upper case of a string</text:p>
            <text:p>        -  2.  Check if a string is alpha numeric</text:p>
            <text:p/>
          </table:table-cell>
          <table:table-cell table:style-name="ce84"/>
          <table:table-cell table:style-name="ce22"/>
          <table:table-cell table:style-name="ce27" table:formula="of:=IF([.$D37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28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2" calcext:value-type="date">
            <text:p>2020-08-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1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83. Move Zeroes:</text:p>
            <text:p/>
          </table:table-cell>
          <table:table-cell table:style-name="ce84"/>
          <table:table-cell table:style-name="ce22"/>
          <table:table-cell table:style-name="ce27" table:formula="of:=IF([.$D37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2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2" calcext:value-type="date">
            <text:p>2020-08-0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2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. Remove Element:</text:p>
            <text:p/>
            <text:p>- I struggled with the pointers</text:p>
            <text:p/>
          </table:table-cell>
          <table:table-cell table:style-name="ce84"/>
          <table:table-cell table:style-name="ce22"/>
          <table:table-cell table:style-name="ce27" table:formula="of:=IF([.$D37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2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2" calcext:value-type="date">
            <text:p>2020-08-0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3] - 20)/4" office:value-type="float" office:value="12" calcext:value-type="float">
            <text:p>12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6. Remove Duplicates from Sorted Array:</text:p>
            <text:p/>
          </table:table-cell>
          <table:table-cell table:style-name="ce84"/>
          <table:table-cell table:style-name="ce22"/>
          <table:table-cell table:style-name="ce27" table:formula="of:=IF([.$D37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8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2" calcext:value-type="date">
            <text:p>2020-08-0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Two-Pointers</text:p>
          </table:table-cell>
          <table:table-cell table:formula="of:= 10 - ([.$E374] - 20)/4" office:value-type="float" office:value="7.75" calcext:value-type="float">
            <text:p>7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2. Remove Duplicates from Sorted List II:</text:p>
            <text:p/>
            <text:p>- I struggled to find to manage pointer and delete duplicates</text:p>
            <text:p/>
          </table:table-cell>
          <table:table-cell table:style-name="ce84" office:value-type="string" calcext:value-type="string">
            <text:p/>
            <text:p>- More problems with linked lists</text:p>
          </table:table-cell>
          <table:table-cell table:style-name="ce22" office:value-type="string" calcext:value-type="string">
            <text:p/>
            <text:p>- I used sentinel pattern</text:p>
          </table:table-cell>
          <table:table-cell table:style-name="ce27" table:formula="of:=IF([.$D37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8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2" calcext:value-type="date">
            <text:p>2020-08-0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Two-Pointers</text:p>
          </table:table-cell>
          <table:table-cell table:formula="of:= 10 - ([.$E375] - 20)/4" office:value-type="float" office:value="13.25" calcext:value-type="float">
            <text:p>13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83. Remove Duplicates from Sorted List:</text:p>
            <text:p/>
          </table:table-cell>
          <table:table-cell table:style-name="ce84"/>
          <table:table-cell table:style-name="ce22"/>
          <table:table-cell table:style-name="ce27" table:formula="of:=IF([.$D37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30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2" calcext:value-type="date">
            <text:p>2020-08-0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6] - 20)/4" office:value-type="float" office:value="8.25" calcext:value-type="float">
            <text:p>8.25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30. Substring with Concatenation of All Words:</text:p>
            <text:p/>
            <text:p>- I am still too slow</text:p>
            <text:p/>
          </table:table-cell>
          <table:table-cell table:style-name="ce84"/>
          <table:table-cell table:style-name="ce22"/>
          <table:table-cell table:style-name="ce27" table:formula="of:=IF([.$D37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472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2" calcext:value-type="date">
            <text:p>2020-08-0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377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472. Concatenated Words:</text:p>
            <text:p/>
            <text:p>- I didn’t use a Trie</text:p>
            <text:p/>
          </table:table-cell>
          <table:table-cell table:style-name="ce84"/>
          <table:table-cell table:style-name="ce22"/>
          <table:table-cell table:style-name="ce27" table:formula="of:=IF([.$D37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12">
          <table:table-cell table:style-name="ce1" office:value-type="string" calcext:value-type="string">
            <text:p>LC-76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1" calcext:value-type="date">
            <text:p>2020-08-0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8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76. Minimum Window Substring:</text:p>
            <text:p/>
            <text:p>- I didn’t see that I need to shrink the window since I am looking </text:p>
            <text:p>for the min window</text:p>
            <text:p>- I am too slow</text:p>
            <text:p/>
            <text:p/>
          </table:table-cell>
          <table:table-cell table:style-name="ce84"/>
          <table:table-cell table:style-name="ce22"/>
          <table:table-cell table:style-name="ce27" table:formula="of:=IF([.$D37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43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1" calcext:value-type="date">
            <text:p>2020-08-0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9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438. Find All Anagrams in a String:</text:p>
            <text:p/>
            <text:p>- I am still slow</text:p>
            <text:p/>
          </table:table-cell>
          <table:table-cell table:style-name="ce84"/>
          <table:table-cell table:style-name="ce22"/>
          <table:table-cell table:style-name="ce27" table:formula="of:=IF([.$D37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5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8-01" calcext:value-type="date">
            <text:p>2020-08-0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0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567. Permutation in String:</text:p>
            <text:p/>
            <text:p>- Too slow</text:p>
            <text:p>- I don’t cover all cases</text:p>
            <text:p/>
            <text:p/>
          </table:table-cell>
          <table:table-cell table:style-name="ce84"/>
          <table:table-cell table:style-name="ce22"/>
          <table:table-cell table:style-name="ce27" table:formula="of:=IF([.$D38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11">
          <table:table-cell table:style-name="ce1" office:value-type="string" calcext:value-type="string">
            <text:p>LC-35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1" calcext:value-type="date">
            <text:p>2020-08-0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Hash/Set</text:p>
            <text:p>Queue/Stack</text:p>
          </table:table-cell>
          <table:table-cell table:style-name="ce1" office:value-type="string" calcext:value-type="string">
            <text:p>N/A</text:p>
          </table:table-cell>
          <table:table-cell table:formula="of:= 10 - ([.$E381] - 20)/4" office:value-type="float" office:value="9.25" calcext:value-type="float">
            <text:p>9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359. Logger Rate Limiter:</text:p>
            <text:p/>
            <text:p>- My 1<text:span text:style-name="T1">st</text:span>. Solution was based with Hash only</text:p>
            <text:p>- I was too slow to come up with a solution with a Queue</text:p>
            <text:p/>
            <text:p/>
          </table:table-cell>
          <table:table-cell table:style-name="ce84" office:value-type="string" calcext:value-type="string">
            <text:p/>
            <text:p>- More problems with queue datastructure</text:p>
          </table:table-cell>
          <table:table-cell table:style-name="ce22"/>
          <table:table-cell table:style-name="ce27" table:formula="of:=IF([.$D38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52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1" calcext:value-type="date">
            <text:p>2020-08-0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82] - 20)/4" office:value-type="float" office:value="11.5" calcext:value-type="float">
            <text:p>11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20. Detect Capital:</text:p>
            <text:p/>
          </table:table-cell>
          <table:table-cell table:style-name="ce84"/>
          <table:table-cell table:style-name="ce22"/>
          <table:table-cell table:style-name="ce27" table:formula="of:=IF([.$D38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5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7-31" calcext:value-type="date">
            <text:p>2020-07-3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3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567. Permutation in String:</text:p>
            <text:p/>
            <text:p>- Too slow</text:p>
            <text:p/>
          </table:table-cell>
          <table:table-cell table:style-name="ce84"/>
          <table:table-cell table:style-name="ce22"/>
          <table:table-cell table:style-name="ce27" table:formula="of:=IF([.$D38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42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7-31" calcext:value-type="date">
            <text:p>2020-07-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4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424. Longest Repeating Character Replacement:</text:p>
            <text:p/>
            <text:p>- In the middle of the implementation, I struggled to find the key logic</text:p>
            <text:p>- Is the issue in my intuition step? I spend 10 minutes to build the intuition</text:p>
            <text:p/>
          </table:table-cell>
          <table:table-cell table:style-name="ce84"/>
          <table:table-cell table:style-name="ce22"/>
          <table:table-cell table:style-name="ce27" table:formula="of:=IF([.$D38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office:value-type="string" calcext:value-type="string">
            <text:p>LC-7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31" calcext:value-type="date">
            <text:p>2020-07-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385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70. Climbing Stairs:</text:p>
            <text:p/>
          </table:table-cell>
          <table:table-cell table:number-columns-repeated="2"/>
          <table:table-cell table:style-name="ce27" table:formula="of:=IF([.$D38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49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30" calcext:value-type="date">
            <text:p>2020-07-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6] - 20)/4" office:value-type="float" office:value="9.75" calcext:value-type="float">
            <text:p>9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493. Longest Subarray of 1's After Deleting One Element:</text:p>
            <text:p/>
            <text:p>- I didn’t see a case because I didn’t spend enough time with TDD</text:p>
            <text:p> </text:p>
          </table:table-cell>
          <table:table-cell table:number-columns-repeated="2"/>
          <table:table-cell table:style-name="ce27" table:formula="of:=IF([.$D38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30" calcext:value-type="date">
            <text:p>2020-07-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7] - 20)/4" office:value-type="float" office:value="9.25" calcext:value-type="float">
            <text:p>9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. Longest Substring Without Repeating Characters:</text:p>
            <text:p/>
          </table:table-cell>
          <table:table-cell table:number-columns-repeated="2"/>
          <table:table-cell table:style-name="ce27" table:formula="of:=IF([.$D38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90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30" calcext:value-type="date">
            <text:p>2020-07-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8] - 20)/4" office:value-type="float" office:value="12" calcext:value-type="float">
            <text:p>12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904. Fruit Into Baskets:</text:p>
            <text:p/>
          </table:table-cell>
          <table:table-cell table:number-columns-repeated="2"/>
          <table:table-cell table:style-name="ce27" table:formula="of:=IF([.$D38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140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30" calcext:value-type="date">
            <text:p>2020-07-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389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40. Word Break II:</text:p>
            <text:p/>
            <text:p>- Too slow</text:p>
            <text:p>- I struggled with the memorization</text:p>
            <text:p>- I stuggled with the time and space complexity</text:p>
            <text:p/>
          </table:table-cell>
          <table:table-cell/>
          <table:table-cell office:value-type="string" calcext:value-type="string">
            <text:p/>
            <text:p>- I didn’t strugle with the recursion</text:p>
            <text:p>- I finished the recursive solution after 15 minutes</text:p>
          </table:table-cell>
          <table:table-cell table:style-name="ce27" table:formula="of:=IF([.$D38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340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9" calcext:value-type="date">
            <text:p>2020-07-2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90] - 20)/4" office:value-type="float" office:value="-2.5" calcext:value-type="float">
            <text:p>-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0. Longest Substring with At Most K Distinct Characters:</text:p>
            <text:p/>
            <text:p>- Too slow</text:p>
            <text:p/>
          </table:table-cell>
          <table:table-cell table:number-columns-repeated="2"/>
          <table:table-cell table:style-name="ce27" table:formula="of:=IF([.$D39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39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9" calcext:value-type="date">
            <text:p>2020-07-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Recursion</text:p>
          </table:table-cell>
          <table:table-cell table:formula="of:= 10 - ([.$E391] - 20)/4" office:value-type="float" office:value="3" calcext:value-type="float">
            <text:p>3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95. Longest Substring with At Least K Repeating Characters:</text:p>
            <text:p/>
            <text:p>- I was too slow</text:p>
            <text:p>- I struggled with the recursion</text:p>
            <text:p/>
          </table:table-cell>
          <table:table-cell table:number-columns-repeated="2"/>
          <table:table-cell table:style-name="ce27" table:formula="of:=IF([.$D39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30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9" calcext:value-type="date">
            <text:p>2020-07-2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392] - 20)/4" office:value-type="float" office:value="-1.25" calcext:value-type="float">
            <text:p>-1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09. Best Time to Buy and Sell Stock with Cooldown:</text:p>
            <text:p/>
            <text:p>- I was too slow</text:p>
            <text:p>- My DP solution isn’t optimal</text:p>
            <text:p>- I don’t know DP + State Machine technique</text:p>
            <text:p/>
          </table:table-cell>
          <table:table-cell office:value-type="string" calcext:value-type="string">
            <text:p/>
            <text:p>- Work on DP</text:p>
            <text:p>- Work on DP + <text:span text:style-name="T4">Statemachine technique</text:span></text:p>
          </table:table-cell>
          <table:table-cell office:value-type="string" calcext:value-type="string">
            <text:p/>
            <text:p>- I saw that the problem is a DP problem early</text:p>
          </table:table-cell>
          <table:table-cell table:style-name="ce27" table:formula="of:=IF([.$D39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62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8" calcext:value-type="date">
            <text:p>2020-07-2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Greedy</text:p>
          </table:table-cell>
          <table:table-cell table:formula="of:= 10 - ([.$E393] - 20)/4" office:value-type="float" office:value="-1.25" calcext:value-type="float">
            <text:p>-1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21. Task Scheduler:</text:p>
            <text:p/>
            <text:p>- I didn’t see the greedy approach</text:p>
            <text:p>- I was too slow</text:p>
            <text:p/>
          </table:table-cell>
          <table:table-cell table:number-columns-repeated="2"/>
          <table:table-cell table:style-name="ce27" table:formula="of:=IF([.$D39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5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7" calcext:value-type="date">
            <text:p>2020-07-2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Sliding-Window</text:p>
          </table:table-cell>
          <table:table-cell table:formula="of:= 10 - ([.$E394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59. Longest Substring with At Most Two Distinct Characters:</text:p>
            <text:p/>
            <text:p>- </text:p>
            <text:p/>
          </table:table-cell>
          <table:table-cell table:number-columns-repeated="2"/>
          <table:table-cell table:style-name="ce27" table:formula="of:=IF([.$D39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0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7" calcext:value-type="date">
            <text:p>2020-07-27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DFS</text:p>
          </table:table-cell>
          <table:table-cell table:formula="of:= 10 - ([.$E395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06. Construct Binary Tree from Inorder and Postorder Traversal:</text:p>
            <text:p/>
            <text:p>- Stuggled to create the recursive function</text:p>
            <text:p/>
          </table:table-cell>
          <table:table-cell/>
          <table:table-cell office:value-type="string" calcext:value-type="string">
            <text:p/>
            <text:p>- I have seen the pattern early</text:p>
          </table:table-cell>
          <table:table-cell table:style-name="ce27" table:formula="of:=IF([.$D39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25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6" calcext:value-type="date">
            <text:p>2020-07-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396] - 20)/4" office:value-type="float" office:value="14" calcext:value-type="float">
            <text:p>14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58. Add Digits:</text:p>
            <text:p/>
          </table:table-cell>
          <table:table-cell table:number-columns-repeated="2"/>
          <table:table-cell table:style-name="ce27" table:formula="of:=IF([.$D39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0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5" calcext:value-type="date">
            <text:p>2020-07-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Sliding-Window</text:p>
          </table:table-cell>
          <table:table-cell table:formula="of:= 10 - ([.$E397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09. Minimum Size Subarray Sum:</text:p>
            <text:p/>
            <text:p>- I stuggled to implement the sliding window that changes its size</text:p>
            <text:p/>
          </table:table-cell>
          <table:table-cell table:number-columns-repeated="2"/>
          <table:table-cell table:style-name="ce27" table:formula="of:=IF([.$D39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2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5" calcext:value-type="date">
            <text:p>2020-07-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398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20. Contains Duplicate III:</text:p>
            <text:p/>
            <text:p>- I didn’t see the case where t (the diff limit) is too big</text:p>
            <text:p/>
          </table:table-cell>
          <table:table-cell table:number-columns-repeated="2"/>
          <table:table-cell table:style-name="ce27" table:formula="of:=IF([.$D39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21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5" calcext:value-type="date">
            <text:p>2020-07-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Hash</text:p>
          </table:table-cell>
          <table:table-cell table:formula="of:= 10 - ([.$E399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19. Contains Duplicate II:</text:p>
            <text:p/>
          </table:table-cell>
          <table:table-cell table:number-columns-repeated="2"/>
          <table:table-cell table:style-name="ce27" table:formula="of:=IF([.$D39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83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5" calcext:value-type="date">
            <text:p>2020-07-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  <text:p>Two-pointers</text:p>
          </table:table-cell>
          <table:table-cell table:formula="of:= 10 - ([.$E400] - 20)/4" office:value-type="float" office:value="12.5" calcext:value-type="float">
            <text:p>12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32. Flipping an Image:</text:p>
            <text:p/>
            <text:p/>
          </table:table-cell>
          <table:table-cell table:number-columns-repeated="2"/>
          <table:table-cell table:style-name="ce27" table:formula="of:=IF([.$D40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25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5" calcext:value-type="date">
            <text:p>2020-07-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401] - 20)/4" office:value-type="float" office:value="5" calcext:value-type="float">
            <text:p>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256. Encode Number:</text:p>
            <text:p/>
            <text:p>- I didn’t notice the pattern</text:p>
            <text:p/>
          </table:table-cell>
          <table:table-cell table:number-columns-repeated="2"/>
          <table:table-cell table:style-name="ce27" table:formula="of:=IF([.$D40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79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4" calcext:value-type="date">
            <text:p>2020-07-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Backtracking</text:p>
          </table:table-cell>
          <table:table-cell table:formula="of:= 10 - ([.$E402] - 20)/4" office:value-type="float" office:value="11.75" calcext:value-type="float">
            <text:p>11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97. All Paths From Source to Target:</text:p>
            <text:p/>
            <text:p>- I stuggled to analyze to the time and space complexity</text:p>
            <text:p> </text:p>
          </table:table-cell>
          <table:table-cell table:number-columns-repeated="2"/>
          <table:table-cell table:style-name="ce27" table:formula="of:=IF([.$D40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8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4" calcext:value-type="date">
            <text:p>2020-07-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Fast-Slow-Pointers</text:p>
          </table:table-cell>
          <table:table-cell table:formula="of:= 10 - ([.$E403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87. Find the Duplicate Number:</text:p>
            <text:p/>
            <text:p>- I didn’t see the cycle pattern</text:p>
            <text:p/>
            <text:p/>
          </table:table-cell>
          <table:table-cell table:number-columns-repeated="2"/>
          <table:table-cell table:style-name="ce27" table:formula="of:=IF([.$D40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34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4" calcext:value-type="date">
            <text:p>2020-07-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404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2. Power of Four:</text:p>
            <text:p/>
            <text:p>- I jumped to a solution before I understand the problem</text:p>
            <text:p>- I mixed power of 4 with divisible by 4</text:p>
            <text:p/>
          </table:table-cell>
          <table:table-cell table:number-columns-repeated="2"/>
          <table:table-cell table:style-name="ce27" table:formula="of:=IF([.$D40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47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4" calcext:value-type="date">
            <text:p>2020-07-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405] - 20)/4" office:value-type="float" office:value="13.75" calcext:value-type="float">
            <text:p>1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76. Number Complement:</text:p>
            <text:p/>
            <text:p>- I didn’t know the Python function: n.bit_length()</text:p>
            <text:p/>
          </table:table-cell>
          <table:table-cell table:number-columns-repeated="2"/>
          <table:table-cell table:style-name="ce27" table:formula="of:=IF([.$D40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6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3" calcext:value-type="date">
            <text:p>2020-07-2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6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60. Single Number III:</text:p>
            <text:p/>
            <text:p>- I came up with the naive solution only</text:p>
            <text:p/>
          </table:table-cell>
          <table:table-cell table:number-columns-repeated="2"/>
          <table:table-cell table:style-name="ce27" table:formula="of:=IF([.$D40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3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3" calcext:value-type="date">
            <text:p>2020-07-2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7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37. Single Number II:</text:p>
            <text:p/>
            <text:p>- I came up with the naive solution only</text:p>
            <text:p/>
          </table:table-cell>
          <table:table-cell table:number-columns-repeated="2"/>
          <table:table-cell table:style-name="ce27" table:formula="of:=IF([.$D40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38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3" calcext:value-type="date">
            <text:p>2020-07-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8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89. Find the Difference:</text:p>
            <text:p/>
          </table:table-cell>
          <table:table-cell table:number-columns-repeated="2"/>
          <table:table-cell table:style-name="ce27" table:formula="of:=IF([.$D40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13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3" calcext:value-type="date">
            <text:p>2020-07-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9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36. Single Number:</text:p>
            <text:p/>
            <text:p/>
          </table:table-cell>
          <table:table-cell table:number-columns-repeated="2"/>
          <table:table-cell table:style-name="ce27" table:formula="of:=IF([.$D40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98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2" calcext:value-type="date">
            <text:p>2020-07-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0] - 20)/4" office:value-type="float" office:value="9.25" calcext:value-type="float">
            <text:p>9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86. Interval List Intersections:</text:p>
            <text:p/>
            <text:p>- Too slow</text:p>
            <text:p/>
          </table:table-cell>
          <table:table-cell table:number-columns-repeated="2"/>
          <table:table-cell table:style-name="ce27" table:formula="of:=IF([.$D41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5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2" calcext:value-type="date">
            <text:p>2020-07-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1] - 20)/4" office:value-type="float" office:value="6.5" calcext:value-type="float">
            <text:p>6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53. Meeting Rooms II:</text:p>
            <text:p/>
            <text:p>- I didn’t notice the general case</text:p>
            <text:p>- I didn’t spend enough time on building my intuition</text:p>
            <text:p/>
          </table:table-cell>
          <table:table-cell table:number-columns-repeated="2"/>
          <table:table-cell table:style-name="ce27" table:formula="of:=IF([.$D41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5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2" calcext:value-type="date">
            <text:p>2020-07-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2] - 20)/4" office:value-type="float" office:value="13" calcext:value-type="float">
            <text:p>13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52. Meeting Rooms:</text:p>
            <text:p/>
            <text:p>- I didn’t spend enough time on building my intuition</text:p>
            <text:p/>
          </table:table-cell>
          <table:table-cell table:number-columns-repeated="2"/>
          <table:table-cell table:style-name="ce27" table:formula="of:=IF([.$D41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5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2" calcext:value-type="date">
            <text:p>2020-07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3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56. Merge Intervals:</text:p>
            <text:p/>
            <text:p>- I was too slow</text:p>
            <text:p/>
          </table:table-cell>
          <table:table-cell table:number-columns-repeated="2"/>
          <table:table-cell table:style-name="ce27" table:formula="of:=IF([.$D41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68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2" calcext:value-type="date">
            <text:p>2020-07-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14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80. Valid Palindrome II:</text:p>
            <text:p/>
            <text:p>- I didn’t see one special case: a   b   d   c   c   d   c   b   a</text:p>
            <text:p/>
          </table:table-cell>
          <table:table-cell table:number-columns-repeated="2"/>
          <table:table-cell table:style-name="ce27" table:formula="of:=IF([.$D41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41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2" calcext:value-type="date">
            <text:p>2020-07-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ath</text:p>
          </table:table-cell>
          <table:table-cell table:formula="of:= 10 - ([.$E415] - 20)/4" office:value-type="float" office:value="11.75" calcext:value-type="float">
            <text:p>11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15. Add Strings:</text:p>
            <text:p/>
            <text:p/>
          </table:table-cell>
          <table:table-cell table:number-columns-repeated="2"/>
          <table:table-cell table:style-name="ce27" table:formula="of:=IF([.$D41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95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2" calcext:value-type="date">
            <text:p>2020-07-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416] - 20)/4" office:value-type="float" office:value="11.5" calcext:value-type="float">
            <text:p>11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53. Verifying an Alien Dictionary:</text:p>
            <text:p/>
            <text:p>- I forget about the case “ab” and “abc”</text:p>
            <text:p/>
          </table:table-cell>
          <table:table-cell table:number-columns-repeated="2"/>
          <table:table-cell table:style-name="ce27" table:formula="of:=IF([.$D41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6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1" calcext:value-type="date">
            <text:p>2020-07-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acktracking</text:p>
          </table:table-cell>
          <table:table-cell table:formula="of:= 10 - ([.$E417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0. Permutation Sequence:</text:p>
            <text:p>- I was too slow</text:p>
            <text:p>- It jumped in a backtracking solution but it was not efficient (35 minutes)</text:p>
            <text:p>- I spent more than 60 minutes to come up with a quadratic solution</text:p>
            <text:p/>
          </table:table-cell>
          <table:table-cell table:number-columns-repeated="2"/>
          <table:table-cell table:style-name="ce27" table:formula="of:=IF([.$D41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4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1" calcext:value-type="date">
            <text:p>2020-07-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18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7. Permutations II:</text:p>
            <text:p/>
            <text:p>- I am still struggling with recursion (repition, without repitions)</text:p>
            <text:p>- I am too slow</text:p>
            <text:p/>
          </table:table-cell>
          <table:table-cell/>
          <table:table-cell office:value-type="string" calcext:value-type="string">
            <text:p/>
            <text:p>- I completed a first version in 25 minutes</text:p>
          </table:table-cell>
          <table:table-cell table:style-name="ce27" table:formula="of:=IF([.$D41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1" calcext:value-type="date">
            <text:p>2020-07-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419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9. Divide Two Integers:</text:p>
            <text:p/>
            <text:p>- I was too slow</text:p>
            <text:p>- I wasted lot of time just to division with -1 or 1</text:p>
            <text:p/>
          </table:table-cell>
          <table:table-cell office:value-type="string" calcext:value-type="string">
            <text:p/>
            <text:p>- Don’t wast time on less important cases/things</text:p>
          </table:table-cell>
          <table:table-cell office:value-type="string" calcext:value-type="string">
            <text:p/>
            <text:p>- I came up with the naive solution in 6mn</text:p>
          </table:table-cell>
          <table:table-cell table:style-name="ce27" table:formula="of:=IF([.$D41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1" calcext:value-type="date">
            <text:p>2020-07-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420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8. String to Integer (atoi):</text:p>
            <text:p/>
            <text:p>- I was slow</text:p>
            <text:p>- I didn’t clarify the case of an overflow: result isn’t an int</text:p>
            <text:p/>
          </table:table-cell>
          <table:table-cell table:number-columns-repeated="2"/>
          <table:table-cell table:style-name="ce27" table:formula="of:=IF([.$D42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4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1" calcext:value-type="date">
            <text:p>2020-07-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21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. Permutations:</text:p>
            <text:p/>
            <text:p>- I was slow</text:p>
            <text:p>- I stuggled in the recursion</text:p>
            <text:p>- I struggled in the time and space analysis</text:p>
            <text:p/>
          </table:table-cell>
          <table:table-cell table:number-columns-repeated="2"/>
          <table:table-cell table:style-name="ce27" table:formula="of:=IF([.$D42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7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1" calcext:value-type="date">
            <text:p>2020-07-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22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9. Word Search:</text:p>
            <text:p/>
            <text:p>- I was slow</text:p>
            <text:p>- I struggled to analyze the time complexity</text:p>
            <text:p/>
          </table:table-cell>
          <table:table-cell office:value-type="string" calcext:value-type="string">
            <text:p/>
            <text:p>- At each cell, the backtracking function could call itself 4 times</text:p>
            <text:p>- It’s like a 4-ary tree where each node has 4 children</text:p>
            <text:p>- The time complexity is then 4^the depth of the tree</text:p>
          </table:table-cell>
          <table:table-cell/>
          <table:table-cell table:style-name="ce27" table:formula="of:=IF([.$D42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0" calcext:value-type="date">
            <text:p>2020-07-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423] - 20)/4" office:value-type="float" office:value="9.5" calcext:value-type="float">
            <text:p>9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. ZigZag Conversion:</text:p>
            <text:p/>
            <text:p>- I wasted 5 minutes by trying to do a nested join ‘’.joint([‘’.join...])</text:p>
            <text:p/>
          </table:table-cell>
          <table:table-cell office:value-type="string" calcext:value-type="string">
            <text:p/>
            <text:p>- Don’t wast time on less important cases/things</text:p>
            <text:p>- Keep things simple even if they’re not clean and refactor later</text:p>
          </table:table-cell>
          <table:table-cell/>
          <table:table-cell table:style-name="ce27" table:formula="of:=IF([.$D42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1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0" calcext:value-type="date">
            <text:p>2020-07-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nked-List</text:p>
          </table:table-cell>
          <table:table-cell office:value-type="string" calcext:value-type="string">
            <text:p>Sentinel-Node</text:p>
            <text:p>Two-pointers</text:p>
          </table:table-cell>
          <table:table-cell table:formula="of:= 10 - ([.$E424] - 20)/4" office:value-type="float" office:value="11.75" calcext:value-type="float">
            <text:p>11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. Remove Nth Node From End of List:</text:p>
            <text:p/>
          </table:table-cell>
          <table:table-cell table:number-columns-repeated="2"/>
          <table:table-cell table:style-name="ce27" table:formula="of:=IF([.$D42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116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0" calcext:value-type="date">
            <text:p>2020-07-20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BFS</text:p>
          </table:table-cell>
          <table:table-cell table:formula="of:= 10 - ([.$E425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61. Maximum Level Sum of a Binary Tree:</text:p>
            <text:p/>
          </table:table-cell>
          <table:table-cell/>
          <table:table-cell office:value-type="string" calcext:value-type="string">
            <text:p/>
            <text:p>- I followed the process</text:p>
            <text:p/>
          </table:table-cell>
          <table:table-cell table:style-name="ce27" table:formula="of:=IF([.$D42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0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0" calcext:value-type="date">
            <text:p>2020-07-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ked-List</text:p>
          </table:table-cell>
          <table:table-cell office:value-type="string" calcext:value-type="string">
            <text:p>Sentinel-Node</text:p>
          </table:table-cell>
          <table:table-cell table:formula="of:= 10 - ([.$E426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03. Remove Linked List Elements:</text:p>
            <text:p/>
            <text:p>- I didn’t know about the sentinel node pattern</text:p>
            <text:p/>
          </table:table-cell>
          <table:table-cell/>
          <table:table-cell office:value-type="string" calcext:value-type="string">
            <text:p/>
            <text:p>- Followed the process</text:p>
            <text:p>- Came up with multiple test cases</text:p>
            <text:p>- I thought about optimizations</text:p>
            <text:p/>
          </table:table-cell>
          <table:table-cell table:style-name="ce27" table:formula="of:=IF([.$D42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31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9" calcext:value-type="date">
            <text:p>2020-07-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BFS</text:p>
          </table:table-cell>
          <table:table-cell table:formula="of:= 10 - ([.$E427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10. Minimum Height Trees:</text:p>
            <text:p/>
            <text:p>- I came up with the naive solution (DFS) after 35 minutes</text:p>
            <text:p>- ?</text:p>
            <text:p/>
          </table:table-cell>
          <table:table-cell table:number-columns-repeated="2"/>
          <table:table-cell table:style-name="ce27" table:formula="of:=IF([.$D42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1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8" calcext:value-type="date">
            <text:p>2020-07-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Topo-sort</text:p>
          </table:table-cell>
          <table:table-cell table:formula="of:= 10 - ([.$E428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10. Course Schedule II:</text:p>
            <text:p/>
            <text:p>- I spent 38 minutes to figure out how to check if a graph is acyclic</text:p>
            <text:p>- I didn’t come up with a naive approach</text:p>
            <text:p/>
          </table:table-cell>
          <table:table-cell office:value-type="string" calcext:value-type="string">
            <text:p/>
            <text:p>- Refresh Graph, acyclic, topo-sort, SCC, DFS, BFS</text:p>
          </table:table-cell>
          <table:table-cell office:value-type="string" calcext:value-type="string">
            <text:p/>
            <text:p>- Except the acyclic check, I coded the solution in 12 minutes</text:p>
            <text:p>- I followed the process</text:p>
          </table:table-cell>
          <table:table-cell table:style-name="ce27" table:formula="of:=IF([.$D42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1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7" calcext:value-type="date">
            <text:p>2020-07-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p</text:p>
            <text:p>Quick-Select</text:p>
          </table:table-cell>
          <table:table-cell office:value-type="string" calcext:value-type="string">
            <text:p>K-largest</text:p>
          </table:table-cell>
          <table:table-cell table:formula="of:= 10 - ([.$E429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15. Kth Largest Element in an Array:</text:p>
            <text:p/>
            <text:p>- I struggled to find the condition when to stop</text:p>
            <text:p/>
          </table:table-cell>
          <table:table-cell office:value-type="string" calcext:value-type="string">
            <text:p/>
            <text:p>- Quick Sort/Select the item that won’t be moved later on is the </text:p>
            <text:p>Pivot</text:p>
          </table:table-cell>
          <table:table-cell office:value-type="string" calcext:value-type="string">
            <text:p>- Implemented 3 solutions in 30 mn</text:p>
            <text:p>- I analyse each solution and I noticed that we could do better</text:p>
            <text:p>- I followed the process</text:p>
          </table:table-cell>
          <table:table-cell table:style-name="ce27" table:formula="of:=IF([.$D42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34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7" calcext:value-type="date">
            <text:p>2020-07-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K-largest</text:p>
          </table:table-cell>
          <table:table-cell table:formula="of:= 10 - ([.$E430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7. Top K Frequent Elements:</text:p>
            <text:p/>
            <text:p>- I created first a heap of size n</text:p>
            <text:p>- I should have created a heap of size k</text:p>
            <text:p>- I didn’t know the Quick Select solution: Linear</text:p>
            <text:p/>
          </table:table-cell>
          <table:table-cell office:value-type="string" calcext:value-type="string">
            <text:p/>
            <text:p>- To review heap sort</text:p>
            <text:p>- To review Quick Sort</text:p>
            <text:p>- To review Quick Select</text:p>
          </table:table-cell>
          <table:table-cell/>
          <table:table-cell table:style-name="ce27" table:formula="of:=IF([.$D43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74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6" calcext:value-type="date">
            <text:p>2020-07-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Shortest-Path</text:p>
          </table:table-cell>
          <table:table-cell table:formula="of:= 10 - ([.$E431] - 20)/4" office:value-type="float" office:value="0.5" calcext:value-type="float">
            <text:p>0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43. Network Delay Time:</text:p>
            <text:p/>
            <text:p>- Too Slow</text:p>
            <text:p/>
          </table:table-cell>
          <table:table-cell table:number-columns-repeated="2"/>
          <table:table-cell table:style-name="ce27" table:formula="of:=IF([.$D43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4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6" calcext:value-type="date">
            <text:p>2020-07-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ath</text:p>
          </table:table-cell>
          <table:table-cell table:formula="of:= 10 - ([.$E432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3. Multiply Strings:</text:p>
            <text:p/>
            <text:p>- I was too slow</text:p>
            <text:p/>
          </table:table-cell>
          <table:table-cell table:number-columns-repeated="2"/>
          <table:table-cell table:style-name="ce27" table:formula="of:=IF([.$D43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31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70" office:value-type="date" office:date-value="2020-07-16" calcext:value-type="date">
            <text:p>2020-07-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3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31. Next Permutation: </text:p>
            <text:p/>
            <text:p> - I was slow</text:p>
            <text:p>- I missed one information and therefore come up with O(nlogn) solution</text:p>
            <text:p/>
          </table:table-cell>
          <table:table-cell table:number-columns-repeated="2"/>
          <table:table-cell table:style-name="ce27" table:formula="of:=IF([.$D43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4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5" calcext:value-type="date">
            <text:p>2020-07-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rray/String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34] - 20)/4" office:value-type="float" office:value="1.75" calcext:value-type="float">
            <text:p>1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40. Combination Sum II:</text:p>
            <text:p/>
            <text:p>- I struggled to remove duplicates</text:p>
            <text:p/>
          </table:table-cell>
          <table:table-cell table:number-columns-repeated="2"/>
          <table:table-cell table:style-name="ce27" table:formula="of:=IF([.$D43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3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5" calcext:value-type="date">
            <text:p>2020-07-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rray/String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35] - 20)/4" office:value-type="float" office:value="-5" calcext:value-type="float">
            <text:p>-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9. Combination Sum:</text:p>
            <text:p/>
            <text:p>- I thought that it was a problem like knapsack problem (DP)</text:p>
            <text:p>- I jumped in a DP implementation before I am sure</text:p>
            <text:p/>
            <text:p/>
          </table:table-cell>
          <table:table-cell office:value-type="string" calcext:value-type="string">
            <text:p/>
            <text:p>- Refresh Knapsack problems</text:p>
          </table:table-cell>
          <table:table-cell/>
          <table:table-cell table:style-name="ce27" table:formula="of:=IF([.$D43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3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5" calcext:value-type="date">
            <text:p>2020-07-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6] - 20)/4" office:value-type="float" office:value="9.75" calcext:value-type="float">
            <text:p>9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6. Valid Sudoku:</text:p>
            <text:p/>
            <text:p>- I wasted at list 5 minutes because of copy/past that I didn’t modify</text:p>
            <text:p/>
          </table:table-cell>
          <table:table-cell office:value-type="string" calcext:value-type="string">
            <text:p/>
            <text:p>- Read when something is pasted</text:p>
          </table:table-cell>
          <table:table-cell/>
          <table:table-cell table:style-name="ce27" table:formula="of:=IF([.$D43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3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5" calcext:value-type="date">
            <text:p>2020-07-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7] - 20)/4" office:value-type="float" office:value="10.25" calcext:value-type="float">
            <text:p>10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4. Find First and Last Position of Element in Sorted Array:</text:p>
            <text:p/>
            <text:p>- I struggled to analyze the time complexity</text:p>
            <text:p/>
          </table:table-cell>
          <table:table-cell table:number-columns-repeated="2"/>
          <table:table-cell table:style-name="ce27" table:formula="of:=IF([.$D43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3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5" calcext:value-type="date">
            <text:p>2020-07-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8] - 20)/4" office:value-type="float" office:value="-3.75" calcext:value-type="float">
            <text:p>-3.75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31. Next Permutation:</text:p>
            <text:p/>
            <text:p>- I struggled to understand the problem</text:p>
            <text:p>- I struggled to implement to naive solution</text:p>
            <text:p/>
          </table:table-cell>
          <table:table-cell table:number-columns-repeated="2"/>
          <table:table-cell table:style-name="ce27" table:formula="of:=IF([.$D43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15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5" calcext:value-type="date">
            <text:p>2020-07-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9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51. Reverse Words in a String:</text:p>
            <text:p/>
            <text:p>- I didn’t use the build function s.plit</text:p>
            <text:p>- It could be done in less than 5 minutes</text:p>
            <text:p/>
          </table:table-cell>
          <table:table-cell table:number-columns-repeated="2"/>
          <table:table-cell table:style-name="ce27" table:formula="of:=IF([.$D43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4" calcext:value-type="date">
            <text:p>2020-07-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Linked-List</text:p>
          </table:table-cell>
          <table:table-cell table:formula="of:= 10 - ([.$E440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4. Swap Nodes in Pairs:</text:p>
            <text:p/>
            <text:p>I am still stuggling with recursion</text:p>
            <text:p/>
          </table:table-cell>
          <table:table-cell table:number-columns-repeated="2"/>
          <table:table-cell table:style-name="ce27" table:formula="of:=IF([.$D44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2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4" calcext:value-type="date">
            <text:p>2020-07-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41] - 20)/4" office:value-type="float" office:value="10.75" calcext:value-type="float">
            <text:p>10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2. Generate Parentheses:</text:p>
            <text:p/>
            <text:p/>
          </table:table-cell>
          <table:table-cell table:number-columns-repeated="2"/>
          <table:table-cell table:style-name="ce27" table:formula="of:=IF([.$D44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5">
          <table:table-cell office:value-type="string" calcext:value-type="string">
            <text:p>LC-134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4" calcext:value-type="date">
            <text:p>2020-07-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442] - 20)/4" office:value-type="float" office:value="-3.75" calcext:value-type="float">
            <text:p>-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344. Angle Between Hands of a Clock:</text:p>
            <text:p/>
            <text:p>- I wasted lot of time trying to solve this problem with Triangles/sinus/</text:p>
            <text:p>Consinus</text:p>
            <text:p>- I didn’t read the hints</text:p>
            <text:p>- I notice that 1mn = 6 degree too late</text:p>
            <text:p>- I didn’t see that the solution is the difference between hour hand degree </text:p>
            <text:p>and minute hand degree</text:p>
            <text:p/>
          </table:table-cell>
          <table:table-cell table:number-columns-repeated="2"/>
          <table:table-cell table:style-name="ce27" table:formula="of:=IF([.$D44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1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3" calcext:value-type="date">
            <text:p>2020-07-1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43] - 20)/4" office:value-type="float" office:value="-2.5" calcext:value-type="float">
            <text:p>-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8. 4Sum:</text:p>
            <text:p/>
            <text:p>- I took long time to decide reuse two_sum</text:p>
            <text:p>- I didn’t reuse 3Sum</text:p>
            <text:p/>
          </table:table-cell>
          <table:table-cell table:number-columns-repeated="2"/>
          <table:table-cell table:style-name="ce27" table:formula="of:=IF([.$D44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6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3" calcext:value-type="date">
            <text:p>2020-07-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44] - 20)/4" office:value-type="float" office:value="12.5" calcext:value-type="float">
            <text:p>12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68. Missing Number:</text:p>
            <text:p/>
            <text:p>- I didn’t see what could be wrong with my solution if n is large</text:p>
            <text:p>- I didn’t see the bitwise solution</text:p>
            <text:p/>
          </table:table-cell>
          <table:table-cell table:number-columns-repeated="2"/>
          <table:table-cell table:style-name="ce27" table:formula="of:=IF([.$D44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3" calcext:value-type="date">
            <text:p>2020-07-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45] - 20)/4" office:value-type="float" office:value="8.5" calcext:value-type="float">
            <text:p>8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7. Letter Combinations of a Phone Number:</text:p>
            <text:p/>
            <text:p>- I am still struggling with the recursion</text:p>
            <text:p/>
          </table:table-cell>
          <table:table-cell table:number-columns-repeated="2"/>
          <table:table-cell table:style-name="ce27" table:formula="of:=IF([.$D44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61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3" calcext:value-type="date">
            <text:p>2020-07-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46] - 20)/4" office:value-type="float" office:value="5" calcext:value-type="float">
            <text:p>5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11. Valid Triangle Number:</text:p>
            <text:p/>
            <text:p>- I struggled to find the condition that make 3 numbers a valid </text:p>
            <text:p>Triangle</text:p>
            <text:p/>
          </table:table-cell>
          <table:table-cell office:value-type="string" calcext:value-type="string">
            <text:p/>
            <text:p>- a, b, c form a valid triangle if a + b &gt; c </text:p>
            <text:p>(c = max(a, b, c)</text:p>
          </table:table-cell>
          <table:table-cell office:value-type="string" calcext:value-type="string">
            <text:p/>
            <text:p>- I applied 3 sum algorithms (2 pointers)</text:p>
            <text:p>- Implementation took me 10 minutes</text:p>
          </table:table-cell>
          <table:table-cell table:style-name="ce27" table:formula="of:=IF([.$D44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25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3" calcext:value-type="date">
            <text:p>2020-07-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47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59. 3Sum Smaller:</text:p>
            <text:p/>
            <text:p>- I skipped the intuition step</text:p>
            <text:p>- I didn’t see the last trick in the intuition step</text:p>
            <text:p/>
            <text:p/>
          </table:table-cell>
          <table:table-cell/>
          <table:table-cell office:value-type="string" calcext:value-type="string">
            <text:p/>
            <text:p>- This version of 3Sum was easier</text:p>
          </table:table-cell>
          <table:table-cell table:style-name="ce27" table:formula="of:=IF([.$D44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2" calcext:value-type="date">
            <text:p>2020-07-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Bitwise</text:p>
          </table:table-cell>
          <table:table-cell table:formula="of:= 10 - MIN(10; (MAX(20; [.$E44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2"/>
          <table:table-cell table:style-name="ce27" table:formula="of:=IF([.$D44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3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1" calcext:value-type="date">
            <text:p>2020-07-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49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38. Product of Array Except Self:</text:p>
            <text:p/>
            <text:p>- I came up with the naive approach only: O(n**2)</text:p>
            <text:p/>
          </table:table-cell>
          <table:table-cell table:number-columns-repeated="2"/>
          <table:table-cell table:style-name="ce27" table:formula="of:=IF([.$D44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1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1" calcext:value-type="date">
            <text:p>2020-07-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50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6. 3Sum Closest:</text:p>
            <text:p/>
            <text:p>- I am still struggling on this problem even if I already did another </text:p>
            <text:p>Version of it</text:p>
            <text:p/>
          </table:table-cell>
          <table:table-cell table:number-columns-repeated="2"/>
          <table:table-cell table:style-name="ce27" table:formula="of:=IF([.$D45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1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1" calcext:value-type="date">
            <text:p>2020-07-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51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. Container With Most Water:</text:p>
            <text:p/>
            <text:p>- I didn’t see the window pattern right away</text:p>
            <text:p>- I didn’t notice that it’s a greedy algorithm right away</text:p>
            <text:p>- I proved the choice is safe after I have implemented the solution</text:p>
            <text:p/>
          </table:table-cell>
          <table:table-cell/>
          <table:table-cell office:value-type="string" calcext:value-type="string">
            <text:p/>
            <text:p>- I asked question about the fact that the problem isn’t </text:p>
            <text:p>mentionning a volume</text:p>
            <text:p>- I come up with a naive approach in 9 mn</text:p>
            <text:p/>
          </table:table-cell>
          <table:table-cell table:style-name="ce27" table:formula="of:=IF([.$D45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7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1" calcext:value-type="date">
            <text:p>2020-07-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52] - 20)/4" office:value-type="float" office:value="6.25" calcext:value-type="float">
            <text:p>6.25</text:p>
          </table:table-cell>
          <table:table-cell office:value-type="string" calcext:value-type="string">
            <text:p>toreview</text:p>
          </table:table-cell>
          <table:table-cell table:style-name="ce86" office:value-type="string" calcext:value-type="string">
            <text:p>LC-78. Subsets:</text:p>
            <text:p/>
            <text:p>- I was too slow</text:p>
            <text:p>- I stuggled to translate my idea to an algorithm</text:p>
            <text:p>- I stuggled to analyze the time and space complexities</text:p>
            <text:p/>
          </table:table-cell>
          <table:table-cell office:value-type="string" calcext:value-type="string">
            <text:p/>
            <text:p>- Refresh Combinations &amp; Permutations</text:p>
          </table:table-cell>
          <table:table-cell office:value-type="string" calcext:value-type="string">
            <text:p/>
            <text:p>- I followed the process</text:p>
          </table:table-cell>
          <table:table-cell table:style-name="ce27" table:formula="of:=IF([.$D45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tCI-16.2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0" calcext:value-type="date">
            <text:p>2020-07-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ie</text:p>
            <text:p>Hash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53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CtCI-16.20. T9 (Predictive Text):</text:p>
            <text:p/>
            <text:p>- I struggled in the recursion part</text:p>
            <text:p/>
            <text:p/>
          </table:table-cell>
          <table:table-cell table:number-columns-repeated="2"/>
          <table:table-cell table:style-name="ce27" table:formula="of:=IF([.$D45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2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0" calcext:value-type="date">
            <text:p>2020-07-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54] - 20)/4" office:value-type="float" office:value="-3.75" calcext:value-type="float">
            <text:p>-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27. Basic Calculator II:</text:p>
            <text:p/>
            <text:p>- I forgot about operators precedence</text:p>
            <text:p/>
          </table:table-cell>
          <table:table-cell office:value-type="string" calcext:value-type="string">
            <text:p/>
            <text:p>- Operators precedence: </text:p>
            <text:p>   - (*,/), (+,-), </text:p>
            <text:p>   - from left to right</text:p>
            <text:p/>
          </table:table-cell>
          <table:table-cell/>
          <table:table-cell table:style-name="ce27" table:formula="of:=IF([.$D45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0" calcext:value-type="date">
            <text:p>2020-07-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nked-List</text:p>
          </table:table-cell>
          <table:table-cell/>
          <table:table-cell table:formula="of:= 10 - ([.$E455] - 20)/4" office:value-type="float" office:value="8.75" calcext:value-type="float">
            <text:p>8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. Add Two Numbers:</text:p>
            <text:p/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27" table:formula="of:=IF([.$D45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43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0" calcext:value-type="date">
            <text:p>2020-07-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nked-List</text:p>
            <text:p>Tree</text:p>
            <text:p>Recursion</text:p>
          </table:table-cell>
          <table:table-cell/>
          <table:table-cell table:formula="of:= 10 - ([.$E456] - 20)/4" office:value-type="float" office:value="9" calcext:value-type="float">
            <text:p>9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30. Flatten a Multilevel Doubly Linked List:</text:p>
            <text:p/>
            <text:p>- I didn’t see that it could be done as a DFS preorder traversal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27" table:formula="of:=IF([.$D45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0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9" calcext:value-type="date">
            <text:p>2020-07-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ee</text:p>
            <text:p>BST</text:p>
            <text:p>Array/String</text:p>
          </table:table-cell>
          <table:table-cell/>
          <table:table-cell table:formula="of:= 10 - ([.$E457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08. Convert Sorted Array to Binary Search Tree:</text:p>
            <text:p/>
            <text:p>- I struggled in time and space analysis</text:p>
            <text:p/>
          </table:table-cell>
          <table:table-cell table:number-columns-repeated="2"/>
          <table:table-cell table:style-name="ce27" table:formula="of:=IF([.$D45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0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9" calcext:value-type="date">
            <text:p>2020-07-09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Tree</text:p>
          </table:table-cell>
          <table:table-cell/>
          <table:table-cell table:formula="of:= 10 - ([.$E458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00. Same Tree:</text:p>
            <text:p/>
            <text:p>- I wasted several minutes on if else logic</text:p>
            <text:p/>
          </table:table-cell>
          <table:table-cell table:number-columns-repeated="2"/>
          <table:table-cell table:style-name="ce27" table:formula="of:=IF([.$D45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1">
          <table:table-cell office:value-type="string" calcext:value-type="string">
            <text:p>LC-66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9" calcext:value-type="date">
            <text:p>2020-07-09</text:p>
          </table:table-cell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Tree</text:p>
          </table:table-cell>
          <table:table-cell/>
          <table:table-cell table:formula="of:= 10 - ([.$E459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2. Maximum Width of Binary Tree:</text:p>
            <text:p/>
            <text:p>- My 1<text:span text:style-name="T1">st</text:span>. Idea took me to a dead end but I didn’t see it </text:p>
            <text:p>during intution step</text:p>
            <text:p>- I was too slow</text:p>
            <text:p/>
          </table:table-cell>
          <table:table-cell office:value-type="string" calcext:value-type="string">
            <text:p/>
            <text:p>- More problem on Binary Tree</text:p>
            <text:p>- Choose the good example for the intuition</text:p>
            <text:p/>
          </table:table-cell>
          <table:table-cell office:value-type="string" calcext:value-type="string">
            <text:p/>
            <text:p/>
          </table:table-cell>
          <table:table-cell table:style-name="ce27" table:formula="of:=IF([.$D45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2">
          <table:table-cell office:value-type="string" calcext:value-type="string">
            <text:p>LC-1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8" calcext:value-type="date">
            <text:p>2020-07-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60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5. 3Sum</text:p>
            <text:p/>
            <text:p>- I didn’t notice the patterns (2 pointers)</text:p>
            <text:p>- My solution was too long</text:p>
            <text:p>- I didn’t notice all the scenarios</text:p>
            <text:p>- I was too slow</text:p>
            <text:p/>
          </table:table-cell>
          <table:table-cell office:value-type="string" calcext:value-type="string">
            <text:p/>
            <text:p>- More problems related to (sorted) arrays</text:p>
          </table:table-cell>
          <table:table-cell/>
          <table:table-cell table:style-name="ce27" table:formula="of:=IF([.$D46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7" calcext:value-type="date">
            <text:p>2020-07-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/String</text:p>
          </table:table-cell>
          <table:table-cell/>
          <table:table-cell table:formula="of:= 10 - MIN(10; (MAX(20; [.$E461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27" table:formula="of:=IF([.$D46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84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6" calcext:value-type="date">
            <text:p>2020-07-0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2] - 20)/4" office:value-type="float" office:value="3.75" calcext:value-type="float">
            <text:p>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49. Maximize Distance to Closest Person:</text:p>
            <text:p/>
            <text:p>- My intuition was good but I jumped to the code too early</text:p>
            <text:p/>
          </table:table-cell>
          <table:table-cell office:value-type="string" calcext:value-type="string">
            <text:p/>
            <text:p>- Intuition: make sure that your logic work</text:p>
            <text:p>- Intuition: find the different scenarios</text:p>
          </table:table-cell>
          <table:table-cell/>
          <table:table-cell table:style-name="ce27" table:formula="of:=IF([.$D46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70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6" calcext:value-type="date">
            <text:p>2020-07-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sh/Set</text:p>
          </table:table-cell>
          <table:table-cell/>
          <table:table-cell table:formula="of:= 10 - ([.$E463] - 20)/4" office:value-type="float" office:value="5" calcext:value-type="float">
            <text:p>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705. Design HashSet:</text:p>
            <text:p/>
            <text:p>- I was slow</text:p>
            <text:p/>
          </table:table-cell>
          <table:table-cell office:value-type="string" calcext:value-type="string">
            <text:p/>
            <text:p>- I need to review hashing course</text:p>
          </table:table-cell>
          <table:table-cell/>
          <table:table-cell table:style-name="ce27" table:formula="of:=IF([.$D46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16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6" calcext:value-type="date">
            <text:p>2020-07-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ray/String</text:p>
            <text:p>Hash</text:p>
          </table:table-cell>
          <table:table-cell/>
          <table:table-cell table:formula="of:= 10 - ([.$E464] - 20)/4" office:value-type="float" office:value="8.75" calcext:value-type="float">
            <text:p>8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60. Find Words That Can Be Formed by Characters:</text:p>
            <text:p/>
            <text:p>- I was slow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27" table:formula="of:=IF([.$D46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85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6" calcext:value-type="date">
            <text:p>2020-07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5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52.  Peak Index in a Mountain Array</text:p>
            <text:p/>
            <text:p>- I didn’t see the optimal solution: logn</text:p>
            <text:p/>
          </table:table-cell>
          <table:table-cell office:value-type="string" calcext:value-type="string">
            <text:p/>
            <text:p>- Sorted Arrays think about Binary Search</text:p>
          </table:table-cell>
          <table:table-cell office:value-type="string" calcext:value-type="string">
            <text:p/>
            <text:p>- I followed the process</text:p>
            <text:p/>
          </table:table-cell>
          <table:table-cell table:style-name="ce27" table:formula="of:=IF([.$D46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3">
          <table:table-cell office:value-type="string" calcext:value-type="string">
            <text:p>LC-36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6" calcext:value-type="date">
            <text:p>2020-07-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nked-List</text:p>
            <text:p>Recursion</text:p>
          </table:table-cell>
          <table:table-cell/>
          <table:table-cell table:formula="of:= 10 - ([.$E466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69. Plus One Linked List:</text:p>
            <text:p/>
            <text:p>- I struggle a little bit with the recursion</text:p>
            <text:p>- My iterative version was the traslation of the recursive one. </text:p>
            <text:p>There is better</text:p>
            <text:p>- I forgot to analyse it</text:p>
            <text:p>- I forgot to check if there is better solutions</text:p>
            <text:p/>
          </table:table-cell>
          <table:table-cell office:value-type="string" calcext:value-type="string">
            <text:p/>
            <text:p>- To do more recursive functions</text:p>
            <text:p/>
          </table:table-cell>
          <table:table-cell office:value-type="string" calcext:value-type="string">
            <text:p/>
            <text:p>- I saw that there’re 2 solutions: recursion and iterative + a stack</text:p>
            <text:p>- My iterative solution was smooth</text:p>
          </table:table-cell>
          <table:table-cell table:style-name="ce27" table:formula="of:=IF([.$D46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6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6" calcext:value-type="date">
            <text:p>2020-07-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7] - 20)/4" office:value-type="float" office:value="11.5" calcext:value-type="float">
            <text:p>11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6. Plus One:</text:p>
            <text:p/>
            <text:p>- I jumped to the solution before I understand well the problem</text:p>
            <text:p>- I made an assumption: I didn’t know what the head of the list is</text:p>
            <text:p/>
          </table:table-cell>
          <table:table-cell office:value-type="string" calcext:value-type="string">
            <text:p/>
            <text:p/>
            <text:p>- The head of the list is the list’s 1<text:span text:style-name="T1">st</text:span> element</text:p>
          </table:table-cell>
          <table:table-cell office:value-type="string" calcext:value-type="string">
            <text:p/>
            <text:p/>
            <text:p>- I asked a question about the size of the array</text:p>
          </table:table-cell>
          <table:table-cell table:style-name="ce27" table:formula="of:=IF([.$D46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5" calcext:value-type="date">
            <text:p>2020-07-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/>
          <table:table-cell table:formula="of:= 10 - MIN(10; (MAX(20; [.$E46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2"/>
          <table:table-cell table:style-name="ce27" table:formula="of:=IF([.$D46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6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4" calcext:value-type="date">
            <text:p>2020-07-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9] - 20)/4" office:value-type="float" office:value="4.5" calcext:value-type="float">
            <text:p>4.50</text:p>
          </table:table-cell>
          <table:table-cell/>
          <table:table-cell office:value-type="string" calcext:value-type="string">
            <text:p>LC-264. Ugly Number II:</text:p>
            <text:p/>
            <text:p>- I jumped to the solution before I am 100% on my idea.</text:p>
            <text:p/>
          </table:table-cell>
          <table:table-cell/>
          <table:table-cell office:value-type="string" calcext:value-type="string">
            <text:p/>
            <text:p>- The BFS intuition was good but I needed to test it to see </text:p>
            <text:p>The challenge</text:p>
          </table:table-cell>
          <table:table-cell table:style-name="ce27" table:formula="of:=IF([.$D46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2">
          <table:table-cell office:value-type="string" calcext:value-type="string">
            <text:p>LC-674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4" calcext:value-type="date">
            <text:p>2020-07-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70] - 20)/4" office:value-type="float" office:value="10.75" calcext:value-type="float">
            <text:p>10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74. Longest Continuous Increasing Subsequence</text:p>
            <text:p/>
            <text:p>- I didn't see an edge case (the array is sorted)</text:p>
            <text:p/>
            <text:p>- I didn’t clarify an assumption: strictly increasing </text:p>
            <text:p>insead of increasing only</text:p>
            <text:p/>
          </table:table-cell>
          <table:table-cell table:number-columns-repeated="2"/>
          <table:table-cell table:style-name="ce27" table:formula="of:=IF([.$D47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2">
          <table:table-cell table:style-name="ce63" office:value-type="string" calcext:value-type="string">
            <text:p>LC-669</text:p>
          </table:table-cell>
          <table:table-cell table:style-name="ce63" office:value-type="string" calcext:value-type="string">
            <text:p>Easy</text:p>
          </table:table-cell>
          <table:table-cell table:style-name="ce63" office:value-type="float" office:value="1" calcext:value-type="float">
            <text:p>1</text:p>
          </table:table-cell>
          <table:table-cell table:style-name="ce73" office:value-type="date" office:date-value="2020-07-04" calcext:value-type="date">
            <text:p>2020-07-04</text:p>
          </table:table-cell>
          <table:table-cell table:style-name="ce63" office:value-type="float" office:value="120" calcext:value-type="float">
            <text:p>120</text:p>
          </table:table-cell>
          <table:table-cell table:style-name="ce63" office:value-type="string" calcext:value-type="string">
            <text:p>Tree</text:p>
            <text:p>BST</text:p>
          </table:table-cell>
          <table:table-cell table:style-name="ce63"/>
          <table:table-cell table:formula="of:= 10 - ([.$E471] - 20)/4" office:value-type="float" office:value="-15" calcext:value-type="float">
            <text:p>-15.00</text:p>
          </table:table-cell>
          <table:table-cell table:style-name="ce63" office:value-type="string" calcext:value-type="string">
            <text:p>toreview</text:p>
          </table:table-cell>
          <table:table-cell table:style-name="ce86" office:value-type="string" calcext:value-type="string">
            <text:p>LC-669. Trim a Binary Search Tree:</text:p>
            <text:p/>
            <text:p>- I wanted to find lnode(L) and rnode(R) with BST find</text:p>
            <text:p>- I wanted then analyse to different cases from lnode and rnode</text:p>
            <text:p>- I struggle because NodeTree class doesn’t include parent</text:p>
            <text:p>- When I saw the solution, the problem become easy</text:p>
            <text:p/>
          </table:table-cell>
          <table:table-cell table:style-name="ce89"/>
          <table:table-cell table:style-name="ce93"/>
          <table:table-cell table:style-name="ce27" table:formula="of:=IF([.$D471] &lt;= TODAY();&quot;Display&quot;;&quot;Hide&quot;)" office:value-type="string" office:string-value="Display" calcext:value-type="string">
            <text:p>Display</text:p>
          </table:table-cell>
          <table:table-cell table:style-name="ce97" table:number-columns-repeated="1005"/>
          <table:table-cell table:number-columns-repeated="6"/>
        </table:table-row>
        <table:table-row table:style-name="ro15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70" office:value-type="date" office:date-value="2020-07-03" calcext:value-type="date">
            <text:p>2020-07-0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72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57: Prison Cells After N Days:</text:p>
            <text:p>- I stuggle to find a solutions for all cases: N &gt; cycle, N &lt; cycle</text:p>
            <text:p>- I started from utility functions before I solve the core of the problem</text:p>
            <text:p>- I didn’t notice that <text:span text:style-name="T3">ac  +  ~a ~c = ~a ^ c</text:span></text:p>
            <text:p>- I was slow to convert a list to a bitmap</text:p>
            <text:p>- I was slow to convert a bitmap to a list</text:p>
            <text:p/>
          </table:table-cell>
          <table:table-cell office:value-type="string" calcext:value-type="string">
            <text:p/>
            <text:p>- Solve the problem</text:p>
            <text:p>- Optimize after</text:p>
            <text:p/>
            <text:p>I would prefer if:</text:p>
            <text:p>- Create the utility functions returning constants</text:p>
            <text:p>- Solve the core of problem for constant</text:p>
            <text:p>- Implement the utility functions</text:p>
            <text:p/>
          </table:table-cell>
          <table:table-cell office:value-type="string" calcext:value-type="string">
            <text:p>- I completely forgot the problem </text:p>
            <text:p>- I saw the bitwise pattern right away: BCR and BCS</text:p>
            <text:p>- I saw easily how to compute the next state of cell: b = ac + ~a ~c</text:p>
          </table:table-cell>
          <table:table-cell table:style-name="ce27" table:formula="of:=IF([.$D47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2">
          <table:table-cell office:value-type="string" calcext:value-type="string">
            <text:p>LC-31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2" calcext:value-type="date">
            <text:p>2020-07-02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BFS</text:p>
          </table:table-cell>
          <table:table-cell table:formula="of:= 10 - ([.$E473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14. Binary Tree Vertical Order Traversal:</text:p>
            <text:p/>
            <text:p>- I jumped to the solution before I am 100% on my idea.</text:p>
            <text:p>- I thought that an in order traversal will work. It turns out, it doesn’t.</text:p>
            <text:p>- I didn’t see the special cases that are failing in order traversal</text:p>
            <text:p>- I stepped back too late: I found that a BFS is much more better</text:p>
            <text:p/>
          </table:table-cell>
          <table:table-cell office:value-type="string" calcext:value-type="string">
            <text:p/>
            <text:p>- Find a good test case during </text:p>
            <text:p>“Build My Intuition”</text:p>
            <text:p>- Test if the intuition is good on the test case</text:p>
          </table:table-cell>
          <table:table-cell office:value-type="string" calcext:value-type="string">
            <text:p/>
            <text:p>- I saw the solution right away</text:p>
            <text:p>- I used 2 lists (curr_level, next_level) to implement BFS traversal</text:p>
          </table:table-cell>
          <table:table-cell table:style-name="ce27" table:formula="of:=IF([.$D47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LC-10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2" calcext:value-type="date">
            <text:p>2020-07-02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BFS</text:p>
          </table:table-cell>
          <table:table-cell table:formula="of:= 10 - ([.$E474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03. Binary Tree Zigzag Level Order Traversal:</text:p>
            <text:p/>
            <text:p>- I jumped to the solution before I am 100% on my idea.</text:p>
            <text:p>- I wast few minutes to see that my 1<text:span text:style-name="T1">st</text:span> draft isn’t good</text:p>
            <text:p/>
          </table:table-cell>
          <table:table-cell office:value-type="string" calcext:value-type="string">
            <text:p/>
            <text:p>- Test if the intuition is good on the test case</text:p>
          </table:table-cell>
          <table:table-cell office:value-type="string" calcext:value-type="string">
            <text:p/>
            <text:p>- I saw the solution right away</text:p>
            <text:p>- My test case to build my intuition is good enough</text:p>
            <text:p>- I used 2 lists (curr_level, next_level) to implement BFS traversal</text:p>
            <text:p/>
          </table:table-cell>
          <table:table-cell table:style-name="ce27" table:formula="of:=IF([.$D47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1" calcext:value-type="date">
            <text:p>2020-07-0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MIN(10; (MAX(20; [.$E475]) - 20)/4)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2"/>
          <table:table-cell table:style-name="ce27" table:formula="of:=IF([.$D47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8" table:number-columns-repeated="7"/>
          <table:table-cell table:style-name="ce75"/>
          <table:table-cell table:style-name="ce68"/>
          <table:table-cell table:style-name="ce87"/>
          <table:table-cell table:style-name="ce90"/>
          <table:table-cell table:style-name="ce9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68" table:number-columns-repeated="7"/>
          <table:table-cell table:style-name="ce75"/>
          <table:table-cell table:style-name="ce68"/>
          <table:table-cell table:style-name="ce87"/>
          <table:table-cell table:style-name="ce90"/>
          <table:table-cell table:style-name="ce94"/>
          <table:table-cell table:number-columns-repeated="1012"/>
        </table:table-row>
        <table:table-row table:style-name="ro1" table:number-rows-repeated="10480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tem_Design_Problems_log" table:style-name="ta1">
        <table:table-column table:style-name="co8" table:default-cell-style-name="ce60"/>
        <table:table-column table:style-name="co13" table:default-cell-style-name="ce60"/>
        <table:table-column table:style-name="co14" table:default-cell-style-name="ce60"/>
        <table:table-column table:style-name="co4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number-columns-repeated="2" table:default-cell-style-name="ce60"/>
        <table:table-column table:style-name="co17" table:default-cell-style-name="ce85"/>
        <table:table-column table:style-name="co18" table:default-cell-style-name="ce88"/>
        <table:table-column table:style-name="co11" table:default-cell-style-name="ce92"/>
        <table:table-column table:style-name="co8" table:number-columns-repeated="1013" table:default-cell-style-name="ce96"/>
        <table:table-row table:style-name="ro1">
          <table:table-cell table:style-name="ce99" office:value-type="string" calcext:value-type="string">
            <text:p>Problem</text:p>
          </table:table-cell>
          <table:table-cell table:style-name="ce99" office:value-type="string" calcext:value-type="string">
            <text:p>Exp. Difficulty</text:p>
          </table:table-cell>
          <table:table-cell table:style-name="ce99" office:value-type="string" calcext:value-type="string">
            <text:p>Attempt</text:p>
          </table:table-cell>
          <table:table-cell table:style-name="ce99" office:value-type="string" calcext:value-type="string">
            <text:p>Date</text:p>
          </table:table-cell>
          <table:table-cell table:style-name="ce100" office:value-type="string" calcext:value-type="string">
            <text:p>Time</text:p>
          </table:table-cell>
          <table:table-cell table:style-name="ce100" office:value-type="string" calcext:value-type="string">
            <text:p>Subjects</text:p>
          </table:table-cell>
          <table:table-cell table:style-name="ce100"/>
          <table:table-cell table:style-name="ce100" office:value-type="string" calcext:value-type="string">
            <text:p>Next</text:p>
          </table:table-cell>
          <table:table-cell table:style-name="ce101" office:value-type="string" calcext:value-type="string">
            <text:p>Stuggles</text:p>
          </table:table-cell>
          <table:table-cell table:style-name="ce103" office:value-type="string" calcext:value-type="string">
            <text:p>How to improve</text:p>
          </table:table-cell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1">
          <table:table-cell table:style-name="ce99" table:number-columns-repeated="4"/>
          <table:table-cell table:style-name="ce100" table:number-columns-repeated="4"/>
          <table:table-cell table:style-name="ce101"/>
          <table:table-cell table:style-name="ce103"/>
          <table:table-cell table:number-columns-repeated="1014"/>
        </table:table-row>
        <table:table-row table:style-name="ro1">
          <table:table-cell table:style-name="ce63" table:number-columns-repeated="3"/>
          <table:table-cell table:style-name="ce73"/>
          <table:table-cell table:style-name="ce63" table:number-columns-repeated="4"/>
          <table:table-cell table:style-name="ce86"/>
          <table:table-cell table:style-name="ce89"/>
          <table:table-cell table:style-name="ce93"/>
          <table:table-cell table:style-name="ce97" table:number-columns-repeated="1013"/>
        </table:table-row>
        <table:table-row table:style-name="ro4">
          <table:table-cell table:style-name="ce2" office:value-type="string" calcext:value-type="string">
            <text:p>LC-200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date" office:date-value="2020-09-28" calcext:value-type="date">
            <text:p>2020-09-28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-16" calcext:value-type="float">
            <text:p>-16</text:p>
          </table:table-cell>
          <table:table-cell table:style-name="ce2" office:value-type="string" calcext:value-type="string">
            <text:p>toreview</text:p>
          </table:table-cell>
          <table:table-cell table:style-name="ce102" office:value-type="string" calcext:value-type="string">
            <text:p>Design WhatsApp:</text:p>
          </table:table-cell>
          <table:table-cell table:style-name="ce15" office:value-type="string" calcext:value-type="string">
            <text:p/>
            <text:p>- Read about notifications servers</text:p>
            <text:p>- WebApis</text:p>
            <text:p/>
          </table:table-cell>
          <table:table-cell table:style-name="ce84"/>
          <table:table-cell table:style-name="ce26" office:value-type="string" calcext:value-type="string">
            <text:p/>
            <text:p>- It was an actual interview question: Alida</text:p>
            <text:p>- I talked about the space and time complexity</text:p>
            <text:p/>
          </table:table-cell>
          <table:table-cell table:style-name="ce32" table:number-columns-repeated="1006"/>
          <table:table-cell table:style-name="ce98" table:number-columns-repeated="6"/>
        </table:table-row>
        <table:table-row table:style-name="ro1" table:number-rows-repeated="4">
          <table:table-cell table:number-columns-repeated="3"/>
          <table:table-cell table:style-name="ce70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gorithm_Problems_log_Chart" table:style-name="ta1">
        <table:shapes>
          <draw:frame draw:z-index="0" draw:style-name="gr1" draw:text-style-name="P1" svg:width="483.67mm" svg:height="208.49mm" svg:x="0mm" svg:y="10.58mm">
            <draw:object draw:notify-on-update-of-ranges="Algorithm_Problems_log_Chart.E1:Algorithm_Problems_log_Chart.E1 Algorithm_Problems_log_Chart.A2:Algorithm_Problems_log_Chart.A999 Algorithm_Problems_log_Chart.B1:Algorithm_Problems_log_Chart.B1 Algorithm_Problems_log_Chart.B2:Algorithm_Problems_log_Chart.B999 Algorithm_Problems_log_Chart.A2:Algorithm_Problems_log_Chart.A999 Algorithm_Problems_log_Chart.E1:Algorithm_Problems_log_Chart.E1 Algorithm_Problems_log_Chart.E2:Algorithm_Problems_log_Chart.E999 Algorithm_Problems_log_Chart.A2:Algorithm_Problems_log_Chart.A999 Algorithm_Problems_log_Chart.C1:Algorithm_Problems_log_Chart.C1 Algorithm_Problems_log_Chart.C2:Algorithm_Problems_log_Chart.C999 Algorithm_Problems_log_Chart.A2:Algorithm_Problems_log_Chart.A999 Algorithm_Problems_log_Chart.D1:Algorithm_Problems_log_Chart.D1 Algorithm_Problems_log_Chart.D2:Algorithm_Problems_log_Chart.D99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6" table:default-cell-style-name="ce70"/>
        <table:table-column table:style-name="co19" table:default-cell-style-name="ce60"/>
        <table:table-column table:style-name="co2" table:default-cell-style-name="ce60"/>
        <table:table-column table:style-name="co5" table:default-cell-style-name="ce60"/>
        <table:table-column table:style-name="co8" table:default-cell-style-name="ce96"/>
        <table:table-column table:style-name="co12" table:default-cell-style-name="ce96"/>
        <table:table-column table:style-name="co8" table:number-columns-repeated="1000" table:default-cell-style-name="ce96"/>
        <table:table-column table:style-name="co8" table:number-columns-repeated="5" table:default-cell-style-name="Default"/>
        <table:table-row table:style-name="ro1">
          <table:table-cell table:style-name="ce8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32" office:value-type="string" calcext:value-type="string">
            <text:p>Target</text:p>
          </table:table-cell>
          <table:table-cell table:style-name="ce32" office:value-type="string" calcext:value-type="string">
            <text:p>To_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 table:visibility="filter">
          <table:table-cell table:style-name="ce8" office:value-type="date" office:date-value="2020-10-15" calcext:value-type="date">
            <text:p>2020-10-15</text:p>
          </table:table-cell>
          <table:table-cell table:style-name="ce65" table:formula="of:=IFERROR(AVERAGEIFS([$Algorithm_Problems_log.$H$2:.$H$10237];[$Algorithm_Problems_log.$D$2:.$D$10237];[.$A2];[$Algorithm_Problems_log.$B$2:.$B$10237];&quot;Easy&quot;);[.$B3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2];[$Algorithm_Problems_log.$B$2:.$B$10237];&quot;Medium&quot;);[.$C3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2];[$Algorithm_Problems_log.$B$2:.$B$10237];&quot;Hard&quot;);[.$D3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2] &lt;= TODAY();&quot;Display&quot;;&quot;Hide&quot;)" office:value-type="string" office:string-value="Hide" calcext:value-type="string">
            <text:p>Hide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 table:visibility="filter">
          <table:table-cell table:style-name="ce8" office:value-type="date" office:date-value="2020-10-14" calcext:value-type="date">
            <text:p>2020-10-14</text:p>
          </table:table-cell>
          <table:table-cell table:style-name="ce65" table:formula="of:=IFERROR(AVERAGEIFS([$Algorithm_Problems_log.$H$2:.$H$10237];[$Algorithm_Problems_log.$D$2:.$D$10237];[.$A3];[$Algorithm_Problems_log.$B$2:.$B$10237];&quot;Easy&quot;);[.$B4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3];[$Algorithm_Problems_log.$B$2:.$B$10237];&quot;Medium&quot;);[.$C4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3];[$Algorithm_Problems_log.$B$2:.$B$10237];&quot;Hard&quot;);[.$D4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3] &lt;= TODAY();&quot;Display&quot;;&quot;Hide&quot;)" office:value-type="string" office:string-value="Hide" calcext:value-type="string">
            <text:p>Hide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 table:visibility="filter">
          <table:table-cell table:style-name="ce8" office:value-type="date" office:date-value="2020-10-13" calcext:value-type="date">
            <text:p>2020-10-13</text:p>
          </table:table-cell>
          <table:table-cell table:style-name="ce65" table:formula="of:=IFERROR(AVERAGEIFS([$Algorithm_Problems_log.$H$2:.$H$10237];[$Algorithm_Problems_log.$D$2:.$D$10237];[.$A4];[$Algorithm_Problems_log.$B$2:.$B$10237];&quot;Easy&quot;);[.$B5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4];[$Algorithm_Problems_log.$B$2:.$B$10237];&quot;Medium&quot;);[.$C5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4];[$Algorithm_Problems_log.$B$2:.$B$10237];&quot;Hard&quot;);[.$D5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4] &lt;= TODAY();&quot;Display&quot;;&quot;Hide&quot;)" office:value-type="string" office:string-value="Hide" calcext:value-type="string">
            <text:p>Hide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10-12" calcext:value-type="date">
            <text:p>2020-10-12</text:p>
          </table:table-cell>
          <table:table-cell table:style-name="ce65" table:formula="of:=IFERROR(AVERAGEIFS([$Algorithm_Problems_log.$H$2:.$H$10237];[$Algorithm_Problems_log.$D$2:.$D$10237];[.$A5];[$Algorithm_Problems_log.$B$2:.$B$10237];&quot;Easy&quot;);[.$B6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5];[$Algorithm_Problems_log.$B$2:.$B$10237];&quot;Medium&quot;);[.$C6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5];[$Algorithm_Problems_log.$B$2:.$B$10237];&quot;Hard&quot;);[.$D6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5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10-11" calcext:value-type="date">
            <text:p>2020-10-11</text:p>
          </table:table-cell>
          <table:table-cell table:style-name="ce65" table:formula="of:=IFERROR(AVERAGEIFS([$Algorithm_Problems_log.$H$2:.$H$10237];[$Algorithm_Problems_log.$D$2:.$D$10237];[.$A6];[$Algorithm_Problems_log.$B$2:.$B$10237];&quot;Easy&quot;);[.$B7])" office:value-type="float" office:value="9.75" calcext:value-type="float">
            <text:p>9.75</text:p>
          </table:table-cell>
          <table:table-cell table:style-name="ce65" table:formula="of:=IFERROR(AVERAGEIFS([$Algorithm_Problems_log.$H$2:.$H$10237];[$Algorithm_Problems_log.$D$2:.$D$10237];[.$A6];[$Algorithm_Problems_log.$B$2:.$B$10237];&quot;Medium&quot;);[.$C7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6];[$Algorithm_Problems_log.$B$2:.$B$10237];&quot;Hard&quot;);[.$D7])" office:value-type="float" office:value="4.75" calcext:value-type="float">
            <text:p>4.75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6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10-10" calcext:value-type="date">
            <text:p>2020-10-10</text:p>
          </table:table-cell>
          <table:table-cell table:style-name="ce65" table:formula="of:=IFERROR(AVERAGEIFS([$Algorithm_Problems_log.$H$2:.$H$10237];[$Algorithm_Problems_log.$D$2:.$D$10237];[.$A7];[$Algorithm_Problems_log.$B$2:.$B$10237];&quot;Easy&quot;);[.$B8])" office:value-type="float" office:value="9.75" calcext:value-type="float">
            <text:p>9.75</text:p>
          </table:table-cell>
          <table:table-cell table:style-name="ce65" table:formula="of:=IFERROR(AVERAGEIFS([$Algorithm_Problems_log.$H$2:.$H$10237];[$Algorithm_Problems_log.$D$2:.$D$10237];[.$A7];[$Algorithm_Problems_log.$B$2:.$B$10237];&quot;Medium&quot;);[.$C8])" office:value-type="float" office:value="9.9375" calcext:value-type="float">
            <text:p>9.94</text:p>
          </table:table-cell>
          <table:table-cell table:style-name="ce65" table:formula="of:=IFERROR(AVERAGEIFS([$Algorithm_Problems_log.$H$2:.$H$10237];[$Algorithm_Problems_log.$D$2:.$D$10237];[.$A7];[$Algorithm_Problems_log.$B$2:.$B$10237];&quot;Hard&quot;);[.$D8])" office:value-type="float" office:value="4.5" calcext:value-type="float">
            <text:p>4.5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7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10-09" calcext:value-type="date">
            <text:p>2020-10-09</text:p>
          </table:table-cell>
          <table:table-cell table:style-name="ce65" table:formula="of:=IFERROR(AVERAGEIFS([$Algorithm_Problems_log.$H$2:.$H$10237];[$Algorithm_Problems_log.$D$2:.$D$10237];[.$A8];[$Algorithm_Problems_log.$B$2:.$B$10237];&quot;Easy&quot;);[.$B9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8];[$Algorithm_Problems_log.$B$2:.$B$10237];&quot;Medium&quot;);[.$C9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8];[$Algorithm_Problems_log.$B$2:.$B$10237];&quot;Hard&quot;);[.$D9])" office:value-type="float" office:value="4.08333333333333" calcext:value-type="float">
            <text:p>4.08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8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10-08" calcext:value-type="date">
            <text:p>2020-10-08</text:p>
          </table:table-cell>
          <table:table-cell table:style-name="ce65" table:formula="of:=IFERROR(AVERAGEIFS([$Algorithm_Problems_log.$H$2:.$H$10237];[$Algorithm_Problems_log.$D$2:.$D$10237];[.$A9];[$Algorithm_Problems_log.$B$2:.$B$10237];&quot;Easy&quot;);[.$B10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9];[$Algorithm_Problems_log.$B$2:.$B$10237];&quot;Medium&quot;);[.$C10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9];[$Algorithm_Problems_log.$B$2:.$B$10237];&quot;Hard&quot;);[.$D10])" office:value-type="float" office:value="4.08333333333333" calcext:value-type="float">
            <text:p>4.08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9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10-07" calcext:value-type="date">
            <text:p>2020-10-07</text:p>
          </table:table-cell>
          <table:table-cell table:style-name="ce65" table:formula="of:=IFERROR(AVERAGEIFS([$Algorithm_Problems_log.$H$2:.$H$10237];[$Algorithm_Problems_log.$D$2:.$D$10237];[.$A10];[$Algorithm_Problems_log.$B$2:.$B$10237];&quot;Easy&quot;);[.$B11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0];[$Algorithm_Problems_log.$B$2:.$B$10237];&quot;Medium&quot;);[.$C11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10];[$Algorithm_Problems_log.$B$2:.$B$10237];&quot;Hard&quot;);[.$D11])" office:value-type="float" office:value="4.08333333333333" calcext:value-type="float">
            <text:p>4.08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0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10-06" calcext:value-type="date">
            <text:p>2020-10-06</text:p>
          </table:table-cell>
          <table:table-cell table:style-name="ce65" table:formula="of:=IFERROR(AVERAGEIFS([$Algorithm_Problems_log.$H$2:.$H$10237];[$Algorithm_Problems_log.$D$2:.$D$10237];[.$A11];[$Algorithm_Problems_log.$B$2:.$B$10237];&quot;Easy&quot;);[.$B12])" office:value-type="float" office:value="13.4166666666667" calcext:value-type="float">
            <text:p>13.42</text:p>
          </table:table-cell>
          <table:table-cell table:style-name="ce65" table:formula="of:=IFERROR(AVERAGEIFS([$Algorithm_Problems_log.$H$2:.$H$10237];[$Algorithm_Problems_log.$D$2:.$D$10237];[.$A11];[$Algorithm_Problems_log.$B$2:.$B$10237];&quot;Medium&quot;);[.$C12])" office:value-type="float" office:value="11.3" calcext:value-type="float">
            <text:p>11.30</text:p>
          </table:table-cell>
          <table:table-cell table:style-name="ce65" table:formula="of:=IFERROR(AVERAGEIFS([$Algorithm_Problems_log.$H$2:.$H$10237];[$Algorithm_Problems_log.$D$2:.$D$10237];[.$A11];[$Algorithm_Problems_log.$B$2:.$B$10237];&quot;Hard&quot;);[.$D12])" office:value-type="float" office:value="4.08333333333333" calcext:value-type="float">
            <text:p>4.08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1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10-05" calcext:value-type="date">
            <text:p>2020-10-05</text:p>
          </table:table-cell>
          <table:table-cell table:style-name="ce65" table:formula="of:=IFERROR(AVERAGEIFS([$Algorithm_Problems_log.$H$2:.$H$10237];[$Algorithm_Problems_log.$D$2:.$D$10237];[.$A12];[$Algorithm_Problems_log.$B$2:.$B$10237];&quot;Easy&quot;);[.$B13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2];[$Algorithm_Problems_log.$B$2:.$B$10237];&quot;Medium&quot;);[.$C13])" office:value-type="float" office:value="7.1875" calcext:value-type="float">
            <text:p>7.19</text:p>
          </table:table-cell>
          <table:table-cell table:style-name="ce65" table:formula="of:=IFERROR(AVERAGEIFS([$Algorithm_Problems_log.$H$2:.$H$10237];[$Algorithm_Problems_log.$D$2:.$D$10237];[.$A12];[$Algorithm_Problems_log.$B$2:.$B$10237];&quot;Hard&quot;);[.$D13])" office:value-type="float" office:value="3.5" calcext:value-type="float">
            <text:p>3.5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2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10-04" calcext:value-type="date">
            <text:p>2020-10-04</text:p>
          </table:table-cell>
          <table:table-cell table:style-name="ce65" table:formula="of:=IFERROR(AVERAGEIFS([$Algorithm_Problems_log.$H$2:.$H$10237];[$Algorithm_Problems_log.$D$2:.$D$10237];[.$A13];[$Algorithm_Problems_log.$B$2:.$B$10237];&quot;Easy&quot;);[.$B14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3];[$Algorithm_Problems_log.$B$2:.$B$10237];&quot;Medium&quot;);[.$C14])" office:value-type="float" office:value="2.125" calcext:value-type="float">
            <text:p>2.13</text:p>
          </table:table-cell>
          <table:table-cell table:style-name="ce65" table:formula="of:=IFERROR(AVERAGEIFS([$Algorithm_Problems_log.$H$2:.$H$10237];[$Algorithm_Problems_log.$D$2:.$D$10237];[.$A13];[$Algorithm_Problems_log.$B$2:.$B$10237];&quot;Hard&quot;);[.$D14])" office:value-type="float" office:value="3.5" calcext:value-type="float">
            <text:p>3.5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3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10-03" calcext:value-type="date">
            <text:p>2020-10-03</text:p>
          </table:table-cell>
          <table:table-cell table:style-name="ce65" table:formula="of:=IFERROR(AVERAGEIFS([$Algorithm_Problems_log.$H$2:.$H$10237];[$Algorithm_Problems_log.$D$2:.$D$10237];[.$A14];[$Algorithm_Problems_log.$B$2:.$B$10237];&quot;Easy&quot;);[.$B15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4];[$Algorithm_Problems_log.$B$2:.$B$10237];&quot;Medium&quot;);[.$C15])" office:value-type="float" office:value="8.6" calcext:value-type="float">
            <text:p>8.60</text:p>
          </table:table-cell>
          <table:table-cell table:style-name="ce65" table:formula="of:=IFERROR(AVERAGEIFS([$Algorithm_Problems_log.$H$2:.$H$10237];[$Algorithm_Problems_log.$D$2:.$D$10237];[.$A14];[$Algorithm_Problems_log.$B$2:.$B$10237];&quot;Hard&quot;);[.$D15])" office:value-type="float" office:value="0" calcext:value-type="float">
            <text:p>0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4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10-02" calcext:value-type="date">
            <text:p>2020-10-02</text:p>
          </table:table-cell>
          <table:table-cell table:style-name="ce65" table:formula="of:=IFERROR(AVERAGEIFS([$Algorithm_Problems_log.$H$2:.$H$10237];[$Algorithm_Problems_log.$D$2:.$D$10237];[.$A15];[$Algorithm_Problems_log.$B$2:.$B$10237];&quot;Easy&quot;);[.$B16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5];[$Algorithm_Problems_log.$B$2:.$B$10237];&quot;Medium&quot;);[.$C16])" office:value-type="float" office:value="9.41666666666667" calcext:value-type="float">
            <text:p>9.42</text:p>
          </table:table-cell>
          <table:table-cell table:style-name="ce65" table:formula="of:=IFERROR(AVERAGEIFS([$Algorithm_Problems_log.$H$2:.$H$10237];[$Algorithm_Problems_log.$D$2:.$D$10237];[.$A15];[$Algorithm_Problems_log.$B$2:.$B$10237];&quot;Hard&quot;);[.$D16])" office:value-type="float" office:value="0" calcext:value-type="float">
            <text:p>0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5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10-01" calcext:value-type="date">
            <text:p>2020-10-01</text:p>
          </table:table-cell>
          <table:table-cell table:style-name="ce65" table:formula="of:=IFERROR(AVERAGEIFS([$Algorithm_Problems_log.$H$2:.$H$10237];[$Algorithm_Problems_log.$D$2:.$D$10237];[.$A16];[$Algorithm_Problems_log.$B$2:.$B$10237];&quot;Easy&quot;);[.$B17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6];[$Algorithm_Problems_log.$B$2:.$B$10237];&quot;Medium&quot;);[.$C17])" office:value-type="float" office:value="10.75" calcext:value-type="float">
            <text:p>10.75</text:p>
          </table:table-cell>
          <table:table-cell table:style-name="ce65" table:formula="of:=IFERROR(AVERAGEIFS([$Algorithm_Problems_log.$H$2:.$H$10237];[$Algorithm_Problems_log.$D$2:.$D$10237];[.$A16];[$Algorithm_Problems_log.$B$2:.$B$10237];&quot;Hard&quot;);[.$D17])" office:value-type="float" office:value="-10.1666666666667" calcext:value-type="float">
            <text:p>-10.17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6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30" calcext:value-type="date">
            <text:p>2020-09-30</text:p>
          </table:table-cell>
          <table:table-cell table:style-name="ce65" table:formula="of:=IFERROR(AVERAGEIFS([$Algorithm_Problems_log.$H$2:.$H$10237];[$Algorithm_Problems_log.$D$2:.$D$10237];[.$A17];[$Algorithm_Problems_log.$B$2:.$B$10237];&quot;Easy&quot;);[.$B18])" office:value-type="float" office:value="11.5" calcext:value-type="float">
            <text:p>11.50</text:p>
          </table:table-cell>
          <table:table-cell table:style-name="ce65" table:formula="of:=IFERROR(AVERAGEIFS([$Algorithm_Problems_log.$H$2:.$H$10237];[$Algorithm_Problems_log.$D$2:.$D$10237];[.$A17];[$Algorithm_Problems_log.$B$2:.$B$10237];&quot;Medium&quot;);[.$C18])" office:value-type="float" office:value="9.5" calcext:value-type="float">
            <text:p>9.50</text:p>
          </table:table-cell>
          <table:table-cell table:style-name="ce65" table:formula="of:=IFERROR(AVERAGEIFS([$Algorithm_Problems_log.$H$2:.$H$10237];[$Algorithm_Problems_log.$D$2:.$D$10237];[.$A17];[$Algorithm_Problems_log.$B$2:.$B$10237];&quot;Hard&quot;);[.$D18])" office:value-type="float" office:value="1.25" calcext:value-type="float">
            <text:p>1.25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7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29" calcext:value-type="date">
            <text:p>2020-09-29</text:p>
          </table:table-cell>
          <table:table-cell table:style-name="ce65" table:formula="of:=IFERROR(AVERAGEIFS([$Algorithm_Problems_log.$H$2:.$H$10237];[$Algorithm_Problems_log.$D$2:.$D$10237];[.$A18];[$Algorithm_Problems_log.$B$2:.$B$10237];&quot;Easy&quot;);[.$B19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8];[$Algorithm_Problems_log.$B$2:.$B$10237];&quot;Medium&quot;);[.$C19])" office:value-type="float" office:value="9.5" calcext:value-type="float">
            <text:p>9.50</text:p>
          </table:table-cell>
          <table:table-cell table:style-name="ce65" table:formula="of:=IFERROR(AVERAGEIFS([$Algorithm_Problems_log.$H$2:.$H$10237];[$Algorithm_Problems_log.$D$2:.$D$10237];[.$A18];[$Algorithm_Problems_log.$B$2:.$B$10237];&quot;Hard&quot;);[.$D19])" office:value-type="float" office:value="6.33333333333333" calcext:value-type="float">
            <text:p>6.33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8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28" calcext:value-type="date">
            <text:p>2020-09-28</text:p>
          </table:table-cell>
          <table:table-cell table:style-name="ce65" table:formula="of:=IFERROR(AVERAGEIFS([$Algorithm_Problems_log.$H$2:.$H$10237];[$Algorithm_Problems_log.$D$2:.$D$10237];[.$A19];[$Algorithm_Problems_log.$B$2:.$B$10237];&quot;Easy&quot;);[.$B20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9];[$Algorithm_Problems_log.$B$2:.$B$10237];&quot;Medium&quot;);[.$C20])" office:value-type="float" office:value="9.5" calcext:value-type="float">
            <text:p>9.50</text:p>
          </table:table-cell>
          <table:table-cell table:style-name="ce65" table:formula="of:=IFERROR(AVERAGEIFS([$Algorithm_Problems_log.$H$2:.$H$10237];[$Algorithm_Problems_log.$D$2:.$D$10237];[.$A19];[$Algorithm_Problems_log.$B$2:.$B$10237];&quot;Hard&quot;);[.$D20])" office:value-type="float" office:value="6.33333333333333" calcext:value-type="float">
            <text:p>6.33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9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27" calcext:value-type="date">
            <text:p>2020-09-27</text:p>
          </table:table-cell>
          <table:table-cell table:style-name="ce65" table:formula="of:=IFERROR(AVERAGEIFS([$Algorithm_Problems_log.$H$2:.$H$10237];[$Algorithm_Problems_log.$D$2:.$D$10237];[.$A20];[$Algorithm_Problems_log.$B$2:.$B$10237];&quot;Easy&quot;);[.$B21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20];[$Algorithm_Problems_log.$B$2:.$B$10237];&quot;Medium&quot;);[.$C21])" office:value-type="float" office:value="6.375" calcext:value-type="float">
            <text:p>6.38</text:p>
          </table:table-cell>
          <table:table-cell table:style-name="ce65" table:formula="of:=IFERROR(AVERAGEIFS([$Algorithm_Problems_log.$H$2:.$H$10237];[$Algorithm_Problems_log.$D$2:.$D$10237];[.$A20];[$Algorithm_Problems_log.$B$2:.$B$10237];&quot;Hard&quot;);[.$D21])" office:value-type="float" office:value="6.33333333333333" calcext:value-type="float">
            <text:p>6.33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20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26" calcext:value-type="date">
            <text:p>2020-09-26</text:p>
          </table:table-cell>
          <table:table-cell table:style-name="ce65" table:formula="of:=IFERROR(AVERAGEIFS([$Algorithm_Problems_log.$H$2:.$H$10237];[$Algorithm_Problems_log.$D$2:.$D$10237];[.$A21];[$Algorithm_Problems_log.$B$2:.$B$10237];&quot;Easy&quot;);[.$B22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21];[$Algorithm_Problems_log.$B$2:.$B$10237];&quot;Medium&quot;);[.$C22])" office:value-type="float" office:value="3.875" calcext:value-type="float">
            <text:p>3.88</text:p>
          </table:table-cell>
          <table:table-cell table:style-name="ce65" table:formula="of:=IFERROR(AVERAGEIFS([$Algorithm_Problems_log.$H$2:.$H$10237];[$Algorithm_Problems_log.$D$2:.$D$10237];[.$A21];[$Algorithm_Problems_log.$B$2:.$B$10237];&quot;Hard&quot;);[.$D22])" office:value-type="float" office:value="6.33333333333333" calcext:value-type="float">
            <text:p>6.33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21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25" calcext:value-type="date">
            <text:p>2020-09-25</text:p>
          </table:table-cell>
          <table:table-cell table:style-name="ce65" table:formula="of:=IFERROR(AVERAGEIFS([$Algorithm_Problems_log.$H$2:.$H$10237];[$Algorithm_Problems_log.$D$2:.$D$10237];[.$A22];[$Algorithm_Problems_log.$B$2:.$B$10237];&quot;Easy&quot;);[.$B23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22];[$Algorithm_Problems_log.$B$2:.$B$10237];&quot;Medium&quot;);[.$C23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22];[$Algorithm_Problems_log.$B$2:.$B$10237];&quot;Hard&quot;);[.$D23])" office:value-type="float" office:value="7" calcext:value-type="float">
            <text:p>7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22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24" calcext:value-type="date">
            <text:p>2020-09-24</text:p>
          </table:table-cell>
          <table:table-cell table:style-name="ce65" table:formula="of:=IFERROR(AVERAGEIFS([$Algorithm_Problems_log.$H$2:.$H$10237];[$Algorithm_Problems_log.$D$2:.$D$10237];[.$A23];[$Algorithm_Problems_log.$B$2:.$B$10237];&quot;Easy&quot;);[.$B24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23];[$Algorithm_Problems_log.$B$2:.$B$10237];&quot;Medium&quot;);[.$C24])" office:value-type="float" office:value="8.83333333333333" calcext:value-type="float">
            <text:p>8.83</text:p>
          </table:table-cell>
          <table:table-cell table:style-name="ce65" table:formula="of:=IFERROR(AVERAGEIFS([$Algorithm_Problems_log.$H$2:.$H$10237];[$Algorithm_Problems_log.$D$2:.$D$10237];[.$A23];[$Algorithm_Problems_log.$B$2:.$B$10237];&quot;Hard&quot;);[.$D24])" office:value-type="float" office:value="7" calcext:value-type="float">
            <text:p>7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23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23" calcext:value-type="date">
            <text:p>2020-09-23</text:p>
          </table:table-cell>
          <table:table-cell table:style-name="ce65" table:formula="of:=IFERROR(AVERAGEIFS([$Algorithm_Problems_log.$H$2:.$H$10237];[$Algorithm_Problems_log.$D$2:.$D$10237];[.$A24];[$Algorithm_Problems_log.$B$2:.$B$10237];&quot;Easy&quot;);[.$B25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24];[$Algorithm_Problems_log.$B$2:.$B$10237];&quot;Medium&quot;);[.$C2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24];[$Algorithm_Problems_log.$B$2:.$B$10237];&quot;Hard&quot;);[.$D25])" office:value-type="float" office:value="7" calcext:value-type="float">
            <text:p>7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24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22" calcext:value-type="date">
            <text:p>2020-09-22</text:p>
          </table:table-cell>
          <table:table-cell table:style-name="ce65" table:formula="of:=IFERROR(AVERAGEIFS([$Algorithm_Problems_log.$H$2:.$H$10237];[$Algorithm_Problems_log.$D$2:.$D$10237];[.$A25];[$Algorithm_Problems_log.$B$2:.$B$10237];&quot;Easy&quot;);[.$B26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25];[$Algorithm_Problems_log.$B$2:.$B$10237];&quot;Medium&quot;);[.$C26])" office:value-type="float" office:value="9.85" calcext:value-type="float">
            <text:p>9.85</text:p>
          </table:table-cell>
          <table:table-cell table:style-name="ce65" table:formula="of:=IFERROR(AVERAGEIFS([$Algorithm_Problems_log.$H$2:.$H$10237];[$Algorithm_Problems_log.$D$2:.$D$10237];[.$A25];[$Algorithm_Problems_log.$B$2:.$B$10237];&quot;Hard&quot;);[.$D26])" office:value-type="float" office:value="7" calcext:value-type="float">
            <text:p>7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25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21" calcext:value-type="date">
            <text:p>2020-09-21</text:p>
          </table:table-cell>
          <table:table-cell table:style-name="ce65" table:formula="of:=IFERROR(AVERAGEIFS([$Algorithm_Problems_log.$H$2:.$H$10237];[$Algorithm_Problems_log.$D$2:.$D$10237];[.$A26];[$Algorithm_Problems_log.$B$2:.$B$10237];&quot;Easy&quot;);[.$B27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26];[$Algorithm_Problems_log.$B$2:.$B$10237];&quot;Medium&quot;);[.$C27])" office:value-type="float" office:value="11.25" calcext:value-type="float">
            <text:p>11.25</text:p>
          </table:table-cell>
          <table:table-cell table:style-name="ce65" table:formula="of:=IFERROR(AVERAGEIFS([$Algorithm_Problems_log.$H$2:.$H$10237];[$Algorithm_Problems_log.$D$2:.$D$10237];[.$A26];[$Algorithm_Problems_log.$B$2:.$B$10237];&quot;Hard&quot;);[.$D27])" office:value-type="float" office:value="7" calcext:value-type="float">
            <text:p>7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26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20" calcext:value-type="date">
            <text:p>2020-09-20</text:p>
          </table:table-cell>
          <table:table-cell table:style-name="ce65" table:formula="of:=IFERROR(AVERAGEIFS([$Algorithm_Problems_log.$H$2:.$H$10237];[$Algorithm_Problems_log.$D$2:.$D$10237];[.$A27];[$Algorithm_Problems_log.$B$2:.$B$10237];&quot;Easy&quot;);[.$B28])" office:value-type="float" office:value="13" calcext:value-type="float">
            <text:p>13.00</text:p>
          </table:table-cell>
          <table:table-cell table:style-name="ce65" table:formula="of:=IFERROR(AVERAGEIFS([$Algorithm_Problems_log.$H$2:.$H$10237];[$Algorithm_Problems_log.$D$2:.$D$10237];[.$A27];[$Algorithm_Problems_log.$B$2:.$B$10237];&quot;Medium&quot;);[.$C28])" office:value-type="float" office:value="7.875" calcext:value-type="float">
            <text:p>7.88</text:p>
          </table:table-cell>
          <table:table-cell table:style-name="ce65" table:formula="of:=IFERROR(AVERAGEIFS([$Algorithm_Problems_log.$H$2:.$H$10237];[$Algorithm_Problems_log.$D$2:.$D$10237];[.$A27];[$Algorithm_Problems_log.$B$2:.$B$10237];&quot;Hard&quot;);[.$D28])" office:value-type="float" office:value="7" calcext:value-type="float">
            <text:p>7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27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19" calcext:value-type="date">
            <text:p>2020-09-19</text:p>
          </table:table-cell>
          <table:table-cell table:style-name="ce65" table:formula="of:=IFERROR(AVERAGEIFS([$Algorithm_Problems_log.$H$2:.$H$10237];[$Algorithm_Problems_log.$D$2:.$D$10237];[.$A28];[$Algorithm_Problems_log.$B$2:.$B$10237];&quot;Easy&quot;);[.$B29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28];[$Algorithm_Problems_log.$B$2:.$B$10237];&quot;Medium&quot;);[.$C29])" office:value-type="float" office:value="6.91666666666667" calcext:value-type="float">
            <text:p>6.92</text:p>
          </table:table-cell>
          <table:table-cell table:style-name="ce65" table:formula="of:=IFERROR(AVERAGEIFS([$Algorithm_Problems_log.$H$2:.$H$10237];[$Algorithm_Problems_log.$D$2:.$D$10237];[.$A28];[$Algorithm_Problems_log.$B$2:.$B$10237];&quot;Hard&quot;);[.$D29])" office:value-type="float" office:value="-2" calcext:value-type="float">
            <text:p>-2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28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18" calcext:value-type="date">
            <text:p>2020-09-18</text:p>
          </table:table-cell>
          <table:table-cell table:style-name="ce65" table:formula="of:=IFERROR(AVERAGEIFS([$Algorithm_Problems_log.$H$2:.$H$10237];[$Algorithm_Problems_log.$D$2:.$D$10237];[.$A29];[$Algorithm_Problems_log.$B$2:.$B$10237];&quot;Easy&quot;);[.$B30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29];[$Algorithm_Problems_log.$B$2:.$B$10237];&quot;Medium&quot;);[.$C30])" office:value-type="float" office:value="4.875" calcext:value-type="float">
            <text:p>4.88</text:p>
          </table:table-cell>
          <table:table-cell table:style-name="ce65" table:formula="of:=IFERROR(AVERAGEIFS([$Algorithm_Problems_log.$H$2:.$H$10237];[$Algorithm_Problems_log.$D$2:.$D$10237];[.$A29];[$Algorithm_Problems_log.$B$2:.$B$10237];&quot;Hard&quot;);[.$D30])" office:value-type="float" office:value="-2" calcext:value-type="float">
            <text:p>-2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29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17" calcext:value-type="date">
            <text:p>2020-09-17</text:p>
          </table:table-cell>
          <table:table-cell table:style-name="ce65" table:formula="of:=IFERROR(AVERAGEIFS([$Algorithm_Problems_log.$H$2:.$H$10237];[$Algorithm_Problems_log.$D$2:.$D$10237];[.$A30];[$Algorithm_Problems_log.$B$2:.$B$10237];&quot;Easy&quot;);[.$B31])" office:value-type="float" office:value="13.28125" calcext:value-type="float">
            <text:p>13.28</text:p>
          </table:table-cell>
          <table:table-cell table:style-name="ce65" table:formula="of:=IFERROR(AVERAGEIFS([$Algorithm_Problems_log.$H$2:.$H$10237];[$Algorithm_Problems_log.$D$2:.$D$10237];[.$A30];[$Algorithm_Problems_log.$B$2:.$B$10237];&quot;Medium&quot;);[.$C31])" office:value-type="float" office:value="6.58333333333333" calcext:value-type="float">
            <text:p>6.58</text:p>
          </table:table-cell>
          <table:table-cell table:style-name="ce65" table:formula="of:=IFERROR(AVERAGEIFS([$Algorithm_Problems_log.$H$2:.$H$10237];[$Algorithm_Problems_log.$D$2:.$D$10237];[.$A30];[$Algorithm_Problems_log.$B$2:.$B$10237];&quot;Hard&quot;);[.$D31])" office:value-type="float" office:value="-2" calcext:value-type="float">
            <text:p>-2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30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16" calcext:value-type="date">
            <text:p>2020-09-16</text:p>
          </table:table-cell>
          <table:table-cell table:style-name="ce65" table:formula="of:=IFERROR(AVERAGEIFS([$Algorithm_Problems_log.$H$2:.$H$10237];[$Algorithm_Problems_log.$D$2:.$D$10237];[.$A31];[$Algorithm_Problems_log.$B$2:.$B$10237];&quot;Easy&quot;);[.$B32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31];[$Algorithm_Problems_log.$B$2:.$B$10237];&quot;Medium&quot;);[.$C32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31];[$Algorithm_Problems_log.$B$2:.$B$10237];&quot;Hard&quot;);[.$D32])" office:value-type="float" office:value="-2" calcext:value-type="float">
            <text:p>-2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31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15" calcext:value-type="date">
            <text:p>2020-09-15</text:p>
          </table:table-cell>
          <table:table-cell table:style-name="ce65" table:formula="of:=IFERROR(AVERAGEIFS([$Algorithm_Problems_log.$H$2:.$H$10237];[$Algorithm_Problems_log.$D$2:.$D$10237];[.$A32];[$Algorithm_Problems_log.$B$2:.$B$10237];&quot;Easy&quot;);[.$B33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32];[$Algorithm_Problems_log.$B$2:.$B$10237];&quot;Medium&quot;);[.$C33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32];[$Algorithm_Problems_log.$B$2:.$B$10237];&quot;Hard&quot;);[.$D33])" office:value-type="float" office:value="-2" calcext:value-type="float">
            <text:p>-2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32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14" calcext:value-type="date">
            <text:p>2020-09-14</text:p>
          </table:table-cell>
          <table:table-cell table:style-name="ce65" table:formula="of:=IFERROR(AVERAGEIFS([$Algorithm_Problems_log.$H$2:.$H$10237];[$Algorithm_Problems_log.$D$2:.$D$10237];[.$A33];[$Algorithm_Problems_log.$B$2:.$B$10237];&quot;Easy&quot;);[.$B34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33];[$Algorithm_Problems_log.$B$2:.$B$10237];&quot;Medium&quot;);[.$C34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33];[$Algorithm_Problems_log.$B$2:.$B$10237];&quot;Hard&quot;);[.$D34])" office:value-type="float" office:value="-2" calcext:value-type="float">
            <text:p>-2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33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13" calcext:value-type="date">
            <text:p>2020-09-13</text:p>
          </table:table-cell>
          <table:table-cell table:style-name="ce65" table:formula="of:=IFERROR(AVERAGEIFS([$Algorithm_Problems_log.$H$2:.$H$10237];[$Algorithm_Problems_log.$D$2:.$D$10237];[.$A34];[$Algorithm_Problems_log.$B$2:.$B$10237];&quot;Easy&quot;);[.$B35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34];[$Algorithm_Problems_log.$B$2:.$B$10237];&quot;Medium&quot;);[.$C35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34];[$Algorithm_Problems_log.$B$2:.$B$10237];&quot;Hard&quot;);[.$D35])" office:value-type="float" office:value="-2" calcext:value-type="float">
            <text:p>-2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34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12" calcext:value-type="date">
            <text:p>2020-09-12</text:p>
          </table:table-cell>
          <table:table-cell table:style-name="ce65" table:formula="of:=IFERROR(AVERAGEIFS([$Algorithm_Problems_log.$H$2:.$H$10237];[$Algorithm_Problems_log.$D$2:.$D$10237];[.$A35];[$Algorithm_Problems_log.$B$2:.$B$10237];&quot;Easy&quot;);[.$B36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35];[$Algorithm_Problems_log.$B$2:.$B$10237];&quot;Medium&quot;);[.$C36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35];[$Algorithm_Problems_log.$B$2:.$B$10237];&quot;Hard&quot;);[.$D36])" office:value-type="float" office:value="-2" calcext:value-type="float">
            <text:p>-2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35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11" calcext:value-type="date">
            <text:p>2020-09-11</text:p>
          </table:table-cell>
          <table:table-cell table:style-name="ce65" table:formula="of:=IFERROR(AVERAGEIFS([$Algorithm_Problems_log.$H$2:.$H$10237];[$Algorithm_Problems_log.$D$2:.$D$10237];[.$A36];[$Algorithm_Problems_log.$B$2:.$B$10237];&quot;Easy&quot;);[.$B37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36];[$Algorithm_Problems_log.$B$2:.$B$10237];&quot;Medium&quot;);[.$C37])" office:value-type="float" office:value="9.8125" calcext:value-type="float">
            <text:p>9.81</text:p>
          </table:table-cell>
          <table:table-cell table:style-name="ce65" table:formula="of:=IFERROR(AVERAGEIFS([$Algorithm_Problems_log.$H$2:.$H$10237];[$Algorithm_Problems_log.$D$2:.$D$10237];[.$A36];[$Algorithm_Problems_log.$B$2:.$B$10237];&quot;Hard&quot;);[.$D37])" office:value-type="float" office:value="-2" calcext:value-type="float">
            <text:p>-2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36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10" calcext:value-type="date">
            <text:p>2020-09-10</text:p>
          </table:table-cell>
          <table:table-cell table:style-name="ce65" table:formula="of:=IFERROR(AVERAGEIFS([$Algorithm_Problems_log.$H$2:.$H$10237];[$Algorithm_Problems_log.$D$2:.$D$10237];[.$A37];[$Algorithm_Problems_log.$B$2:.$B$10237];&quot;Easy&quot;);[.$B38])" office:value-type="float" office:value="9.25" calcext:value-type="float">
            <text:p>9.25</text:p>
          </table:table-cell>
          <table:table-cell table:style-name="ce65" table:formula="of:=IFERROR(AVERAGEIFS([$Algorithm_Problems_log.$H$2:.$H$10237];[$Algorithm_Problems_log.$D$2:.$D$10237];[.$A37];[$Algorithm_Problems_log.$B$2:.$B$10237];&quot;Medium&quot;);[.$C38])" office:value-type="float" office:value="-2" calcext:value-type="float">
            <text:p>-2.00</text:p>
          </table:table-cell>
          <table:table-cell table:style-name="ce65" table:formula="of:=IFERROR(AVERAGEIFS([$Algorithm_Problems_log.$H$2:.$H$10237];[$Algorithm_Problems_log.$D$2:.$D$10237];[.$A37];[$Algorithm_Problems_log.$B$2:.$B$10237];&quot;Hard&quot;);[.$D38])" office:value-type="float" office:value="-2" calcext:value-type="float">
            <text:p>-2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37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09" calcext:value-type="date">
            <text:p>2020-09-09</text:p>
          </table:table-cell>
          <table:table-cell table:style-name="ce65" table:formula="of:=IFERROR(AVERAGEIFS([$Algorithm_Problems_log.$H$2:.$H$10237];[$Algorithm_Problems_log.$D$2:.$D$10237];[.$A38];[$Algorithm_Problems_log.$B$2:.$B$10237];&quot;Easy&quot;);[.$B39])" office:value-type="float" office:value="9.9375" calcext:value-type="float">
            <text:p>9.94</text:p>
          </table:table-cell>
          <table:table-cell table:style-name="ce65" table:formula="of:=IFERROR(AVERAGEIFS([$Algorithm_Problems_log.$H$2:.$H$10237];[$Algorithm_Problems_log.$D$2:.$D$10237];[.$A38];[$Algorithm_Problems_log.$B$2:.$B$10237];&quot;Medium&quot;);[.$C39])" office:value-type="float" office:value="9.9375" calcext:value-type="float">
            <text:p>9.94</text:p>
          </table:table-cell>
          <table:table-cell table:style-name="ce65" table:formula="of:=IFERROR(AVERAGEIFS([$Algorithm_Problems_log.$H$2:.$H$10237];[$Algorithm_Problems_log.$D$2:.$D$10237];[.$A38];[$Algorithm_Problems_log.$B$2:.$B$10237];&quot;Hard&quot;);[.$D39])" office:value-type="float" office:value="-2" calcext:value-type="float">
            <text:p>-2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38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08" calcext:value-type="date">
            <text:p>2020-09-08</text:p>
          </table:table-cell>
          <table:table-cell table:style-name="ce65" table:formula="of:=IFERROR(AVERAGEIFS([$Algorithm_Problems_log.$H$2:.$H$10237];[$Algorithm_Problems_log.$D$2:.$D$10237];[.$A39];[$Algorithm_Problems_log.$B$2:.$B$10237];&quot;Easy&quot;);[.$B40])" office:value-type="float" office:value="11" calcext:value-type="float">
            <text:p>11.00</text:p>
          </table:table-cell>
          <table:table-cell table:style-name="ce65" table:formula="of:=IFERROR(AVERAGEIFS([$Algorithm_Problems_log.$H$2:.$H$10237];[$Algorithm_Problems_log.$D$2:.$D$10237];[.$A39];[$Algorithm_Problems_log.$B$2:.$B$10237];&quot;Medium&quot;);[.$C40])" office:value-type="float" office:value="7.08333333333333" calcext:value-type="float">
            <text:p>7.08</text:p>
          </table:table-cell>
          <table:table-cell table:style-name="ce65" table:formula="of:=IFERROR(AVERAGEIFS([$Algorithm_Problems_log.$H$2:.$H$10237];[$Algorithm_Problems_log.$D$2:.$D$10237];[.$A39];[$Algorithm_Problems_log.$B$2:.$B$10237];&quot;Hard&quot;);[.$D40])" office:value-type="float" office:value="-2" calcext:value-type="float">
            <text:p>-2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39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07" calcext:value-type="date">
            <text:p>2020-09-07</text:p>
          </table:table-cell>
          <table:table-cell table:style-name="ce65" table:formula="of:=IFERROR(AVERAGEIFS([$Algorithm_Problems_log.$H$2:.$H$10237];[$Algorithm_Problems_log.$D$2:.$D$10237];[.$A40];[$Algorithm_Problems_log.$B$2:.$B$10237];&quot;Easy&quot;);[.$B41])" office:value-type="float" office:value="9.375" calcext:value-type="float">
            <text:p>9.38</text:p>
          </table:table-cell>
          <table:table-cell table:style-name="ce65" table:formula="of:=IFERROR(AVERAGEIFS([$Algorithm_Problems_log.$H$2:.$H$10237];[$Algorithm_Problems_log.$D$2:.$D$10237];[.$A40];[$Algorithm_Problems_log.$B$2:.$B$10237];&quot;Medium&quot;);[.$C41])" office:value-type="float" office:value="9.75" calcext:value-type="float">
            <text:p>9.75</text:p>
          </table:table-cell>
          <table:table-cell table:style-name="ce65" table:formula="of:=IFERROR(AVERAGEIFS([$Algorithm_Problems_log.$H$2:.$H$10237];[$Algorithm_Problems_log.$D$2:.$D$10237];[.$A40];[$Algorithm_Problems_log.$B$2:.$B$10237];&quot;Hard&quot;);[.$D41])" office:value-type="float" office:value="-2" calcext:value-type="float">
            <text:p>-2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40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06" calcext:value-type="date">
            <text:p>2020-09-06</text:p>
          </table:table-cell>
          <table:table-cell table:style-name="ce65" table:formula="of:=IFERROR(AVERAGEIFS([$Algorithm_Problems_log.$H$2:.$H$10237];[$Algorithm_Problems_log.$D$2:.$D$10237];[.$A41];[$Algorithm_Problems_log.$B$2:.$B$10237];&quot;Easy&quot;);[.$B42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41];[$Algorithm_Problems_log.$B$2:.$B$10237];&quot;Medium&quot;);[.$C42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41];[$Algorithm_Problems_log.$B$2:.$B$10237];&quot;Hard&quot;);[.$D42])" office:value-type="float" office:value="-2" calcext:value-type="float">
            <text:p>-2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41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05" calcext:value-type="date">
            <text:p>2020-09-05</text:p>
          </table:table-cell>
          <table:table-cell table:style-name="ce65" table:formula="of:=IFERROR(AVERAGEIFS([$Algorithm_Problems_log.$H$2:.$H$10237];[$Algorithm_Problems_log.$D$2:.$D$10237];[.$A42];[$Algorithm_Problems_log.$B$2:.$B$10237];&quot;Easy&quot;);[.$B43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42];[$Algorithm_Problems_log.$B$2:.$B$10237];&quot;Medium&quot;);[.$C43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42];[$Algorithm_Problems_log.$B$2:.$B$10237];&quot;Hard&quot;);[.$D43])" office:value-type="float" office:value="-2" calcext:value-type="float">
            <text:p>-2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42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04" calcext:value-type="date">
            <text:p>2020-09-04</text:p>
          </table:table-cell>
          <table:table-cell table:style-name="ce65" table:formula="of:=IFERROR(AVERAGEIFS([$Algorithm_Problems_log.$H$2:.$H$10237];[$Algorithm_Problems_log.$D$2:.$D$10237];[.$A43];[$Algorithm_Problems_log.$B$2:.$B$10237];&quot;Easy&quot;);[.$B44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43];[$Algorithm_Problems_log.$B$2:.$B$10237];&quot;Medium&quot;);[.$C44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43];[$Algorithm_Problems_log.$B$2:.$B$10237];&quot;Hard&quot;);[.$D44])" office:value-type="float" office:value="-2" calcext:value-type="float">
            <text:p>-2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43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03" calcext:value-type="date">
            <text:p>2020-09-03</text:p>
          </table:table-cell>
          <table:table-cell table:style-name="ce65" table:formula="of:=IFERROR(AVERAGEIFS([$Algorithm_Problems_log.$H$2:.$H$10237];[$Algorithm_Problems_log.$D$2:.$D$10237];[.$A44];[$Algorithm_Problems_log.$B$2:.$B$10237];&quot;Easy&quot;);[.$B45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44];[$Algorithm_Problems_log.$B$2:.$B$10237];&quot;Medium&quot;);[.$C45])" office:value-type="float" office:value="6.375" calcext:value-type="float">
            <text:p>6.38</text:p>
          </table:table-cell>
          <table:table-cell table:style-name="ce65" table:formula="of:=IFERROR(AVERAGEIFS([$Algorithm_Problems_log.$H$2:.$H$10237];[$Algorithm_Problems_log.$D$2:.$D$10237];[.$A44];[$Algorithm_Problems_log.$B$2:.$B$10237];&quot;Hard&quot;);[.$D45])" office:value-type="float" office:value="-3.75" calcext:value-type="float">
            <text:p>-3.75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44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02" calcext:value-type="date">
            <text:p>2020-09-02</text:p>
          </table:table-cell>
          <table:table-cell table:style-name="ce65" table:formula="of:=IFERROR(AVERAGEIFS([$Algorithm_Problems_log.$H$2:.$H$10237];[$Algorithm_Problems_log.$D$2:.$D$10237];[.$A45];[$Algorithm_Problems_log.$B$2:.$B$10237];&quot;Easy&quot;);[.$B46])" office:value-type="float" office:value="-3.25" calcext:value-type="float">
            <text:p>-3.25</text:p>
          </table:table-cell>
          <table:table-cell table:style-name="ce65" table:formula="of:=IFERROR(AVERAGEIFS([$Algorithm_Problems_log.$H$2:.$H$10237];[$Algorithm_Problems_log.$D$2:.$D$10237];[.$A45];[$Algorithm_Problems_log.$B$2:.$B$10237];&quot;Medium&quot;);[.$C46])" office:value-type="float" office:value="5.16666666666667" calcext:value-type="float">
            <text:p>5.17</text:p>
          </table:table-cell>
          <table:table-cell table:style-name="ce65" table:formula="of:=IFERROR(AVERAGEIFS([$Algorithm_Problems_log.$H$2:.$H$10237];[$Algorithm_Problems_log.$D$2:.$D$10237];[.$A45];[$Algorithm_Problems_log.$B$2:.$B$10237];&quot;Hard&quot;);[.$D46])" office:value-type="float" office:value="-15" calcext:value-type="float">
            <text:p>-15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45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01" calcext:value-type="date">
            <text:p>2020-09-01</text:p>
          </table:table-cell>
          <table:table-cell table:style-name="ce65" table:formula="of:=IFERROR(AVERAGEIFS([$Algorithm_Problems_log.$H$2:.$H$10237];[$Algorithm_Problems_log.$D$2:.$D$10237];[.$A46];[$Algorithm_Problems_log.$B$2:.$B$10237];&quot;Easy&quot;);[.$B47])" office:value-type="float" office:value="-3.25" calcext:value-type="float">
            <text:p>-3.25</text:p>
          </table:table-cell>
          <table:table-cell table:style-name="ce65" table:formula="of:=IFERROR(AVERAGEIFS([$Algorithm_Problems_log.$H$2:.$H$10237];[$Algorithm_Problems_log.$D$2:.$D$10237];[.$A46];[$Algorithm_Problems_log.$B$2:.$B$10237];&quot;Medium&quot;);[.$C47])" office:value-type="float" office:value="7" calcext:value-type="float">
            <text:p>7.00</text:p>
          </table:table-cell>
          <table:table-cell table:style-name="ce65" table:formula="of:=IFERROR(AVERAGEIFS([$Algorithm_Problems_log.$H$2:.$H$10237];[$Algorithm_Problems_log.$D$2:.$D$10237];[.$A46];[$Algorithm_Problems_log.$B$2:.$B$10237];&quot;Hard&quot;);[.$D47])" office:value-type="float" office:value="-15" calcext:value-type="float">
            <text:p>-15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46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31" calcext:value-type="date">
            <text:p>2020-08-31</text:p>
          </table:table-cell>
          <table:table-cell table:style-name="ce65" table:formula="of:=IFERROR(AVERAGEIFS([$Algorithm_Problems_log.$H$2:.$H$10237];[$Algorithm_Problems_log.$D$2:.$D$10237];[.$A47];[$Algorithm_Problems_log.$B$2:.$B$10237];&quot;Easy&quot;);[.$B48])" office:value-type="float" office:value="6.25" calcext:value-type="float">
            <text:p>6.25</text:p>
          </table:table-cell>
          <table:table-cell table:style-name="ce65" table:formula="of:=IFERROR(AVERAGEIFS([$Algorithm_Problems_log.$H$2:.$H$10237];[$Algorithm_Problems_log.$D$2:.$D$10237];[.$A47];[$Algorithm_Problems_log.$B$2:.$B$10237];&quot;Medium&quot;);[.$C48])" office:value-type="float" office:value="10.875" calcext:value-type="float">
            <text:p>10.88</text:p>
          </table:table-cell>
          <table:table-cell table:style-name="ce65" table:formula="of:=IFERROR(AVERAGEIFS([$Algorithm_Problems_log.$H$2:.$H$10237];[$Algorithm_Problems_log.$D$2:.$D$10237];[.$A47];[$Algorithm_Problems_log.$B$2:.$B$10237];&quot;Hard&quot;);[.$D48])" office:value-type="float" office:value="-15" calcext:value-type="float">
            <text:p>-15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47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30" calcext:value-type="date">
            <text:p>2020-08-30</text:p>
          </table:table-cell>
          <table:table-cell table:style-name="ce65" table:formula="of:=IFERROR(AVERAGEIFS([$Algorithm_Problems_log.$H$2:.$H$10237];[$Algorithm_Problems_log.$D$2:.$D$10237];[.$A48];[$Algorithm_Problems_log.$B$2:.$B$10237];&quot;Easy&quot;);[.$B49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48];[$Algorithm_Problems_log.$B$2:.$B$10237];&quot;Medium&quot;);[.$C4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8];[$Algorithm_Problems_log.$B$2:.$B$10237];&quot;Hard&quot;);[.$D49])" office:value-type="float" office:value="-15" calcext:value-type="float">
            <text:p>-15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48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29" calcext:value-type="date">
            <text:p>2020-08-29</text:p>
          </table:table-cell>
          <table:table-cell table:style-name="ce65" table:formula="of:=IFERROR(AVERAGEIFS([$Algorithm_Problems_log.$H$2:.$H$10237];[$Algorithm_Problems_log.$D$2:.$D$10237];[.$A49];[$Algorithm_Problems_log.$B$2:.$B$10237];&quot;Easy&quot;);[.$B50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49];[$Algorithm_Problems_log.$B$2:.$B$10237];&quot;Medium&quot;);[.$C5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9];[$Algorithm_Problems_log.$B$2:.$B$10237];&quot;Hard&quot;);[.$D50])" office:value-type="float" office:value="-15" calcext:value-type="float">
            <text:p>-15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49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28" calcext:value-type="date">
            <text:p>2020-08-28</text:p>
          </table:table-cell>
          <table:table-cell table:style-name="ce65" table:formula="of:=IFERROR(AVERAGEIFS([$Algorithm_Problems_log.$H$2:.$H$10237];[$Algorithm_Problems_log.$D$2:.$D$10237];[.$A50];[$Algorithm_Problems_log.$B$2:.$B$10237];&quot;Easy&quot;);[.$B51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50];[$Algorithm_Problems_log.$B$2:.$B$10237];&quot;Medium&quot;);[.$C51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50];[$Algorithm_Problems_log.$B$2:.$B$10237];&quot;Hard&quot;);[.$D51])" office:value-type="float" office:value="7.75" calcext:value-type="float">
            <text:p>7.75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50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27" calcext:value-type="date">
            <text:p>2020-08-27</text:p>
          </table:table-cell>
          <table:table-cell table:style-name="ce65" table:formula="of:=IFERROR(AVERAGEIFS([$Algorithm_Problems_log.$H$2:.$H$10237];[$Algorithm_Problems_log.$D$2:.$D$10237];[.$A51];[$Algorithm_Problems_log.$B$2:.$B$10237];&quot;Easy&quot;);[.$B52])" office:value-type="float" office:value="12.375" calcext:value-type="float">
            <text:p>12.38</text:p>
          </table:table-cell>
          <table:table-cell table:style-name="ce65" table:formula="of:=IFERROR(AVERAGEIFS([$Algorithm_Problems_log.$H$2:.$H$10237];[$Algorithm_Problems_log.$D$2:.$D$10237];[.$A51];[$Algorithm_Problems_log.$B$2:.$B$10237];&quot;Medium&quot;);[.$C52])" office:value-type="float" office:value="11.55" calcext:value-type="float">
            <text:p>11.55</text:p>
          </table:table-cell>
          <table:table-cell table:style-name="ce65" table:formula="of:=IFERROR(AVERAGEIFS([$Algorithm_Problems_log.$H$2:.$H$10237];[$Algorithm_Problems_log.$D$2:.$D$10237];[.$A51];[$Algorithm_Problems_log.$B$2:.$B$10237];&quot;Hard&quot;);[.$D52])" office:value-type="float" office:value="7.75" calcext:value-type="float">
            <text:p>7.75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51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26" calcext:value-type="date">
            <text:p>2020-08-26</text:p>
          </table:table-cell>
          <table:table-cell table:style-name="ce65" table:formula="of:=IFERROR(AVERAGEIFS([$Algorithm_Problems_log.$H$2:.$H$10237];[$Algorithm_Problems_log.$D$2:.$D$10237];[.$A52];[$Algorithm_Problems_log.$B$2:.$B$10237];&quot;Easy&quot;);[.$B53])" office:value-type="float" office:value="12.375" calcext:value-type="float">
            <text:p>12.38</text:p>
          </table:table-cell>
          <table:table-cell table:style-name="ce65" table:formula="of:=IFERROR(AVERAGEIFS([$Algorithm_Problems_log.$H$2:.$H$10237];[$Algorithm_Problems_log.$D$2:.$D$10237];[.$A52];[$Algorithm_Problems_log.$B$2:.$B$10237];&quot;Medium&quot;);[.$C5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2];[$Algorithm_Problems_log.$B$2:.$B$10237];&quot;Hard&quot;);[.$D53])" office:value-type="float" office:value="7.75" calcext:value-type="float">
            <text:p>7.75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52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25" calcext:value-type="date">
            <text:p>2020-08-25</text:p>
          </table:table-cell>
          <table:table-cell table:style-name="ce65" table:formula="of:=IFERROR(AVERAGEIFS([$Algorithm_Problems_log.$H$2:.$H$10237];[$Algorithm_Problems_log.$D$2:.$D$10237];[.$A53];[$Algorithm_Problems_log.$B$2:.$B$10237];&quot;Easy&quot;);[.$B54])" office:value-type="float" office:value="13.25" calcext:value-type="float">
            <text:p>13.25</text:p>
          </table:table-cell>
          <table:table-cell table:style-name="ce65" table:formula="of:=IFERROR(AVERAGEIFS([$Algorithm_Problems_log.$H$2:.$H$10237];[$Algorithm_Problems_log.$D$2:.$D$10237];[.$A53];[$Algorithm_Problems_log.$B$2:.$B$10237];&quot;Medium&quot;);[.$C54])" office:value-type="float" office:value="9.16666666666667" calcext:value-type="float">
            <text:p>9.17</text:p>
          </table:table-cell>
          <table:table-cell table:style-name="ce65" table:formula="of:=IFERROR(AVERAGEIFS([$Algorithm_Problems_log.$H$2:.$H$10237];[$Algorithm_Problems_log.$D$2:.$D$10237];[.$A53];[$Algorithm_Problems_log.$B$2:.$B$10237];&quot;Hard&quot;);[.$D54])" office:value-type="float" office:value="7.75" calcext:value-type="float">
            <text:p>7.75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53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24" calcext:value-type="date">
            <text:p>2020-08-24</text:p>
          </table:table-cell>
          <table:table-cell table:style-name="ce65" table:formula="of:=IFERROR(AVERAGEIFS([$Algorithm_Problems_log.$H$2:.$H$10237];[$Algorithm_Problems_log.$D$2:.$D$10237];[.$A54];[$Algorithm_Problems_log.$B$2:.$B$10237];&quot;Easy&quot;);[.$B55])" office:value-type="float" office:value="13.625" calcext:value-type="float">
            <text:p>13.63</text:p>
          </table:table-cell>
          <table:table-cell table:style-name="ce65" table:formula="of:=IFERROR(AVERAGEIFS([$Algorithm_Problems_log.$H$2:.$H$10237];[$Algorithm_Problems_log.$D$2:.$D$10237];[.$A54];[$Algorithm_Problems_log.$B$2:.$B$10237];&quot;Medium&quot;);[.$C55])" office:value-type="float" office:value="10.5" calcext:value-type="float">
            <text:p>10.50</text:p>
          </table:table-cell>
          <table:table-cell table:style-name="ce65" table:formula="of:=IFERROR(AVERAGEIFS([$Algorithm_Problems_log.$H$2:.$H$10237];[$Algorithm_Problems_log.$D$2:.$D$10237];[.$A54];[$Algorithm_Problems_log.$B$2:.$B$10237];&quot;Hard&quot;);[.$D55])" office:value-type="float" office:value="7.75" calcext:value-type="float">
            <text:p>7.75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54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23" calcext:value-type="date">
            <text:p>2020-08-23</text:p>
          </table:table-cell>
          <table:table-cell table:style-name="ce65" table:formula="of:=IFERROR(AVERAGEIFS([$Algorithm_Problems_log.$H$2:.$H$10237];[$Algorithm_Problems_log.$D$2:.$D$10237];[.$A55];[$Algorithm_Problems_log.$B$2:.$B$10237];&quot;Easy&quot;);[.$B56])" office:value-type="float" office:value="13.25" calcext:value-type="float">
            <text:p>13.25</text:p>
          </table:table-cell>
          <table:table-cell table:style-name="ce65" table:formula="of:=IFERROR(AVERAGEIFS([$Algorithm_Problems_log.$H$2:.$H$10237];[$Algorithm_Problems_log.$D$2:.$D$10237];[.$A55];[$Algorithm_Problems_log.$B$2:.$B$10237];&quot;Medium&quot;);[.$C56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55];[$Algorithm_Problems_log.$B$2:.$B$10237];&quot;Hard&quot;);[.$D56])" office:value-type="float" office:value="2.5" calcext:value-type="float">
            <text:p>2.5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55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22" calcext:value-type="date">
            <text:p>2020-08-22</text:p>
          </table:table-cell>
          <table:table-cell table:style-name="ce65" table:formula="of:=IFERROR(AVERAGEIFS([$Algorithm_Problems_log.$H$2:.$H$10237];[$Algorithm_Problems_log.$D$2:.$D$10237];[.$A56];[$Algorithm_Problems_log.$B$2:.$B$10237];&quot;Easy&quot;);[.$B57])" office:value-type="float" office:value="13.25" calcext:value-type="float">
            <text:p>13.25</text:p>
          </table:table-cell>
          <table:table-cell table:style-name="ce65" table:formula="of:=IFERROR(AVERAGEIFS([$Algorithm_Problems_log.$H$2:.$H$10237];[$Algorithm_Problems_log.$D$2:.$D$10237];[.$A56];[$Algorithm_Problems_log.$B$2:.$B$10237];&quot;Medium&quot;);[.$C57])" office:value-type="float" office:value="-8" calcext:value-type="float">
            <text:p>-8.00</text:p>
          </table:table-cell>
          <table:table-cell table:style-name="ce65" table:formula="of:=IFERROR(AVERAGEIFS([$Algorithm_Problems_log.$H$2:.$H$10237];[$Algorithm_Problems_log.$D$2:.$D$10237];[.$A56];[$Algorithm_Problems_log.$B$2:.$B$10237];&quot;Hard&quot;);[.$D57])" office:value-type="float" office:value="7.375" calcext:value-type="float">
            <text:p>7.38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56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21" calcext:value-type="date">
            <text:p>2020-08-21</text:p>
          </table:table-cell>
          <table:table-cell table:style-name="ce65" table:formula="of:=IFERROR(AVERAGEIFS([$Algorithm_Problems_log.$H$2:.$H$10237];[$Algorithm_Problems_log.$D$2:.$D$10237];[.$A57];[$Algorithm_Problems_log.$B$2:.$B$10237];&quot;Easy&quot;);[.$B58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57];[$Algorithm_Problems_log.$B$2:.$B$10237];&quot;Medium&quot;);[.$C58])" office:value-type="float" office:value="11" calcext:value-type="float">
            <text:p>11.00</text:p>
          </table:table-cell>
          <table:table-cell table:style-name="ce65" table:formula="of:=IFERROR(AVERAGEIFS([$Algorithm_Problems_log.$H$2:.$H$10237];[$Algorithm_Problems_log.$D$2:.$D$10237];[.$A57];[$Algorithm_Problems_log.$B$2:.$B$10237];&quot;Hard&quot;);[.$D58])" office:value-type="float" office:value="7.375" calcext:value-type="float">
            <text:p>7.38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57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20" calcext:value-type="date">
            <text:p>2020-08-20</text:p>
          </table:table-cell>
          <table:table-cell table:style-name="ce65" table:formula="of:=IFERROR(AVERAGEIFS([$Algorithm_Problems_log.$H$2:.$H$10237];[$Algorithm_Problems_log.$D$2:.$D$10237];[.$A58];[$Algorithm_Problems_log.$B$2:.$B$10237];&quot;Easy&quot;);[.$B59])" office:value-type="float" office:value="11.9375" calcext:value-type="float">
            <text:p>11.94</text:p>
          </table:table-cell>
          <table:table-cell table:style-name="ce65" table:formula="of:=IFERROR(AVERAGEIFS([$Algorithm_Problems_log.$H$2:.$H$10237];[$Algorithm_Problems_log.$D$2:.$D$10237];[.$A58];[$Algorithm_Problems_log.$B$2:.$B$10237];&quot;Medium&quot;);[.$C59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58];[$Algorithm_Problems_log.$B$2:.$B$10237];&quot;Hard&quot;);[.$D59])" office:value-type="float" office:value="-10" calcext:value-type="float">
            <text:p>-10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58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19" calcext:value-type="date">
            <text:p>2020-08-19</text:p>
          </table:table-cell>
          <table:table-cell table:style-name="ce65" table:formula="of:=IFERROR(AVERAGEIFS([$Algorithm_Problems_log.$H$2:.$H$10237];[$Algorithm_Problems_log.$D$2:.$D$10237];[.$A59];[$Algorithm_Problems_log.$B$2:.$B$10237];&quot;Easy&quot;);[.$B60])" office:value-type="float" office:value="10.5" calcext:value-type="float">
            <text:p>10.50</text:p>
          </table:table-cell>
          <table:table-cell table:style-name="ce65" table:formula="of:=IFERROR(AVERAGEIFS([$Algorithm_Problems_log.$H$2:.$H$10237];[$Algorithm_Problems_log.$D$2:.$D$10237];[.$A59];[$Algorithm_Problems_log.$B$2:.$B$10237];&quot;Medium&quot;);[.$C60])" office:value-type="float" office:value="3.5" calcext:value-type="float">
            <text:p>3.50</text:p>
          </table:table-cell>
          <table:table-cell table:style-name="ce65" table:formula="of:=IFERROR(AVERAGEIFS([$Algorithm_Problems_log.$H$2:.$H$10237];[$Algorithm_Problems_log.$D$2:.$D$10237];[.$A59];[$Algorithm_Problems_log.$B$2:.$B$10237];&quot;Hard&quot;);[.$D60])" office:value-type="float" office:value="-10" calcext:value-type="float">
            <text:p>-10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59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18" calcext:value-type="date">
            <text:p>2020-08-18</text:p>
          </table:table-cell>
          <table:table-cell table:style-name="ce65" table:formula="of:=IFERROR(AVERAGEIFS([$Algorithm_Problems_log.$H$2:.$H$10237];[$Algorithm_Problems_log.$D$2:.$D$10237];[.$A60];[$Algorithm_Problems_log.$B$2:.$B$10237];&quot;Easy&quot;);[.$B61])" office:value-type="float" office:value="11.25" calcext:value-type="float">
            <text:p>11.25</text:p>
          </table:table-cell>
          <table:table-cell table:style-name="ce65" table:formula="of:=IFERROR(AVERAGEIFS([$Algorithm_Problems_log.$H$2:.$H$10237];[$Algorithm_Problems_log.$D$2:.$D$10237];[.$A60];[$Algorithm_Problems_log.$B$2:.$B$10237];&quot;Medium&quot;);[.$C61])" office:value-type="float" office:value="3.5" calcext:value-type="float">
            <text:p>3.50</text:p>
          </table:table-cell>
          <table:table-cell table:style-name="ce65" table:formula="of:=IFERROR(AVERAGEIFS([$Algorithm_Problems_log.$H$2:.$H$10237];[$Algorithm_Problems_log.$D$2:.$D$10237];[.$A60];[$Algorithm_Problems_log.$B$2:.$B$10237];&quot;Hard&quot;);[.$D61])" office:value-type="float" office:value="-10" calcext:value-type="float">
            <text:p>-10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60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17" calcext:value-type="date">
            <text:p>2020-08-17</text:p>
          </table:table-cell>
          <table:table-cell table:style-name="ce65" table:formula="of:=IFERROR(AVERAGEIFS([$Algorithm_Problems_log.$H$2:.$H$10237];[$Algorithm_Problems_log.$D$2:.$D$10237];[.$A61];[$Algorithm_Problems_log.$B$2:.$B$10237];&quot;Easy&quot;);[.$B62])" office:value-type="float" office:value="11.25" calcext:value-type="float">
            <text:p>11.25</text:p>
          </table:table-cell>
          <table:table-cell table:style-name="ce65" table:formula="of:=IFERROR(AVERAGEIFS([$Algorithm_Problems_log.$H$2:.$H$10237];[$Algorithm_Problems_log.$D$2:.$D$10237];[.$A61];[$Algorithm_Problems_log.$B$2:.$B$10237];&quot;Medium&quot;);[.$C62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61];[$Algorithm_Problems_log.$B$2:.$B$10237];&quot;Hard&quot;);[.$D62])" office:value-type="float" office:value="-10" calcext:value-type="float">
            <text:p>-10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61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16" calcext:value-type="date">
            <text:p>2020-08-16</text:p>
          </table:table-cell>
          <table:table-cell table:style-name="ce65" table:formula="of:=IFERROR(AVERAGEIFS([$Algorithm_Problems_log.$H$2:.$H$10237];[$Algorithm_Problems_log.$D$2:.$D$10237];[.$A62];[$Algorithm_Problems_log.$B$2:.$B$10237];&quot;Easy&quot;);[.$B63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62];[$Algorithm_Problems_log.$B$2:.$B$10237];&quot;Medium&quot;);[.$C63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62];[$Algorithm_Problems_log.$B$2:.$B$10237];&quot;Hard&quot;);[.$D63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62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15" calcext:value-type="date">
            <text:p>2020-08-15</text:p>
          </table:table-cell>
          <table:table-cell table:style-name="ce65" table:formula="of:=IFERROR(AVERAGEIFS([$Algorithm_Problems_log.$H$2:.$H$10237];[$Algorithm_Problems_log.$D$2:.$D$10237];[.$A63];[$Algorithm_Problems_log.$B$2:.$B$10237];&quot;Easy&quot;);[.$B64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63];[$Algorithm_Problems_log.$B$2:.$B$10237];&quot;Medium&quot;);[.$C6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3];[$Algorithm_Problems_log.$B$2:.$B$10237];&quot;Hard&quot;);[.$D64])" office:value-type="float" office:value="8.75" calcext:value-type="float">
            <text:p>8.75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63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14" calcext:value-type="date">
            <text:p>2020-08-14</text:p>
          </table:table-cell>
          <table:table-cell table:style-name="ce65" table:formula="of:=IFERROR(AVERAGEIFS([$Algorithm_Problems_log.$H$2:.$H$10237];[$Algorithm_Problems_log.$D$2:.$D$10237];[.$A64];[$Algorithm_Problems_log.$B$2:.$B$10237];&quot;Easy&quot;);[.$B65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64];[$Algorithm_Problems_log.$B$2:.$B$10237];&quot;Medium&quot;);[.$C6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4];[$Algorithm_Problems_log.$B$2:.$B$10237];&quot;Hard&quot;);[.$D65])" office:value-type="float" office:value="8.75" calcext:value-type="float">
            <text:p>8.75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64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13" calcext:value-type="date">
            <text:p>2020-08-13</text:p>
          </table:table-cell>
          <table:table-cell table:style-name="ce65" table:formula="of:=IFERROR(AVERAGEIFS([$Algorithm_Problems_log.$H$2:.$H$10237];[$Algorithm_Problems_log.$D$2:.$D$10237];[.$A65];[$Algorithm_Problems_log.$B$2:.$B$10237];&quot;Easy&quot;);[.$B66])" office:value-type="float" office:value="12.5833333333333" calcext:value-type="float">
            <text:p>12.58</text:p>
          </table:table-cell>
          <table:table-cell table:style-name="ce65" table:formula="of:=IFERROR(AVERAGEIFS([$Algorithm_Problems_log.$H$2:.$H$10237];[$Algorithm_Problems_log.$D$2:.$D$10237];[.$A65];[$Algorithm_Problems_log.$B$2:.$B$10237];&quot;Medium&quot;);[.$C6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5];[$Algorithm_Problems_log.$B$2:.$B$10237];&quot;Hard&quot;);[.$D66])" office:value-type="float" office:value="8.75" calcext:value-type="float">
            <text:p>8.75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65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12" calcext:value-type="date">
            <text:p>2020-08-12</text:p>
          </table:table-cell>
          <table:table-cell table:style-name="ce65" table:formula="of:=IFERROR(AVERAGEIFS([$Algorithm_Problems_log.$H$2:.$H$10237];[$Algorithm_Problems_log.$D$2:.$D$10237];[.$A66];[$Algorithm_Problems_log.$B$2:.$B$10237];&quot;Easy&quot;);[.$B67])" office:value-type="float" office:value="12.5833333333333" calcext:value-type="float">
            <text:p>12.58</text:p>
          </table:table-cell>
          <table:table-cell table:style-name="ce65" table:formula="of:=IFERROR(AVERAGEIFS([$Algorithm_Problems_log.$H$2:.$H$10237];[$Algorithm_Problems_log.$D$2:.$D$10237];[.$A66];[$Algorithm_Problems_log.$B$2:.$B$10237];&quot;Medium&quot;);[.$C67])" office:value-type="float" office:value="11.5" calcext:value-type="float">
            <text:p>11.50</text:p>
          </table:table-cell>
          <table:table-cell table:style-name="ce65" table:formula="of:=IFERROR(AVERAGEIFS([$Algorithm_Problems_log.$H$2:.$H$10237];[$Algorithm_Problems_log.$D$2:.$D$10237];[.$A66];[$Algorithm_Problems_log.$B$2:.$B$10237];&quot;Hard&quot;);[.$D67])" office:value-type="float" office:value="6" calcext:value-type="float">
            <text:p>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66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11" calcext:value-type="date">
            <text:p>2020-08-11</text:p>
          </table:table-cell>
          <table:table-cell table:style-name="ce65" table:formula="of:=IFERROR(AVERAGEIFS([$Algorithm_Problems_log.$H$2:.$H$10237];[$Algorithm_Problems_log.$D$2:.$D$10237];[.$A67];[$Algorithm_Problems_log.$B$2:.$B$10237];&quot;Easy&quot;);[.$B68])" office:value-type="float" office:value="14.25" calcext:value-type="float">
            <text:p>14.25</text:p>
          </table:table-cell>
          <table:table-cell table:style-name="ce65" table:formula="of:=IFERROR(AVERAGEIFS([$Algorithm_Problems_log.$H$2:.$H$10237];[$Algorithm_Problems_log.$D$2:.$D$10237];[.$A67];[$Algorithm_Problems_log.$B$2:.$B$10237];&quot;Medium&quot;);[.$C68])" office:value-type="float" office:value="4.75" calcext:value-type="float">
            <text:p>4.75</text:p>
          </table:table-cell>
          <table:table-cell table:style-name="ce65" table:formula="of:=IFERROR(AVERAGEIFS([$Algorithm_Problems_log.$H$2:.$H$10237];[$Algorithm_Problems_log.$D$2:.$D$10237];[.$A67];[$Algorithm_Problems_log.$B$2:.$B$10237];&quot;Hard&quot;);[.$D68])" office:value-type="float" office:value="6" calcext:value-type="float">
            <text:p>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67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10" calcext:value-type="date">
            <text:p>2020-08-10</text:p>
          </table:table-cell>
          <table:table-cell table:style-name="ce65" table:formula="of:=IFERROR(AVERAGEIFS([$Algorithm_Problems_log.$H$2:.$H$10237];[$Algorithm_Problems_log.$D$2:.$D$10237];[.$A68];[$Algorithm_Problems_log.$B$2:.$B$10237];&quot;Easy&quot;);[.$B69])" office:value-type="float" office:value="6.875" calcext:value-type="float">
            <text:p>6.88</text:p>
          </table:table-cell>
          <table:table-cell table:style-name="ce65" table:formula="of:=IFERROR(AVERAGEIFS([$Algorithm_Problems_log.$H$2:.$H$10237];[$Algorithm_Problems_log.$D$2:.$D$10237];[.$A68];[$Algorithm_Problems_log.$B$2:.$B$10237];&quot;Medium&quot;);[.$C6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8];[$Algorithm_Problems_log.$B$2:.$B$10237];&quot;Hard&quot;);[.$D69])" office:value-type="float" office:value="6" calcext:value-type="float">
            <text:p>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68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09" calcext:value-type="date">
            <text:p>2020-08-09</text:p>
          </table:table-cell>
          <table:table-cell table:style-name="ce65" table:formula="of:=IFERROR(AVERAGEIFS([$Algorithm_Problems_log.$H$2:.$H$10237];[$Algorithm_Problems_log.$D$2:.$D$10237];[.$A69];[$Algorithm_Problems_log.$B$2:.$B$10237];&quot;Easy&quot;);[.$B70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69];[$Algorithm_Problems_log.$B$2:.$B$10237];&quot;Medium&quot;);[.$C70])" office:value-type="float" office:value="2.75" calcext:value-type="float">
            <text:p>2.75</text:p>
          </table:table-cell>
          <table:table-cell table:style-name="ce65" table:formula="of:=IFERROR(AVERAGEIFS([$Algorithm_Problems_log.$H$2:.$H$10237];[$Algorithm_Problems_log.$D$2:.$D$10237];[.$A69];[$Algorithm_Problems_log.$B$2:.$B$10237];&quot;Hard&quot;);[.$D70])" office:value-type="float" office:value="6" calcext:value-type="float">
            <text:p>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69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08" calcext:value-type="date">
            <text:p>2020-08-08</text:p>
          </table:table-cell>
          <table:table-cell table:style-name="ce65" table:formula="of:=IFERROR(AVERAGEIFS([$Algorithm_Problems_log.$H$2:.$H$10237];[$Algorithm_Problems_log.$D$2:.$D$10237];[.$A70];[$Algorithm_Problems_log.$B$2:.$B$10237];&quot;Easy&quot;);[.$B71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70];[$Algorithm_Problems_log.$B$2:.$B$10237];&quot;Medium&quot;);[.$C71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70];[$Algorithm_Problems_log.$B$2:.$B$10237];&quot;Hard&quot;);[.$D71])" office:value-type="float" office:value="6" calcext:value-type="float">
            <text:p>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70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07" calcext:value-type="date">
            <text:p>2020-08-07</text:p>
          </table:table-cell>
          <table:table-cell table:style-name="ce65" table:formula="of:=IFERROR(AVERAGEIFS([$Algorithm_Problems_log.$H$2:.$H$10237];[$Algorithm_Problems_log.$D$2:.$D$10237];[.$A71];[$Algorithm_Problems_log.$B$2:.$B$10237];&quot;Easy&quot;);[.$B72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71];[$Algorithm_Problems_log.$B$2:.$B$10237];&quot;Medium&quot;);[.$C72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71];[$Algorithm_Problems_log.$B$2:.$B$10237];&quot;Hard&quot;);[.$D72])" office:value-type="float" office:value="6" calcext:value-type="float">
            <text:p>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71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06" calcext:value-type="date">
            <text:p>2020-08-06</text:p>
          </table:table-cell>
          <table:table-cell table:style-name="ce65" table:formula="of:=IFERROR(AVERAGEIFS([$Algorithm_Problems_log.$H$2:.$H$10237];[$Algorithm_Problems_log.$D$2:.$D$10237];[.$A72];[$Algorithm_Problems_log.$B$2:.$B$10237];&quot;Easy&quot;);[.$B73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72];[$Algorithm_Problems_log.$B$2:.$B$10237];&quot;Medium&quot;);[.$C73])" office:value-type="float" office:value="6.5" calcext:value-type="float">
            <text:p>6.50</text:p>
          </table:table-cell>
          <table:table-cell table:style-name="ce65" table:formula="of:=IFERROR(AVERAGEIFS([$Algorithm_Problems_log.$H$2:.$H$10237];[$Algorithm_Problems_log.$D$2:.$D$10237];[.$A72];[$Algorithm_Problems_log.$B$2:.$B$10237];&quot;Hard&quot;);[.$D73])" office:value-type="float" office:value="6" calcext:value-type="float">
            <text:p>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72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05" calcext:value-type="date">
            <text:p>2020-08-05</text:p>
          </table:table-cell>
          <table:table-cell table:style-name="ce65" table:formula="of:=IFERROR(AVERAGEIFS([$Algorithm_Problems_log.$H$2:.$H$10237];[$Algorithm_Problems_log.$D$2:.$D$10237];[.$A73];[$Algorithm_Problems_log.$B$2:.$B$10237];&quot;Easy&quot;);[.$B74])" office:value-type="float" office:value="9" calcext:value-type="float">
            <text:p>9.00</text:p>
          </table:table-cell>
          <table:table-cell table:style-name="ce65" table:formula="of:=IFERROR(AVERAGEIFS([$Algorithm_Problems_log.$H$2:.$H$10237];[$Algorithm_Problems_log.$D$2:.$D$10237];[.$A73];[$Algorithm_Problems_log.$B$2:.$B$10237];&quot;Medium&quot;);[.$C74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73];[$Algorithm_Problems_log.$B$2:.$B$10237];&quot;Hard&quot;);[.$D74])" office:value-type="float" office:value="6" calcext:value-type="float">
            <text:p>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73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04" calcext:value-type="date">
            <text:p>2020-08-04</text:p>
          </table:table-cell>
          <table:table-cell table:style-name="ce65" table:formula="of:=IFERROR(AVERAGEIFS([$Algorithm_Problems_log.$H$2:.$H$10237];[$Algorithm_Problems_log.$D$2:.$D$10237];[.$A74];[$Algorithm_Problems_log.$B$2:.$B$10237];&quot;Easy&quot;);[.$B75])" office:value-type="float" office:value="9" calcext:value-type="float">
            <text:p>9.00</text:p>
          </table:table-cell>
          <table:table-cell table:style-name="ce65" table:formula="of:=IFERROR(AVERAGEIFS([$Algorithm_Problems_log.$H$2:.$H$10237];[$Algorithm_Problems_log.$D$2:.$D$10237];[.$A74];[$Algorithm_Problems_log.$B$2:.$B$10237];&quot;Medium&quot;);[.$C75])" office:value-type="float" office:value="1.625" calcext:value-type="float">
            <text:p>1.63</text:p>
          </table:table-cell>
          <table:table-cell table:style-name="ce65" table:formula="of:=IFERROR(AVERAGEIFS([$Algorithm_Problems_log.$H$2:.$H$10237];[$Algorithm_Problems_log.$D$2:.$D$10237];[.$A74];[$Algorithm_Problems_log.$B$2:.$B$10237];&quot;Hard&quot;);[.$D75])" office:value-type="float" office:value="6" calcext:value-type="float">
            <text:p>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74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03" calcext:value-type="date">
            <text:p>2020-08-03</text:p>
          </table:table-cell>
          <table:table-cell table:style-name="ce65" table:formula="of:=IFERROR(AVERAGEIFS([$Algorithm_Problems_log.$H$2:.$H$10237];[$Algorithm_Problems_log.$D$2:.$D$10237];[.$A75];[$Algorithm_Problems_log.$B$2:.$B$10237];&quot;Easy&quot;);[.$B76])" office:value-type="float" office:value="12.875" calcext:value-type="float">
            <text:p>12.88</text:p>
          </table:table-cell>
          <table:table-cell table:style-name="ce65" table:formula="of:=IFERROR(AVERAGEIFS([$Algorithm_Problems_log.$H$2:.$H$10237];[$Algorithm_Problems_log.$D$2:.$D$10237];[.$A75];[$Algorithm_Problems_log.$B$2:.$B$10237];&quot;Medium&quot;);[.$C76])" office:value-type="float" office:value="8.6875" calcext:value-type="float">
            <text:p>8.69</text:p>
          </table:table-cell>
          <table:table-cell table:style-name="ce65" table:formula="of:=IFERROR(AVERAGEIFS([$Algorithm_Problems_log.$H$2:.$H$10237];[$Algorithm_Problems_log.$D$2:.$D$10237];[.$A75];[$Algorithm_Problems_log.$B$2:.$B$10237];&quot;Hard&quot;);[.$D76])" office:value-type="float" office:value="6" calcext:value-type="float">
            <text:p>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75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02" calcext:value-type="date">
            <text:p>2020-08-02</text:p>
          </table:table-cell>
          <table:table-cell table:style-name="ce65" table:formula="of:=IFERROR(AVERAGEIFS([$Algorithm_Problems_log.$H$2:.$H$10237];[$Algorithm_Problems_log.$D$2:.$D$10237];[.$A76];[$Algorithm_Problems_log.$B$2:.$B$10237];&quot;Easy&quot;);[.$B77])" office:value-type="float" office:value="11.875" calcext:value-type="float">
            <text:p>11.88</text:p>
          </table:table-cell>
          <table:table-cell table:style-name="ce65" table:formula="of:=IFERROR(AVERAGEIFS([$Algorithm_Problems_log.$H$2:.$H$10237];[$Algorithm_Problems_log.$D$2:.$D$10237];[.$A76];[$Algorithm_Problems_log.$B$2:.$B$10237];&quot;Medium&quot;);[.$C77])" office:value-type="float" office:value="7.75" calcext:value-type="float">
            <text:p>7.75</text:p>
          </table:table-cell>
          <table:table-cell table:style-name="ce65" table:formula="of:=IFERROR(AVERAGEIFS([$Algorithm_Problems_log.$H$2:.$H$10237];[$Algorithm_Problems_log.$D$2:.$D$10237];[.$A76];[$Algorithm_Problems_log.$B$2:.$B$10237];&quot;Hard&quot;);[.$D77])" office:value-type="float" office:value="6" calcext:value-type="float">
            <text:p>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76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01" calcext:value-type="date">
            <text:p>2020-08-01</text:p>
          </table:table-cell>
          <table:table-cell table:style-name="ce65" table:formula="of:=IFERROR(AVERAGEIFS([$Algorithm_Problems_log.$H$2:.$H$10237];[$Algorithm_Problems_log.$D$2:.$D$10237];[.$A77];[$Algorithm_Problems_log.$B$2:.$B$10237];&quot;Easy&quot;);[.$B7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7];[$Algorithm_Problems_log.$B$2:.$B$10237];&quot;Medium&quot;);[.$C78])" office:value-type="float" office:value="8.5" calcext:value-type="float">
            <text:p>8.50</text:p>
          </table:table-cell>
          <table:table-cell table:style-name="ce65" table:formula="of:=IFERROR(AVERAGEIFS([$Algorithm_Problems_log.$H$2:.$H$10237];[$Algorithm_Problems_log.$D$2:.$D$10237];[.$A77];[$Algorithm_Problems_log.$B$2:.$B$10237];&quot;Hard&quot;);[.$D78])" office:value-type="float" office:value="-15" calcext:value-type="float">
            <text:p>-15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77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7-31" calcext:value-type="date">
            <text:p>2020-07-31</text:p>
          </table:table-cell>
          <table:table-cell table:style-name="ce65" table:formula="of:=IFERROR(AVERAGEIFS([$Algorithm_Problems_log.$H$2:.$H$10237];[$Algorithm_Problems_log.$D$2:.$D$10237];[.$A78];[$Algorithm_Problems_log.$B$2:.$B$10237];&quot;Easy&quot;);[.$B79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78];[$Algorithm_Problems_log.$B$2:.$B$10237];&quot;Medium&quot;);[.$C79])" office:value-type="float" office:value="-3.75" calcext:value-type="float">
            <text:p>-3.75</text:p>
          </table:table-cell>
          <table:table-cell table:style-name="ce65" table:formula="of:=IFERROR(AVERAGEIFS([$Algorithm_Problems_log.$H$2:.$H$10237];[$Algorithm_Problems_log.$D$2:.$D$10237];[.$A78];[$Algorithm_Problems_log.$B$2:.$B$10237];&quot;Hard&quot;);[.$D79])" office:value-type="float" office:value="-15" calcext:value-type="float">
            <text:p>-15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78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7-30" calcext:value-type="date">
            <text:p>2020-07-30</text:p>
          </table:table-cell>
          <table:table-cell table:style-name="ce65" table:formula="of:=IFERROR(AVERAGEIFS([$Algorithm_Problems_log.$H$2:.$H$10237];[$Algorithm_Problems_log.$D$2:.$D$10237];[.$A79];[$Algorithm_Problems_log.$B$2:.$B$10237];&quot;Easy&quot;);[.$B80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79];[$Algorithm_Problems_log.$B$2:.$B$10237];&quot;Medium&quot;);[.$C80])" office:value-type="float" office:value="10.3333333333333" calcext:value-type="float">
            <text:p>10.33</text:p>
          </table:table-cell>
          <table:table-cell table:style-name="ce65" table:formula="of:=IFERROR(AVERAGEIFS([$Algorithm_Problems_log.$H$2:.$H$10237];[$Algorithm_Problems_log.$D$2:.$D$10237];[.$A79];[$Algorithm_Problems_log.$B$2:.$B$10237];&quot;Hard&quot;);[.$D80])" office:value-type="float" office:value="-15" calcext:value-type="float">
            <text:p>-15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7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29" calcext:value-type="date">
            <text:p>2020-07-29</text:p>
          </table:table-cell>
          <table:table-cell table:style-name="ce65" table:formula="of:=IFERROR(AVERAGEIFS([$Algorithm_Problems_log.$H$2:.$H$10237];[$Algorithm_Problems_log.$D$2:.$D$10237];[.$A80];[$Algorithm_Problems_log.$B$2:.$B$10237];&quot;Easy&quot;);[.$B81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80];[$Algorithm_Problems_log.$B$2:.$B$10237];&quot;Medium&quot;);[.$C81])" office:value-type="float" office:value="0.875" calcext:value-type="float">
            <text:p>0.88</text:p>
          </table:table-cell>
          <table:table-cell table:style-name="ce65" table:formula="of:=IFERROR(AVERAGEIFS([$Algorithm_Problems_log.$H$2:.$H$10237];[$Algorithm_Problems_log.$D$2:.$D$10237];[.$A80];[$Algorithm_Problems_log.$B$2:.$B$10237];&quot;Hard&quot;);[.$D81])" office:value-type="float" office:value="-2.5" calcext:value-type="float">
            <text:p>-2.5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8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28" calcext:value-type="date">
            <text:p>2020-07-28</text:p>
          </table:table-cell>
          <table:table-cell table:style-name="ce65" table:formula="of:=IFERROR(AVERAGEIFS([$Algorithm_Problems_log.$H$2:.$H$10237];[$Algorithm_Problems_log.$D$2:.$D$10237];[.$A81];[$Algorithm_Problems_log.$B$2:.$B$10237];&quot;Easy&quot;);[.$B82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81];[$Algorithm_Problems_log.$B$2:.$B$10237];&quot;Medium&quot;);[.$C82])" office:value-type="float" office:value="-1.25" calcext:value-type="float">
            <text:p>-1.25</text:p>
          </table:table-cell>
          <table:table-cell table:style-name="ce65" table:formula="of:=IFERROR(AVERAGEIFS([$Algorithm_Problems_log.$H$2:.$H$10237];[$Algorithm_Problems_log.$D$2:.$D$10237];[.$A81];[$Algorithm_Problems_log.$B$2:.$B$10237];&quot;Hard&quot;);[.$D82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8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27" calcext:value-type="date">
            <text:p>2020-07-27</text:p>
          </table:table-cell>
          <table:table-cell table:style-name="ce65" table:formula="of:=IFERROR(AVERAGEIFS([$Algorithm_Problems_log.$H$2:.$H$10237];[$Algorithm_Problems_log.$D$2:.$D$10237];[.$A82];[$Algorithm_Problems_log.$B$2:.$B$10237];&quot;Easy&quot;);[.$B83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82];[$Algorithm_Problems_log.$B$2:.$B$10237];&quot;Medium&quot;);[.$C83])" office:value-type="float" office:value="1.875" calcext:value-type="float">
            <text:p>1.88</text:p>
          </table:table-cell>
          <table:table-cell table:style-name="ce65" table:formula="of:=IFERROR(AVERAGEIFS([$Algorithm_Problems_log.$H$2:.$H$10237];[$Algorithm_Problems_log.$D$2:.$D$10237];[.$A82];[$Algorithm_Problems_log.$B$2:.$B$10237];&quot;Hard&quot;);[.$D83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8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26" calcext:value-type="date">
            <text:p>2020-07-26</text:p>
          </table:table-cell>
          <table:table-cell table:style-name="ce65" table:formula="of:=IFERROR(AVERAGEIFS([$Algorithm_Problems_log.$H$2:.$H$10237];[$Algorithm_Problems_log.$D$2:.$D$10237];[.$A83];[$Algorithm_Problems_log.$B$2:.$B$10237];&quot;Easy&quot;);[.$B84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83];[$Algorithm_Problems_log.$B$2:.$B$10237];&quot;Medium&quot;);[.$C84])" office:value-type="float" office:value="4.16666666666667" calcext:value-type="float">
            <text:p>4.17</text:p>
          </table:table-cell>
          <table:table-cell table:style-name="ce65" table:formula="of:=IFERROR(AVERAGEIFS([$Algorithm_Problems_log.$H$2:.$H$10237];[$Algorithm_Problems_log.$D$2:.$D$10237];[.$A83];[$Algorithm_Problems_log.$B$2:.$B$10237];&quot;Hard&quot;);[.$D84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8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25" calcext:value-type="date">
            <text:p>2020-07-25</text:p>
          </table:table-cell>
          <table:table-cell table:style-name="ce65" table:formula="of:=IFERROR(AVERAGEIFS([$Algorithm_Problems_log.$H$2:.$H$10237];[$Algorithm_Problems_log.$D$2:.$D$10237];[.$A84];[$Algorithm_Problems_log.$B$2:.$B$10237];&quot;Easy&quot;);[.$B85])" office:value-type="float" office:value="11.875" calcext:value-type="float">
            <text:p>11.88</text:p>
          </table:table-cell>
          <table:table-cell table:style-name="ce65" table:formula="of:=IFERROR(AVERAGEIFS([$Algorithm_Problems_log.$H$2:.$H$10237];[$Algorithm_Problems_log.$D$2:.$D$10237];[.$A84];[$Algorithm_Problems_log.$B$2:.$B$10237];&quot;Medium&quot;);[.$C85])" office:value-type="float" office:value="4.16666666666667" calcext:value-type="float">
            <text:p>4.17</text:p>
          </table:table-cell>
          <table:table-cell table:style-name="ce65" table:formula="of:=IFERROR(AVERAGEIFS([$Algorithm_Problems_log.$H$2:.$H$10237];[$Algorithm_Problems_log.$D$2:.$D$10237];[.$A84];[$Algorithm_Problems_log.$B$2:.$B$10237];&quot;Hard&quot;);[.$D85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8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24" calcext:value-type="date">
            <text:p>2020-07-24</text:p>
          </table:table-cell>
          <table:table-cell table:style-name="ce65" table:formula="of:=IFERROR(AVERAGEIFS([$Algorithm_Problems_log.$H$2:.$H$10237];[$Algorithm_Problems_log.$D$2:.$D$10237];[.$A85];[$Algorithm_Problems_log.$B$2:.$B$10237];&quot;Easy&quot;);[.$B86])" office:value-type="float" office:value="11.875" calcext:value-type="float">
            <text:p>11.88</text:p>
          </table:table-cell>
          <table:table-cell table:style-name="ce65" table:formula="of:=IFERROR(AVERAGEIFS([$Algorithm_Problems_log.$H$2:.$H$10237];[$Algorithm_Problems_log.$D$2:.$D$10237];[.$A85];[$Algorithm_Problems_log.$B$2:.$B$10237];&quot;Medium&quot;);[.$C86])" office:value-type="float" office:value="10.875" calcext:value-type="float">
            <text:p>10.88</text:p>
          </table:table-cell>
          <table:table-cell table:style-name="ce65" table:formula="of:=IFERROR(AVERAGEIFS([$Algorithm_Problems_log.$H$2:.$H$10237];[$Algorithm_Problems_log.$D$2:.$D$10237];[.$A85];[$Algorithm_Problems_log.$B$2:.$B$10237];&quot;Hard&quot;);[.$D86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8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23" calcext:value-type="date">
            <text:p>2020-07-23</text:p>
          </table:table-cell>
          <table:table-cell table:style-name="ce65" table:formula="of:=IFERROR(AVERAGEIFS([$Algorithm_Problems_log.$H$2:.$H$10237];[$Algorithm_Problems_log.$D$2:.$D$10237];[.$A86];[$Algorithm_Problems_log.$B$2:.$B$10237];&quot;Easy&quot;);[.$B87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86];[$Algorithm_Problems_log.$B$2:.$B$10237];&quot;Medium&quot;);[.$C87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86];[$Algorithm_Problems_log.$B$2:.$B$10237];&quot;Hard&quot;);[.$D87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8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22" calcext:value-type="date">
            <text:p>2020-07-22</text:p>
          </table:table-cell>
          <table:table-cell table:style-name="ce65" table:formula="of:=IFERROR(AVERAGEIFS([$Algorithm_Problems_log.$H$2:.$H$10237];[$Algorithm_Problems_log.$D$2:.$D$10237];[.$A87];[$Algorithm_Problems_log.$B$2:.$B$10237];&quot;Easy&quot;);[.$B88])" office:value-type="float" office:value="11.5625" calcext:value-type="float">
            <text:p>11.56</text:p>
          </table:table-cell>
          <table:table-cell table:style-name="ce65" table:formula="of:=IFERROR(AVERAGEIFS([$Algorithm_Problems_log.$H$2:.$H$10237];[$Algorithm_Problems_log.$D$2:.$D$10237];[.$A87];[$Algorithm_Problems_log.$B$2:.$B$10237];&quot;Medium&quot;);[.$C88])" office:value-type="float" office:value="8.41666666666667" calcext:value-type="float">
            <text:p>8.42</text:p>
          </table:table-cell>
          <table:table-cell table:style-name="ce65" table:formula="of:=IFERROR(AVERAGEIFS([$Algorithm_Problems_log.$H$2:.$H$10237];[$Algorithm_Problems_log.$D$2:.$D$10237];[.$A87];[$Algorithm_Problems_log.$B$2:.$B$10237];&quot;Hard&quot;);[.$D88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8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21" calcext:value-type="date">
            <text:p>2020-07-21</text:p>
          </table:table-cell>
          <table:table-cell table:style-name="ce65" table:formula="of:=IFERROR(AVERAGEIFS([$Algorithm_Problems_log.$H$2:.$H$10237];[$Algorithm_Problems_log.$D$2:.$D$10237];[.$A88];[$Algorithm_Problems_log.$B$2:.$B$10237];&quot;Easy&quot;);[.$B89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88];[$Algorithm_Problems_log.$B$2:.$B$10237];&quot;Medium&quot;);[.$C89])" office:value-type="float" office:value="4.79166666666667" calcext:value-type="float">
            <text:p>4.79</text:p>
          </table:table-cell>
          <table:table-cell table:style-name="ce65" table:formula="of:=IFERROR(AVERAGEIFS([$Algorithm_Problems_log.$H$2:.$H$10237];[$Algorithm_Problems_log.$D$2:.$D$10237];[.$A88];[$Algorithm_Problems_log.$B$2:.$B$10237];&quot;Hard&quot;);[.$D89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8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20" calcext:value-type="date">
            <text:p>2020-07-20</text:p>
          </table:table-cell>
          <table:table-cell table:style-name="ce65" table:formula="of:=IFERROR(AVERAGEIFS([$Algorithm_Problems_log.$H$2:.$H$10237];[$Algorithm_Problems_log.$D$2:.$D$10237];[.$A89];[$Algorithm_Problems_log.$B$2:.$B$10237];&quot;Easy&quot;);[.$B90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89];[$Algorithm_Problems_log.$B$2:.$B$10237];&quot;Medium&quot;);[.$C90])" office:value-type="float" office:value="10.8333333333333" calcext:value-type="float">
            <text:p>10.83</text:p>
          </table:table-cell>
          <table:table-cell table:style-name="ce65" table:formula="of:=IFERROR(AVERAGEIFS([$Algorithm_Problems_log.$H$2:.$H$10237];[$Algorithm_Problems_log.$D$2:.$D$10237];[.$A89];[$Algorithm_Problems_log.$B$2:.$B$10237];&quot;Hard&quot;);[.$D90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8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19" calcext:value-type="date">
            <text:p>2020-07-19</text:p>
          </table:table-cell>
          <table:table-cell table:style-name="ce65" table:formula="of:=IFERROR(AVERAGEIFS([$Algorithm_Problems_log.$H$2:.$H$10237];[$Algorithm_Problems_log.$D$2:.$D$10237];[.$A90];[$Algorithm_Problems_log.$B$2:.$B$10237];&quot;Easy&quot;);[.$B91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90];[$Algorithm_Problems_log.$B$2:.$B$10237];&quot;Medium&quot;);[.$C9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90];[$Algorithm_Problems_log.$B$2:.$B$10237];&quot;Hard&quot;);[.$D91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9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18" calcext:value-type="date">
            <text:p>2020-07-18</text:p>
          </table:table-cell>
          <table:table-cell table:style-name="ce65" table:formula="of:=IFERROR(AVERAGEIFS([$Algorithm_Problems_log.$H$2:.$H$10237];[$Algorithm_Problems_log.$D$2:.$D$10237];[.$A91];[$Algorithm_Problems_log.$B$2:.$B$10237];&quot;Easy&quot;);[.$B92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91];[$Algorithm_Problems_log.$B$2:.$B$10237];&quot;Medium&quot;);[.$C92])" office:value-type="float" office:value="2.5" calcext:value-type="float">
            <text:p>2.50</text:p>
          </table:table-cell>
          <table:table-cell table:style-name="ce65" table:formula="of:=IFERROR(AVERAGEIFS([$Algorithm_Problems_log.$H$2:.$H$10237];[$Algorithm_Problems_log.$D$2:.$D$10237];[.$A91];[$Algorithm_Problems_log.$B$2:.$B$10237];&quot;Hard&quot;);[.$D92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9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17" calcext:value-type="date">
            <text:p>2020-07-17</text:p>
          </table:table-cell>
          <table:table-cell table:style-name="ce65" table:formula="of:=IFERROR(AVERAGEIFS([$Algorithm_Problems_log.$H$2:.$H$10237];[$Algorithm_Problems_log.$D$2:.$D$10237];[.$A92];[$Algorithm_Problems_log.$B$2:.$B$10237];&quot;Easy&quot;);[.$B93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92];[$Algorithm_Problems_log.$B$2:.$B$10237];&quot;Medium&quot;);[.$C93])" office:value-type="float" office:value="8.75" calcext:value-type="float">
            <text:p>8.75</text:p>
          </table:table-cell>
          <table:table-cell table:style-name="ce65" table:formula="of:=IFERROR(AVERAGEIFS([$Algorithm_Problems_log.$H$2:.$H$10237];[$Algorithm_Problems_log.$D$2:.$D$10237];[.$A92];[$Algorithm_Problems_log.$B$2:.$B$10237];&quot;Hard&quot;);[.$D93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9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16" calcext:value-type="date">
            <text:p>2020-07-16</text:p>
          </table:table-cell>
          <table:table-cell table:style-name="ce65" table:formula="of:=IFERROR(AVERAGEIFS([$Algorithm_Problems_log.$H$2:.$H$10237];[$Algorithm_Problems_log.$D$2:.$D$10237];[.$A93];[$Algorithm_Problems_log.$B$2:.$B$10237];&quot;Easy&quot;);[.$B94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93];[$Algorithm_Problems_log.$B$2:.$B$10237];&quot;Medium&quot;);[.$C94])" office:value-type="float" office:value="1.83333333333333" calcext:value-type="float">
            <text:p>1.83</text:p>
          </table:table-cell>
          <table:table-cell table:style-name="ce65" table:formula="of:=IFERROR(AVERAGEIFS([$Algorithm_Problems_log.$H$2:.$H$10237];[$Algorithm_Problems_log.$D$2:.$D$10237];[.$A93];[$Algorithm_Problems_log.$B$2:.$B$10237];&quot;Hard&quot;);[.$D94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9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15" calcext:value-type="date">
            <text:p>2020-07-15</text:p>
          </table:table-cell>
          <table:table-cell table:style-name="ce65" table:formula="of:=IFERROR(AVERAGEIFS([$Algorithm_Problems_log.$H$2:.$H$10237];[$Algorithm_Problems_log.$D$2:.$D$10237];[.$A94];[$Algorithm_Problems_log.$B$2:.$B$10237];&quot;Easy&quot;);[.$B95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94];[$Algorithm_Problems_log.$B$2:.$B$10237];&quot;Medium&quot;);[.$C95])" office:value-type="float" office:value="3.83333333333333" calcext:value-type="float">
            <text:p>3.83</text:p>
          </table:table-cell>
          <table:table-cell table:style-name="ce65" table:formula="of:=IFERROR(AVERAGEIFS([$Algorithm_Problems_log.$H$2:.$H$10237];[$Algorithm_Problems_log.$D$2:.$D$10237];[.$A94];[$Algorithm_Problems_log.$B$2:.$B$10237];&quot;Hard&quot;);[.$D95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9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14" calcext:value-type="date">
            <text:p>2020-07-14</text:p>
          </table:table-cell>
          <table:table-cell table:style-name="ce65" table:formula="of:=IFERROR(AVERAGEIFS([$Algorithm_Problems_log.$H$2:.$H$10237];[$Algorithm_Problems_log.$D$2:.$D$10237];[.$A95];[$Algorithm_Problems_log.$B$2:.$B$10237];&quot;Easy&quot;);[.$B96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95];[$Algorithm_Problems_log.$B$2:.$B$10237];&quot;Medium&quot;);[.$C96])" office:value-type="float" office:value="6.58333333333333" calcext:value-type="float">
            <text:p>6.58</text:p>
          </table:table-cell>
          <table:table-cell table:style-name="ce65" table:formula="of:=IFERROR(AVERAGEIFS([$Algorithm_Problems_log.$H$2:.$H$10237];[$Algorithm_Problems_log.$D$2:.$D$10237];[.$A95];[$Algorithm_Problems_log.$B$2:.$B$10237];&quot;Hard&quot;);[.$D96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9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13" calcext:value-type="date">
            <text:p>2020-07-13</text:p>
          </table:table-cell>
          <table:table-cell table:style-name="ce65" table:formula="of:=IFERROR(AVERAGEIFS([$Algorithm_Problems_log.$H$2:.$H$10237];[$Algorithm_Problems_log.$D$2:.$D$10237];[.$A96];[$Algorithm_Problems_log.$B$2:.$B$10237];&quot;Easy&quot;);[.$B97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96];[$Algorithm_Problems_log.$B$2:.$B$10237];&quot;Medium&quot;);[.$C97])" office:value-type="float" office:value="5.125" calcext:value-type="float">
            <text:p>5.13</text:p>
          </table:table-cell>
          <table:table-cell table:style-name="ce65" table:formula="of:=IFERROR(AVERAGEIFS([$Algorithm_Problems_log.$H$2:.$H$10237];[$Algorithm_Problems_log.$D$2:.$D$10237];[.$A96];[$Algorithm_Problems_log.$B$2:.$B$10237];&quot;Hard&quot;);[.$D97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9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12" calcext:value-type="date">
            <text:p>2020-07-12</text:p>
          </table:table-cell>
          <table:table-cell table:style-name="ce65" table:formula="of:=IFERROR(AVERAGEIFS([$Algorithm_Problems_log.$H$2:.$H$10237];[$Algorithm_Problems_log.$D$2:.$D$10237];[.$A97];[$Algorithm_Problems_log.$B$2:.$B$10237];&quot;Easy&quot;);[.$B98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97];[$Algorithm_Problems_log.$B$2:.$B$10237];&quot;Medium&quot;);[.$C98])" office:value-type="float" office:value="6.25" calcext:value-type="float">
            <text:p>6.25</text:p>
          </table:table-cell>
          <table:table-cell table:style-name="ce65" table:formula="of:=IFERROR(AVERAGEIFS([$Algorithm_Problems_log.$H$2:.$H$10237];[$Algorithm_Problems_log.$D$2:.$D$10237];[.$A97];[$Algorithm_Problems_log.$B$2:.$B$10237];&quot;Hard&quot;);[.$D98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9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11" calcext:value-type="date">
            <text:p>2020-07-11</text:p>
          </table:table-cell>
          <table:table-cell table:style-name="ce65" table:formula="of:=IFERROR(AVERAGEIFS([$Algorithm_Problems_log.$H$2:.$H$10237];[$Algorithm_Problems_log.$D$2:.$D$10237];[.$A98];[$Algorithm_Problems_log.$B$2:.$B$10237];&quot;Easy&quot;);[.$B99])" office:value-type="float" office:value="10.625" calcext:value-type="float">
            <text:p>10.63</text:p>
          </table:table-cell>
          <table:table-cell table:style-name="ce65" table:formula="of:=IFERROR(AVERAGEIFS([$Algorithm_Problems_log.$H$2:.$H$10237];[$Algorithm_Problems_log.$D$2:.$D$10237];[.$A98];[$Algorithm_Problems_log.$B$2:.$B$10237];&quot;Medium&quot;);[.$C99])" office:value-type="float" office:value="6.25" calcext:value-type="float">
            <text:p>6.25</text:p>
          </table:table-cell>
          <table:table-cell table:style-name="ce65" table:formula="of:=IFERROR(AVERAGEIFS([$Algorithm_Problems_log.$H$2:.$H$10237];[$Algorithm_Problems_log.$D$2:.$D$10237];[.$A98];[$Algorithm_Problems_log.$B$2:.$B$10237];&quot;Hard&quot;);[.$D99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9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10" calcext:value-type="date">
            <text:p>2020-07-10</text:p>
          </table:table-cell>
          <table:table-cell table:style-name="ce65" table:formula="of:=IFERROR(AVERAGEIFS([$Algorithm_Problems_log.$H$2:.$H$10237];[$Algorithm_Problems_log.$D$2:.$D$10237];[.$A99];[$Algorithm_Problems_log.$B$2:.$B$10237];&quot;Easy&quot;);[.$B100])" office:value-type="float" office:value="10.625" calcext:value-type="float">
            <text:p>10.63</text:p>
          </table:table-cell>
          <table:table-cell table:style-name="ce65" table:formula="of:=IFERROR(AVERAGEIFS([$Algorithm_Problems_log.$H$2:.$H$10237];[$Algorithm_Problems_log.$D$2:.$D$10237];[.$A99];[$Algorithm_Problems_log.$B$2:.$B$10237];&quot;Medium&quot;);[.$C100])" office:value-type="float" office:value="3.5" calcext:value-type="float">
            <text:p>3.50</text:p>
          </table:table-cell>
          <table:table-cell table:style-name="ce65" table:formula="of:=IFERROR(AVERAGEIFS([$Algorithm_Problems_log.$H$2:.$H$10237];[$Algorithm_Problems_log.$D$2:.$D$10237];[.$A99];[$Algorithm_Problems_log.$B$2:.$B$10237];&quot;Hard&quot;);[.$D100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9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09" calcext:value-type="date">
            <text:p>2020-07-09</text:p>
          </table:table-cell>
          <table:table-cell table:style-name="ce65" table:formula="of:=IFERROR(AVERAGEIFS([$Algorithm_Problems_log.$H$2:.$H$10237];[$Algorithm_Problems_log.$D$2:.$D$10237];[.$A100];[$Algorithm_Problems_log.$B$2:.$B$10237];&quot;Easy&quot;);[.$B101])" office:value-type="float" office:value="10.625" calcext:value-type="float">
            <text:p>10.63</text:p>
          </table:table-cell>
          <table:table-cell table:style-name="ce65" table:formula="of:=IFERROR(AVERAGEIFS([$Algorithm_Problems_log.$H$2:.$H$10237];[$Algorithm_Problems_log.$D$2:.$D$10237];[.$A100];[$Algorithm_Problems_log.$B$2:.$B$10237];&quot;Medium&quot;);[.$C101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00];[$Algorithm_Problems_log.$B$2:.$B$10237];&quot;Hard&quot;);[.$D101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0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08" calcext:value-type="date">
            <text:p>2020-07-08</text:p>
          </table:table-cell>
          <table:table-cell table:style-name="ce65" table:formula="of:=IFERROR(AVERAGEIFS([$Algorithm_Problems_log.$H$2:.$H$10237];[$Algorithm_Problems_log.$D$2:.$D$10237];[.$A101];[$Algorithm_Problems_log.$B$2:.$B$10237];&quot;Easy&quot;);[.$B102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01];[$Algorithm_Problems_log.$B$2:.$B$10237];&quot;Medium&quot;);[.$C102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01];[$Algorithm_Problems_log.$B$2:.$B$10237];&quot;Hard&quot;);[.$D102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0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07" calcext:value-type="date">
            <text:p>2020-07-07</text:p>
          </table:table-cell>
          <table:table-cell table:style-name="ce65" table:formula="of:=IFERROR(AVERAGEIFS([$Algorithm_Problems_log.$H$2:.$H$10237];[$Algorithm_Problems_log.$D$2:.$D$10237];[.$A102];[$Algorithm_Problems_log.$B$2:.$B$10237];&quot;Easy&quot;);[.$B103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02];[$Algorithm_Problems_log.$B$2:.$B$10237];&quot;Medium&quot;);[.$C103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02];[$Algorithm_Problems_log.$B$2:.$B$10237];&quot;Hard&quot;);[.$D103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0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06" calcext:value-type="date">
            <text:p>2020-07-06</text:p>
          </table:table-cell>
          <table:table-cell table:style-name="ce65" table:formula="of:=IFERROR(AVERAGEIFS([$Algorithm_Problems_log.$H$2:.$H$10237];[$Algorithm_Problems_log.$D$2:.$D$10237];[.$A103];[$Algorithm_Problems_log.$B$2:.$B$10237];&quot;Easy&quot;);[.$B104])" office:value-type="float" office:value="8.55" calcext:value-type="float">
            <text:p>8.55</text:p>
          </table:table-cell>
          <table:table-cell table:style-name="ce65" table:formula="of:=IFERROR(AVERAGEIFS([$Algorithm_Problems_log.$H$2:.$H$10237];[$Algorithm_Problems_log.$D$2:.$D$10237];[.$A103];[$Algorithm_Problems_log.$B$2:.$B$10237];&quot;Medium&quot;);[.$C104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03];[$Algorithm_Problems_log.$B$2:.$B$10237];&quot;Hard&quot;);[.$D104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0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05" calcext:value-type="date">
            <text:p>2020-07-05</text:p>
          </table:table-cell>
          <table:table-cell table:style-name="ce65" table:formula="of:=IFERROR(AVERAGEIFS([$Algorithm_Problems_log.$H$2:.$H$10237];[$Algorithm_Problems_log.$D$2:.$D$10237];[.$A104];[$Algorithm_Problems_log.$B$2:.$B$10237];&quot;Easy&quot;);[.$B105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04];[$Algorithm_Problems_log.$B$2:.$B$10237];&quot;Medium&quot;);[.$C105])" office:value-type="float" office:value="4.5" calcext:value-type="float">
            <text:p>4.50</text:p>
          </table:table-cell>
          <table:table-cell table:style-name="ce65" table:formula="of:=IFERROR(AVERAGEIFS([$Algorithm_Problems_log.$H$2:.$H$10237];[$Algorithm_Problems_log.$D$2:.$D$10237];[.$A104];[$Algorithm_Problems_log.$B$2:.$B$10237];&quot;Hard&quot;);[.$D105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0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04" calcext:value-type="date">
            <text:p>2020-07-04</text:p>
          </table:table-cell>
          <table:table-cell table:style-name="ce65" table:formula="of:=IFERROR(AVERAGEIFS([$Algorithm_Problems_log.$H$2:.$H$10237];[$Algorithm_Problems_log.$D$2:.$D$10237];[.$A105];[$Algorithm_Problems_log.$B$2:.$B$10237];&quot;Easy&quot;);[.$B106])" office:value-type="float" office:value="-2.125" calcext:value-type="float">
            <text:p>-2.13</text:p>
          </table:table-cell>
          <table:table-cell table:style-name="ce65" table:formula="of:=IFERROR(AVERAGEIFS([$Algorithm_Problems_log.$H$2:.$H$10237];[$Algorithm_Problems_log.$D$2:.$D$10237];[.$A105];[$Algorithm_Problems_log.$B$2:.$B$10237];&quot;Medium&quot;);[.$C106])" office:value-type="float" office:value="4.5" calcext:value-type="float">
            <text:p>4.50</text:p>
          </table:table-cell>
          <table:table-cell table:style-name="ce65" table:formula="of:=IFERROR(AVERAGEIFS([$Algorithm_Problems_log.$H$2:.$H$10237];[$Algorithm_Problems_log.$D$2:.$D$10237];[.$A105];[$Algorithm_Problems_log.$B$2:.$B$10237];&quot;Hard&quot;);[.$D106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0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03" calcext:value-type="date">
            <text:p>2020-07-03</text:p>
          </table:table-cell>
          <table:table-cell table:style-name="ce65" table:formula="of:=IFERROR(AVERAGEIFS([$Algorithm_Problems_log.$H$2:.$H$10237];[$Algorithm_Problems_log.$D$2:.$D$10237];[.$A106];[$Algorithm_Problems_log.$B$2:.$B$10237];&quot;Easy&quot;);[.$B10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06];[$Algorithm_Problems_log.$B$2:.$B$10237];&quot;Medium&quot;);[.$C10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06];[$Algorithm_Problems_log.$B$2:.$B$10237];&quot;Hard&quot;);[.$D107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0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02" calcext:value-type="date">
            <text:p>2020-07-02</text:p>
          </table:table-cell>
          <table:table-cell table:style-name="ce65" table:formula="of:=IFERROR(AVERAGEIFS([$Algorithm_Problems_log.$H$2:.$H$10237];[$Algorithm_Problems_log.$D$2:.$D$10237];[.$A107];[$Algorithm_Problems_log.$B$2:.$B$10237];&quot;Easy&quot;);[.$B10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07];[$Algorithm_Problems_log.$B$2:.$B$10237];&quot;Medium&quot;);[.$C108])" office:value-type="float" office:value="3.75" calcext:value-type="float">
            <text:p>3.75</text:p>
          </table:table-cell>
          <table:table-cell table:style-name="ce65" table:formula="of:=IFERROR(AVERAGEIFS([$Algorithm_Problems_log.$H$2:.$H$10237];[$Algorithm_Problems_log.$D$2:.$D$10237];[.$A107];[$Algorithm_Problems_log.$B$2:.$B$10237];&quot;Hard&quot;);[.$D108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0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01" calcext:value-type="date">
            <text:p>2020-07-01</text:p>
          </table:table-cell>
          <table:table-cell table:style-name="ce65" table:formula="of:=IFERROR(AVERAGEIFS([$Algorithm_Problems_log.$H$2:.$H$10237];[$Algorithm_Problems_log.$D$2:.$D$10237];[.$A108];[$Algorithm_Problems_log.$B$2:.$B$10237];&quot;Easy&quot;);[.$B10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08];[$Algorithm_Problems_log.$B$2:.$B$10237];&quot;Medium&quot;);[.$C10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08];[$Algorithm_Problems_log.$B$2:.$B$10237];&quot;Hard&quot;);[.$D109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0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style-name="ce65" table:formula="of:=IFERROR(AVERAGEIFS([$Algorithm_Problems_log.$H$380:.$H1411];[$Algorithm_Problems_log.$D$380:.$D1411];[.$A109];[$Algorithm_Problems_log.$B$380:.$B1411];&quot;Medium&quot;);[.$C110])" office:value-type="float" office:value="0" calcext:value-type="float">
            <text:p>0.00</text:p>
          </table:table-cell>
          <table:table-cell office:value-type="float" office:value="-16" calcext:value-type="float">
            <text:p>-16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0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number-columns-repeated="1011"/>
        </table:table-row>
        <table:table-row table:style-name="ro1">
          <table:table-cell table:style-name="ce64"/>
          <table:table-cell table:style-name="ce68" table:number-columns-repeated="3"/>
          <table:table-cell table:number-columns-repeated="1007"/>
        </table:table-row>
        <table:table-row table:style-name="ro1" table:number-rows-repeated="6">
          <table:table-cell table:number-columns-repeated="1011"/>
        </table:table-row>
        <table:table-row table:style-name="ro1">
          <table:table-cell table:style-name="ce64"/>
          <table:table-cell table:style-name="ce68" table:number-columns-repeated="3"/>
          <table:table-cell table:number-columns-repeated="1007"/>
        </table:table-row>
        <table:table-row table:style-name="ro1" table:number-rows-repeated="1048457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Companies" table:style-name="ta1">
        <table:table-column table:style-name="co19" table:default-cell-style-name="ce60"/>
        <table:table-column table:style-name="co20" table:default-cell-style-name="ce60"/>
        <table:table-column table:style-name="co14" table:default-cell-style-name="ce60"/>
        <table:table-column table:style-name="co4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74"/>
        <table:table-column table:style-name="co8" table:default-cell-style-name="ce60"/>
        <table:table-column table:style-name="co21" table:default-cell-style-name="ce85"/>
        <table:table-column table:style-name="co8" table:default-cell-style-name="ce88"/>
        <table:table-column table:style-name="co22" table:default-cell-style-name="ce92"/>
        <table:table-column table:style-name="co8" table:number-columns-repeated="1006" table:default-cell-style-name="ce96"/>
        <table:table-row table:style-name="ro1">
          <table:table-cell table:number-columns-repeated="3"/>
          <table:table-cell table:style-name="ce70"/>
          <table:table-cell table:number-columns-repeated="2"/>
          <table:table-cell table:style-name="ce60"/>
          <table:table-cell table:number-columns-repeated="1010"/>
        </table:table-row>
        <table:table-row table:style-name="ro1">
          <table:table-cell office:value-type="string" calcext:value-type="string">
            <text:p>Amazon</text:p>
          </table:table-cell>
          <table:table-cell table:number-columns-repeated="2"/>
          <table:table-cell table:style-name="ce70"/>
          <table:table-cell table:number-columns-repeated="1013"/>
        </table:table-row>
        <table:table-row table:style-name="ro1">
          <table:table-cell office:value-type="string" calcext:value-type="string">
            <text:p>Facebook</text:p>
          </table:table-cell>
          <table:table-cell table:number-columns-repeated="2"/>
          <table:table-cell table:style-name="ce70"/>
          <table:table-cell table:number-columns-repeated="1013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At least 3 strong hire</text:p>
          </table:table-cell>
          <table:table-cell/>
          <table:table-cell table:style-name="ce70"/>
          <table:table-cell table:number-columns-repeated="1013"/>
        </table:table-row>
        <table:table-row table:style-name="ro1">
          <table:table-cell office:value-type="string" calcext:value-type="string">
            <text:p>Microsoft</text:p>
          </table:table-cell>
          <table:table-cell table:number-columns-repeated="2"/>
          <table:table-cell table:style-name="ce70"/>
          <table:table-cell table:number-columns-repeated="1013"/>
        </table:table-row>
        <table:table-row table:style-name="ro1">
          <table:table-cell office:value-type="string" calcext:value-type="string">
            <text:p>Adobe</text:p>
          </table:table-cell>
          <table:table-cell table:number-columns-repeated="2"/>
          <table:table-cell table:style-name="ce70"/>
          <table:table-cell table:number-columns-repeated="1013"/>
        </table:table-row>
        <table:table-row table:style-name="ro1">
          <table:table-cell office:value-type="string" calcext:value-type="string">
            <text:p>SAP</text:p>
          </table:table-cell>
          <table:table-cell table:number-columns-repeated="2"/>
          <table:table-cell table:style-name="ce70"/>
          <table:table-cell table:number-columns-repeated="1013"/>
        </table:table-row>
        <table:table-row table:style-name="ro1">
          <table:table-cell office:value-type="string" calcext:value-type="string">
            <text:p>Quora</text:p>
          </table:table-cell>
          <table:table-cell table:number-columns-repeated="2"/>
          <table:table-cell table:style-name="ce70"/>
          <table:table-cell table:number-columns-repeated="1013"/>
        </table:table-row>
        <table:table-row table:style-name="ro1">
          <table:table-cell office:value-type="string" calcext:value-type="string">
            <text:p>Sales Force</text:p>
          </table:table-cell>
          <table:table-cell table:number-columns-repeated="2"/>
          <table:table-cell table:style-name="ce70"/>
          <table:table-cell table:number-columns-repeated="1013"/>
        </table:table-row>
        <table:table-row table:style-name="ro4" table:visibility="filter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2" calcext:value-type="date">
            <text:p>2020-07-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twise</text:p>
          </table:table-cell>
          <table:table-cell table:formula="of:= 10 - MIN(10; (MAX(20; [.$E1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1008"/>
        </table:table-row>
        <table:table-row table:style-name="ro1" table:number-rows-repeated="12">
          <table:table-cell table:number-columns-repeated="3"/>
          <table:table-cell table:style-name="ce70"/>
          <table:table-cell table:number-columns-repeated="1013"/>
        </table:table-row>
        <table:table-row table:style-name="ro2" table:visibility="filter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7" calcext:value-type="date">
            <text:p>2020-07-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</text:p>
          </table:table-cell>
          <table:table-cell table:formula="of:= 10 - MIN(10; (MAX(20; [.$E23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06"/>
        </table:table-row>
        <table:table-row table:style-name="ro1" table:number-rows-repeated="6">
          <table:table-cell table:number-columns-repeated="3"/>
          <table:table-cell table:style-name="ce70"/>
          <table:table-cell table:number-columns-repeated="1013"/>
        </table:table-row>
        <table:table-row table:style-name="ro4" table:visibility="filter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5" calcext:value-type="date">
            <text:p>2020-07-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 table:formula="of:= 10 - MIN(10; (MAX(20; [.$E3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1008"/>
        </table:table-row>
        <table:table-row table:style-name="ro1" table:number-rows-repeated="4">
          <table:table-cell table:number-columns-repeated="3"/>
          <table:table-cell table:style-name="ce70"/>
          <table:table-cell table:number-columns-repeated="1013"/>
        </table:table-row>
        <table:table-row table:style-name="ro3" table:visibility="filter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19-06-04" calcext:value-type="date">
            <text:p>2019-06-0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rray</text:p>
            <text:p>Bitwise</text:p>
          </table:table-cell>
          <table:table-cell/>
          <table:table-cell office:value-type="string" calcext:value-type="string">
            <text:p>toreview</text:p>
          </table:table-cell>
          <table:table-cell office:value-type="string" calcext:value-type="string">
            <text:p>- It's not efficient <text:span text:style-name="T5">(</text:span>space and time<text:span text:style-name="T5">)</text:span></text:p>
            <text:p/>
          </table:table-cell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70"/>
          <table:table-cell table:number-columns-repeated="1013"/>
        </table:table-row>
        <table:table-row table:style-name="ro6" table:visibility="filter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1" calcext:value-type="date">
            <text:p>2020-07-0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Array</text:p>
          </table:table-cell>
          <table:table-cell table:formula="of:= 10 - MIN(10; (MAX(20; [.$E3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1008"/>
        </table:table-row>
        <table:table-row table:style-name="ro1" table:number-rows-repeated="14">
          <table:table-cell table:number-columns-repeated="3"/>
          <table:table-cell table:style-name="ce70"/>
          <table:table-cell table:number-columns-repeated="1013"/>
        </table:table-row>
        <table:table-row table:style-name="ro1" table:number-rows-repeated="1048523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  <table:database-ranges>
        <table:database-range table:name="__Anonymous_Sheet_DB__0" table:target-range-address="Algorithm_Problems_log.A1:Algorithm_Problems_log.M475" table:display-filter-buttons="true" table:orientation="column"/>
        <table:database-range table:name="__Anonymous_Sheet_DB__1" table:target-range-address="System_Design_Problems_log.A4:System_Design_Problems_log.J4" table:contains-header="false" table:orientation="column"/>
        <table:database-range table:name="__Anonymous_Sheet_DB__2" table:target-range-address="Algorithm_Problems_log_Chart.A1:Algorithm_Problems_log_Chart.F109" table:display-filter-buttons="true" table:orientation="column">
          <table:filter>
            <table:filter-and>
              <table:filter-condition table:field-number="5" table:value="Display" table:operator="="/>
            </table:filter-and>
          </table:filter>
        </table:database-range>
        <table:database-range table:name="__Anonymous_Sheet_DB__3" table:target-range-address="Companies.A1:Companies.A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hatch draw:name="Black_20_0_20_Degrees" draw:display-name="Black 0 Degrees" draw:style="single" draw:color="#000000" draw:distance="1.02mm" draw:rotation="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00-00-00</text:date>, <text:time style:data-style-name="N2" text:time-value="12:28:22.587299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4T11:36:39.457774531</meta:creation-date>
    <dc:date>2020-10-12T18:35:39.963785863</dc:date>
    <meta:editing-duration>P29DT21H55M39S</meta:editing-duration>
    <meta:editing-cycles>1553</meta:editing-cycles>
    <meta:generator>LibreOffice/6.0.7.3$Linux_X86_64 LibreOffice_project/00m0$Build-3</meta:generator>
    <meta:document-statistic meta:table-count="4" meta:cell-count="5223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000000"/>
    </style:style>
    <style:style style:name="ch2" style:family="chart">
      <style:graphic-properties draw:stroke="none" svg:stroke-color="#b3b3b3" draw:fill="none" draw:fill-color="#e6e6e6"/>
      <style:text-properties fo:color="#eeeeee"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36">
      <style:chart-properties chart:display-label="true" chart:logarithmic="false" chart:minimum="44013" chart:origin="0" chart:reverse-direction="false" text:line-break="false" loext:try-staggering-first="false" chart:link-data-style-to-source="true" chart:axis-position="-16"/>
      <style:graphic-properties svg:stroke-color="#b3b3b3"/>
      <style:text-properties fo:color="#eeeeee"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16" chart:maximum="16" chart:origin="-16" chart:reverse-direction="false" text:line-break="false" loext:try-staggering-first="false" chart:link-data-style-to-source="true" chart:axis-position="0"/>
      <style:graphic-properties svg:stroke-color="#b3b3b3"/>
      <style:text-properties fo:color="#eeeeee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 chart:mean-valu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8" style:family="chart">
      <style:graphic-properties svg:stroke-color="#72bf44"/>
    </style:style>
    <style:style style:name="ch9" style:family="chart">
      <style:graphic-properties svg:stroke-color="#72bf44"/>
    </style:style>
    <style:style style:name="ch10" style:family="chart" style:data-style-name="N2">
      <style:chart-properties chart:symbol-type="none" chart:link-data-style-to-source="true"/>
      <style:graphic-properties draw:stroke="dash" draw:stroke-dash="Fine_20_Dashed" svg:stroke-width="0.1cm" svg:stroke-color="#eeeeee" draw:fill-color="#eeeeee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2">
      <style:chart-properties chart:symbol-type="none" chart:link-data-style-to-source="true" chart:mean-value="true"/>
      <style:graphic-properties svg:stroke-width="0.08cm" svg:stroke-color="#f58220" draw:fill-color="#f58220"/>
      <style:text-properties fo:font-size="10pt" style:font-size-asian="10pt" style:font-size-complex="10pt"/>
    </style:style>
    <style:style style:name="ch13" style:family="chart">
      <style:graphic-properties svg:stroke-color="#f58220"/>
    </style:style>
    <style:style style:name="ch14" style:family="chart">
      <style:graphic-properties svg:stroke-color="#f58220"/>
    </style:style>
    <style:style style:name="ch15" style:family="chart" style:data-style-name="N2">
      <style:chart-properties chart:symbol-type="none" chart:link-data-style-to-source="true" chart:mean-value="true" chart:data-label-number="value" chart:data-label-text="false" chart:data-label-symbol="fals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6" style:family="chart">
      <style:graphic-properties svg:stroke-color="#ed1c24"/>
    </style:style>
    <style:style style:name="ch17" style:family="chart">
      <style:graphic-properties svg:stroke-color="#ed1c24"/>
    </style:style>
    <style:style style:name="ch18" style:family="chart">
      <style:graphic-properties draw:stroke="solid" svg:stroke-color="#b3b3b3" draw:fill="solid" draw:fill-color="#000000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8.368cm" svg:height="20.85cm" xlink:href=".." xlink:type="simple" chart:class="chart:scatter" chart:column-mapping="0 3 1 2" chart:style-name="ch1">
        <chart:legend svg:x="2.063cm" svg:y="15.803cm" style:legend-expansion="custom" chartooo:width="5.376cm" chartooo:height="3.586cm" style:legend-expansion-aspect-ratio="1.49916341327384" chart:style-name="ch2"/>
        <chart:plot-area chart:style-name="ch3" table:cell-range-address="Algorithm_Problems_log_Chart.A1:Algorithm_Problems_log_Chart.E999" chart:data-source-has-labels="both" svg:x="0.378cm" svg:y="0.521cm" svg:width="45.701cm" svg:height="19.724cm">
          <chartooo:coordinate-region svg:x="1.582cm" svg:y="0.521cm" svg:width="43.649cm" svg:height="19.077cm"/>
          <chart:axis chart:dimension="x" chart:name="primary-x" chart:style-name="ch4" chartooo:axis-type="auto">
            <chart:categories table:cell-range-address="Algorithm_Problems_log_Chart.E1:Algorithm_Problems_log_Chart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gorithm_Problems_log_Chart.B2:Algorithm_Problems_log_Chart.B999" chart:label-cell-address="Algorithm_Problems_log_Chart.B1:Algorithm_Problems_log_Chart.B1" chart:class="chart:scatter">
            <chart:domain table:cell-range-address="Algorithm_Problems_log_Chart.A2:Algorithm_Problems_log_Chart.A999"/>
            <chart:mean-value chart:style-name="ch8"/>
            <chart:regression-curve chart:style-name="ch9"/>
            <chart:data-point chart:repeated="995"/>
          </chart:series>
          <chart:series chart:style-name="ch10" chart:values-cell-range-address="Algorithm_Problems_log_Chart.E2:Algorithm_Problems_log_Chart.E999" chart:label-cell-address="Algorithm_Problems_log_Chart.E1:Algorithm_Problems_log_Chart.E1" chart:class="chart:scatter">
            <chart:data-point chart:repeated="17"/>
            <chart:data-point chart:style-name="ch11"/>
            <chart:data-point chart:repeated="977"/>
          </chart:series>
          <chart:series chart:style-name="ch12" chart:values-cell-range-address="Algorithm_Problems_log_Chart.C2:Algorithm_Problems_log_Chart.C999" chart:label-cell-address="Algorithm_Problems_log_Chart.C1:Algorithm_Problems_log_Chart.C1" chart:class="chart:scatter">
            <chart:mean-value chart:style-name="ch13"/>
            <chart:regression-curve chart:style-name="ch14"/>
            <chart:data-point chart:repeated="995"/>
          </chart:series>
          <chart:series chart:style-name="ch15" chart:values-cell-range-address="Algorithm_Problems_log_Chart.D2:Algorithm_Problems_log_Chart.D999" chart:label-cell-address="Algorithm_Problems_log_Chart.D1:Algorithm_Problems_log_Chart.D1" chart:class="chart:scatter">
            <chart:mean-value chart:style-name="ch16"/>
            <chart:regression-curve chart:style-name="ch17"/>
            <chart:data-point chart:repeated="99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asy</text:p>
                <draw:g>
                  <svg:desc>Algorithm_Problems_log_Chart.B1:Algorithm_Problems_log_Chart.B1</svg:desc>
                </draw:g>
              </table:table-cell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string">
                <text:p>Medium</text:p>
                <draw:g>
                  <svg:desc>Algorithm_Problems_log_Chart.C1:Algorithm_Problems_log_Chart.C1</svg:desc>
                </draw:g>
              </table:table-cell>
              <table:table-cell office:value-type="string">
                <text:p>Hard</text:p>
                <draw:g>
                  <svg:desc>Algorithm_Problems_log_Chart.D1:Algorithm_Problems_log_Char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float" office:value="44116">
                <text:p>44116</text:p>
                <draw:g>
                  <svg:desc>Algorithm_Problems_log_Chart.A2:Algorithm_Problems_log_Chart.A999</svg:desc>
                </draw:g>
              </table:table-cell>
              <table:table-cell office:value-type="float" office:value="12">
                <text:p>12</text:p>
                <draw:g>
                  <svg:desc>Algorithm_Problems_log_Chart.B2:Algorithm_Problems_log_Chart.B999</svg:desc>
                </draw:g>
              </table:table-cell>
              <table:table-cell office:value-type="float" office:value="11.25">
                <text:p>11.25</text:p>
                <draw:g>
                  <svg:desc>Algorithm_Problems_log_Chart.E2:Algorithm_Problems_log_Chart.E999</svg:desc>
                </draw:g>
              </table:table-cell>
              <table:table-cell office:value-type="float" office:value="5">
                <text:p>5</text:p>
                <draw:g>
                  <svg:desc>Algorithm_Problems_log_Chart.C2:Algorithm_Problems_log_Chart.C999</svg:desc>
                </draw:g>
              </table:table-cell>
              <table:table-cell office:value-type="float" office:value="-16">
                <text:p>-16</text:p>
                <draw:g>
                  <svg:desc>Algorithm_Problems_log_Chart.D2:Algorithm_Problems_log_Chart.D999</svg:desc>
                </draw:g>
              </table:table-cell>
            </table:table-row>
            <table:table-row>
              <table:table-cell office:value-type="string"/>
              <table:table-cell office:value-type="float" office:value="44115">
                <text:p>44115</text:p>
              </table:table-cell>
              <table:table-cell office:value-type="float" office:value="9.75">
                <text:p>9.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/>
              <table:table-cell office:value-type="float" office:value="44114">
                <text:p>44114</text:p>
              </table:table-cell>
              <table:table-cell office:value-type="float" office:value="9.75">
                <text:p>9.75</text:p>
              </table:table-cell>
              <table:table-cell office:value-type="float" office:value="11.25">
                <text:p>11.25</text:p>
              </table:table-cell>
              <table:table-cell office:value-type="float" office:value="9.9375">
                <text:p>9.937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/>
              <table:table-cell office:value-type="float" office:value="44113">
                <text:p>44113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/>
              <table:table-cell office:value-type="float" office:value="44112">
                <text:p>44112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/>
              <table:table-cell office:value-type="float" office:value="44111">
                <text:p>44111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/>
              <table:table-cell office:value-type="float" office:value="44110">
                <text:p>44110</text:p>
              </table:table-cell>
              <table:table-cell office:value-type="float" office:value="13.4166666666667">
                <text:p>13.41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11.3">
                <text:p>11.3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/>
              <table:table-cell office:value-type="float" office:value="44109">
                <text:p>44109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7.1875">
                <text:p>7.187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/>
              <table:table-cell office:value-type="float" office:value="44108">
                <text:p>44108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2.125">
                <text:p>2.12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/>
              <table:table-cell office:value-type="float" office:value="44107">
                <text:p>4410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06">
                <text:p>4410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9.41666666666667">
                <text:p>9.4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05">
                <text:p>44105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10.75">
                <text:p>10.75</text:p>
              </table:table-cell>
              <table:table-cell office:value-type="float" office:value="-10.1666666666667">
                <text:p>-10.1666666666667</text:p>
              </table:table-cell>
            </table:table-row>
            <table:table-row>
              <table:table-cell office:value-type="string"/>
              <table:table-cell office:value-type="float" office:value="44104">
                <text:p>44104</text:p>
              </table:table-cell>
              <table:table-cell office:value-type="float" office:value="11.5">
                <text:p>11.5</text:p>
              </table:table-cell>
              <table:table-cell office:value-type="float" office:value="11.25">
                <text:p>11.25</text:p>
              </table:table-cell>
              <table:table-cell office:value-type="float" office:value="9.5">
                <text:p>9.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/>
              <table:table-cell office:value-type="float" office:value="44103">
                <text:p>44103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9.5">
                <text:p>9.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/>
              <table:table-cell office:value-type="float" office:value="44102">
                <text:p>44102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9.5">
                <text:p>9.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/>
              <table:table-cell office:value-type="float" office:value="44101">
                <text:p>44101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6.375">
                <text:p>6.37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/>
              <table:table-cell office:value-type="float" office:value="44100">
                <text:p>44100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3.875">
                <text:p>3.87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/>
              <table:table-cell office:value-type="float" office:value="44099">
                <text:p>44099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8">
                <text:p>44098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7">
                <text:p>44097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6">
                <text:p>44096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9.85">
                <text:p>9.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5">
                <text:p>44095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4">
                <text:p>44094</text:p>
              </table:table-cell>
              <table:table-cell office:value-type="float" office:value="13">
                <text:p>13</text:p>
              </table:table-cell>
              <table:table-cell office:value-type="float" office:value="11.25">
                <text:p>11.25</text:p>
              </table:table-cell>
              <table:table-cell office:value-type="float" office:value="7.875">
                <text:p>7.8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3">
                <text:p>44093</text:p>
              </table:table-cell>
              <table:table-cell office:value-type="float" office:value="10.25">
                <text:p>10.25</text:p>
              </table:table-cell>
              <table:table-cell office:value-type="float" office:value="11.25">
                <text:p>11.25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92">
                <text:p>44092</text:p>
              </table:table-cell>
              <table:table-cell office:value-type="float" office:value="10.25">
                <text:p>10.25</text:p>
              </table:table-cell>
              <table:table-cell office:value-type="float" office:value="11.25">
                <text:p>11.25</text:p>
              </table:table-cell>
              <table:table-cell office:value-type="float" office:value="4.875">
                <text:p>4.8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91">
                <text:p>44091</text:p>
              </table:table-cell>
              <table:table-cell office:value-type="float" office:value="13.28125">
                <text:p>13.28125</text:p>
              </table:table-cell>
              <table:table-cell office:value-type="float" office:value="11.25">
                <text:p>11.25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90">
                <text:p>44090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9">
                <text:p>44089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8">
                <text:p>44088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7">
                <text:p>44087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6">
                <text:p>44086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5">
                <text:p>44085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9.8125">
                <text:p>9.81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4">
                <text:p>44084</text:p>
              </table:table-cell>
              <table:table-cell office:value-type="float" office:value="9.25">
                <text:p>9.25</text:p>
              </table:table-cell>
              <table:table-cell office:value-type="float" office:value="11.25">
                <text:p>11.2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3">
                <text:p>44083</text:p>
              </table:table-cell>
              <table:table-cell office:value-type="float" office:value="9.9375">
                <text:p>9.9375</text:p>
              </table:table-cell>
              <table:table-cell office:value-type="float" office:value="11.25">
                <text:p>11.25</text:p>
              </table:table-cell>
              <table:table-cell office:value-type="float" office:value="9.9375">
                <text:p>9.93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2">
                <text:p>44082</text:p>
              </table:table-cell>
              <table:table-cell office:value-type="float" office:value="11">
                <text:p>11</text:p>
              </table:table-cell>
              <table:table-cell office:value-type="float" office:value="11.25">
                <text:p>11.25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1">
                <text:p>44081</text:p>
              </table:table-cell>
              <table:table-cell office:value-type="float" office:value="9.375">
                <text:p>9.375</text:p>
              </table:table-cell>
              <table:table-cell office:value-type="float" office:value="11.25">
                <text:p>11.25</text:p>
              </table:table-cell>
              <table:table-cell office:value-type="float" office:value="9.75">
                <text:p>9.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0">
                <text:p>44080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79">
                <text:p>44079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78">
                <text:p>44078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77">
                <text:p>44077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6.375">
                <text:p>6.375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/>
              <table:table-cell office:value-type="float" office:value="44076">
                <text:p>44076</text:p>
              </table:table-cell>
              <table:table-cell office:value-type="float" office:value="-3.25">
                <text:p>-3.25</text:p>
              </table:table-cell>
              <table:table-cell office:value-type="float" office:value="11.25">
                <text:p>11.25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5">
                <text:p>44075</text:p>
              </table:table-cell>
              <table:table-cell office:value-type="float" office:value="-3.25">
                <text:p>-3.25</text:p>
              </table:table-cell>
              <table:table-cell office:value-type="float" office:value="11.25">
                <text:p>11.25</text:p>
              </table:table-cell>
              <table:table-cell office:value-type="float" office:value="7">
                <text:p>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4">
                <text:p>44074</text:p>
              </table:table-cell>
              <table:table-cell office:value-type="float" office:value="6.25">
                <text:p>6.25</text:p>
              </table:table-cell>
              <table:table-cell office:value-type="float" office:value="11.25">
                <text:p>11.25</text:p>
              </table:table-cell>
              <table:table-cell office:value-type="float" office:value="10.875">
                <text:p>10.87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3">
                <text:p>44073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2">
                <text:p>44072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1">
                <text:p>44071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70">
                <text:p>44070</text:p>
              </table:table-cell>
              <table:table-cell office:value-type="float" office:value="12.375">
                <text:p>12.375</text:p>
              </table:table-cell>
              <table:table-cell office:value-type="float" office:value="11.25">
                <text:p>11.25</text:p>
              </table:table-cell>
              <table:table-cell office:value-type="float" office:value="11.55">
                <text:p>11.5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9">
                <text:p>44069</text:p>
              </table:table-cell>
              <table:table-cell office:value-type="float" office:value="12.375">
                <text:p>12.37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8">
                <text:p>44068</text:p>
              </table:table-cell>
              <table:table-cell office:value-type="float" office:value="13.25">
                <text:p>13.25</text:p>
              </table:table-cell>
              <table:table-cell office:value-type="float" office:value="11.25">
                <text:p>11.25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7">
                <text:p>44067</text:p>
              </table:table-cell>
              <table:table-cell office:value-type="float" office:value="13.625">
                <text:p>13.625</text:p>
              </table:table-cell>
              <table:table-cell office:value-type="float" office:value="11.25">
                <text:p>11.25</text:p>
              </table:table-cell>
              <table:table-cell office:value-type="float" office:value="10.5">
                <text:p>10.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6">
                <text:p>44066</text:p>
              </table:table-cell>
              <table:table-cell office:value-type="float" office:value="13.25">
                <text:p>13.2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/>
              <table:table-cell office:value-type="float" office:value="44065">
                <text:p>44065</text:p>
              </table:table-cell>
              <table:table-cell office:value-type="float" office:value="13.25">
                <text:p>13.25</text:p>
              </table:table-cell>
              <table:table-cell office:value-type="float" office:value="11.25">
                <text:p>11.25</text:p>
              </table:table-cell>
              <table:table-cell office:value-type="float" office:value="-8">
                <text:p>-8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/>
              <table:table-cell office:value-type="float" office:value="44064">
                <text:p>44064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1">
                <text:p>11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/>
              <table:table-cell office:value-type="float" office:value="44063">
                <text:p>44063</text:p>
              </table:table-cell>
              <table:table-cell office:value-type="float" office:value="11.9375">
                <text:p>11.93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62">
                <text:p>44062</text:p>
              </table:table-cell>
              <table:table-cell office:value-type="float" office:value="10.5">
                <text:p>10.5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61">
                <text:p>44061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60">
                <text:p>44060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59">
                <text:p>44059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58">
                <text:p>44058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/>
              <table:table-cell office:value-type="float" office:value="44057">
                <text:p>44057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/>
              <table:table-cell office:value-type="float" office:value="44056">
                <text:p>44056</text:p>
              </table:table-cell>
              <table:table-cell office:value-type="float" office:value="12.5833333333333">
                <text:p>12.5833333333333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/>
              <table:table-cell office:value-type="float" office:value="44055">
                <text:p>44055</text:p>
              </table:table-cell>
              <table:table-cell office:value-type="float" office:value="12.5833333333333">
                <text:p>12.5833333333333</text:p>
              </table:table-cell>
              <table:table-cell office:value-type="float" office:value="11.25">
                <text:p>11.25</text:p>
              </table:table-cell>
              <table:table-cell office:value-type="float" office:value="11.5">
                <text:p>11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4">
                <text:p>44054</text:p>
              </table:table-cell>
              <table:table-cell office:value-type="float" office:value="14.25">
                <text:p>14.25</text:p>
              </table:table-cell>
              <table:table-cell office:value-type="float" office:value="11.25">
                <text:p>11.25</text:p>
              </table:table-cell>
              <table:table-cell office:value-type="float" office:value="4.75">
                <text:p>4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3">
                <text:p>44053</text:p>
              </table:table-cell>
              <table:table-cell office:value-type="float" office:value="6.875">
                <text:p>6.87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2">
                <text:p>44052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2.75">
                <text:p>2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1">
                <text:p>44051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0">
                <text:p>44050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9">
                <text:p>44049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8">
                <text:p>44048</text:p>
              </table:table-cell>
              <table:table-cell office:value-type="float" office:value="9">
                <text:p>9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7">
                <text:p>44047</text:p>
              </table:table-cell>
              <table:table-cell office:value-type="float" office:value="9">
                <text:p>9</text:p>
              </table:table-cell>
              <table:table-cell office:value-type="float" office:value="11.25">
                <text:p>11.25</text:p>
              </table:table-cell>
              <table:table-cell office:value-type="float" office:value="1.625">
                <text:p>1.6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6">
                <text:p>44046</text:p>
              </table:table-cell>
              <table:table-cell office:value-type="float" office:value="12.875">
                <text:p>12.875</text:p>
              </table:table-cell>
              <table:table-cell office:value-type="float" office:value="11.25">
                <text:p>11.25</text:p>
              </table:table-cell>
              <table:table-cell office:value-type="float" office:value="8.6875">
                <text:p>8.68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5">
                <text:p>44045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7.75">
                <text:p>7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4">
                <text:p>44044</text:p>
              </table:table-cell>
              <table:table-cell office:value-type="float" office:value="10.375">
                <text:p>10.375</text:p>
              </table:table-cell>
              <table:table-cell office:value-type="float" office:value="11.25">
                <text:p>11.25</text:p>
              </table:table-cell>
              <table:table-cell office:value-type="float" office:value="8.5">
                <text:p>8.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3">
                <text:p>44043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-3.75">
                <text:p>-3.7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2">
                <text:p>44042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1">
                <text:p>44041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0.875">
                <text:p>0.87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/>
              <table:table-cell office:value-type="float" office:value="44040">
                <text:p>44040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-1.25">
                <text:p>-1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9">
                <text:p>44039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1.875">
                <text:p>1.8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8">
                <text:p>44038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7">
                <text:p>44037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6">
                <text:p>44036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10.875">
                <text:p>10.8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5">
                <text:p>44035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4">
                <text:p>44034</text:p>
              </table:table-cell>
              <table:table-cell office:value-type="float" office:value="11.5625">
                <text:p>11.5625</text:p>
              </table:table-cell>
              <table:table-cell office:value-type="float" office:value="11.25">
                <text:p>11.25</text:p>
              </table:table-cell>
              <table:table-cell office:value-type="float" office:value="8.41666666666667">
                <text:p>8.41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3">
                <text:p>44033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4.79166666666667">
                <text:p>4.791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2">
                <text:p>44032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1">
                <text:p>44031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0">
                <text:p>44030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2.5">
                <text:p>2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9">
                <text:p>44029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8.75">
                <text:p>8.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8">
                <text:p>44028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7">
                <text:p>44027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6">
                <text:p>44026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5">
                <text:p>44025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5.125">
                <text:p>5.1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4">
                <text:p>44024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6.25">
                <text:p>6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3">
                <text:p>44023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6.25">
                <text:p>6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2">
                <text:p>44022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1">
                <text:p>44021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0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9">
                <text:p>44019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10">
                <text:p>1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8">
                <text:p>44018</text:p>
              </table:table-cell>
              <table:table-cell office:value-type="float" office:value="8.55">
                <text:p>8.55</text:p>
              </table:table-cell>
              <table:table-cell office:value-type="float" office:value="11.25">
                <text:p>11.25</text:p>
              </table:table-cell>
              <table:table-cell office:value-type="float" office:value="10">
                <text:p>1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7">
                <text:p>44017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4.5">
                <text:p>4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6">
                <text:p>44016</text:p>
              </table:table-cell>
              <table:table-cell office:value-type="float" office:value="-2.125">
                <text:p>-2.125</text:p>
              </table:table-cell>
              <table:table-cell office:value-type="float" office:value="11.25">
                <text:p>11.25</text:p>
              </table:table-cell>
              <table:table-cell office:value-type="float" office:value="4.5">
                <text:p>4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3.75">
                <text:p>3.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3">
                <text:p>44013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